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20000022000001F100000376372F1A4A278AAD24.svm" manifest:media-type="image/x-svm"/>
  <manifest:file-entry manifest:full-path="Pictures/100002000000001C00000032016C8505999EE47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5" svg:font-family="OpenSymbol" style:font-charset="x-symbol"/>
    <style:font-face style:name="OpenSymbol4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" svg:font-family="OpenSymbol" style:font-adornments="Roman" style:font-pitch="variable" style:font-charset="x-symbol"/>
    <style:font-face style:name="OpenSymbol1" svg:font-family="Open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307cm" style:rel-column-width="9362*"/>
    </style:style>
    <style:style style:name="Tableau1.G" style:family="table-column">
      <style:table-column-properties style:column-width="1.307cm" style:rel-column-width="9363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middle" fo:background-color="#7bdfd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G1" style:family="table-cell">
      <style:table-cell-properties style:vertical-align="middle" fo:background-color="#7bdfd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7bdfde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11dd7e"/>
    </style:style>
    <style:style style:name="P4" style:family="paragraph" style:parent-style-name="Header">
      <style:paragraph-properties fo:text-align="start" style:justify-single-word="false"/>
      <style:text-properties officeooo:paragraph-rsid="02a56131"/>
    </style:style>
    <style:style style:name="P5" style:family="paragraph" style:parent-style-name="Header">
      <style:paragraph-properties fo:text-align="center" style:justify-single-word="false"/>
      <style:text-properties officeooo:paragraph-rsid="00ab054e"/>
    </style:style>
    <style:style style:name="P6" style:family="paragraph" style:parent-style-name="Header">
      <style:paragraph-properties fo:text-align="center" style:justify-single-word="false"/>
      <style:text-properties officeooo:paragraph-rsid="00c10aa6"/>
    </style:style>
    <style:style style:name="P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1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5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7" style:family="paragraph" style:parent-style-name="Header">
      <style:text-properties fo:font-size="14pt" style:font-size-asian="14pt" style:font-size-complex="14pt"/>
    </style:style>
    <style:style style:name="P1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9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20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2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2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2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Footer">
      <style:text-properties officeooo:rsid="00178920" officeooo:paragraph-rsid="00178920"/>
    </style:style>
    <style:style style:name="P34" style:family="paragraph" style:parent-style-name="Footer">
      <style:paragraph-properties fo:text-align="start" style:justify-single-word="false"/>
      <style:text-properties officeooo:paragraph-rsid="004138f6"/>
    </style:style>
    <style:style style:name="P35" style:family="paragraph" style:parent-style-name="Footer">
      <style:paragraph-properties fo:text-align="start" style:justify-single-word="false"/>
      <style:text-properties officeooo:paragraph-rsid="00d4df5c"/>
    </style:style>
    <style:style style:name="P36" style:family="paragraph" style:parent-style-name="Footer">
      <style:paragraph-properties fo:text-align="start" style:justify-single-word="false"/>
      <style:text-properties officeooo:paragraph-rsid="0211dd7e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4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4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5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6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6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6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70" style:family="paragraph" style:parent-style-name="Footer">
      <style:text-properties officeooo:paragraph-rsid="00c384cf"/>
    </style:style>
    <style:style style:name="P71" style:family="paragraph" style:parent-style-name="Footer">
      <style:text-properties officeooo:paragraph-rsid="030c4d7d"/>
    </style:style>
    <style:style style:name="P72" style:family="paragraph" style:parent-style-name="Footer">
      <style:text-properties officeooo:paragraph-rsid="00863005"/>
    </style:style>
    <style:style style:name="P73" style:family="paragraph" style:parent-style-name="Footer">
      <style:text-properties officeooo:paragraph-rsid="00d4df5c"/>
    </style:style>
    <style:style style:name="P74" style:family="paragraph" style:parent-style-name="Footer">
      <style:paragraph-properties fo:text-align="end" style:justify-single-word="false"/>
      <style:text-properties officeooo:paragraph-rsid="00d4df5c"/>
    </style:style>
    <style:style style:name="P75" style:family="paragraph" style:parent-style-name="Footer">
      <style:text-properties officeooo:paragraph-rsid="008d016c"/>
    </style:style>
    <style:style style:name="P76" style:family="paragraph" style:parent-style-name="Footer">
      <style:text-properties officeooo:paragraph-rsid="010f7046"/>
    </style:style>
    <style:style style:name="P77" style:family="paragraph" style:parent-style-name="Footer">
      <style:text-properties officeooo:paragraph-rsid="01120261"/>
    </style:style>
    <style:style style:name="P78" style:family="paragraph" style:parent-style-name="Footer">
      <style:text-properties officeooo:rsid="0242edd8" officeooo:paragraph-rsid="0242edd8"/>
    </style:style>
    <style:style style:name="P79" style:family="paragraph" style:parent-style-name="Footer">
      <style:text-properties officeooo:paragraph-rsid="00a59a60"/>
    </style:style>
    <style:style style:name="P80" style:family="paragraph" style:parent-style-name="Footer">
      <style:text-properties officeooo:paragraph-rsid="004274bc"/>
    </style:style>
    <style:style style:name="P81" style:family="paragraph" style:parent-style-name="Footer">
      <style:text-properties officeooo:paragraph-rsid="00d8520c"/>
    </style:style>
    <style:style style:name="P82" style:family="paragraph" style:parent-style-name="Footer">
      <style:text-properties officeooo:paragraph-rsid="002aa84d"/>
    </style:style>
    <style:style style:name="P83" style:family="paragraph" style:parent-style-name="Footer">
      <style:text-properties officeooo:rsid="001f8a2d" officeooo:paragraph-rsid="00bd36bc"/>
    </style:style>
    <style:style style:name="P84" style:family="paragraph" style:parent-style-name="Footer">
      <style:text-properties officeooo:rsid="001f8a2d" officeooo:paragraph-rsid="002b33ed"/>
    </style:style>
    <style:style style:name="P85" style:family="paragraph" style:parent-style-name="Footer">
      <style:text-properties officeooo:rsid="011350d1" officeooo:paragraph-rsid="011350d1"/>
    </style:style>
    <style:style style:name="P86" style:family="paragraph" style:parent-style-name="Footer">
      <style:text-properties officeooo:rsid="0096b4e2" officeooo:paragraph-rsid="0096b4e2"/>
    </style:style>
    <style:style style:name="P87" style:family="paragraph" style:parent-style-name="Footer">
      <style:text-properties officeooo:paragraph-rsid="0096b4e2"/>
    </style:style>
    <style:style style:name="P88" style:family="paragraph" style:parent-style-name="Footer">
      <style:text-properties officeooo:paragraph-rsid="02a682f9"/>
    </style:style>
    <style:style style:name="P89" style:family="paragraph" style:parent-style-name="Standard">
      <style:text-properties fo:font-size="6pt" style:font-size-asian="6pt" style:font-size-complex="6pt"/>
    </style:style>
    <style:style style:name="P90" style:family="paragraph" style:parent-style-name="Standard">
      <style:text-properties fo:font-size="2pt" style:font-size-asian="2pt" style:font-size-complex="2pt"/>
    </style:style>
    <style:style style:name="P9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4" style:family="paragraph" style:parent-style-name="_5f_En-tête">
      <style:text-properties officeooo:paragraph-rsid="00378113"/>
    </style:style>
    <style:style style:name="P9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96" style:family="paragraph" style:parent-style-name="Header">
      <style:paragraph-properties fo:margin-left="0cm" fo:margin-right="0cm" fo:text-indent="0cm" style:auto-text-indent="false"/>
    </style:style>
    <style:style style:name="P9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9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9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10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0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0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5" style:family="paragraph" style:parent-style-name="_5f_Header_20_G_20_page_20_paire_20__28_G_29_">
      <style:text-properties officeooo:paragraph-rsid="0334a5be"/>
    </style:style>
    <style:style style:name="P106" style:family="paragraph" style:parent-style-name="_5f_Header_20_G_20_page_20_paire_20__28_G_29_">
      <style:paragraph-properties fo:text-align="start" style:justify-single-word="false"/>
    </style:style>
    <style:style style:name="P107" style:family="paragraph" style:parent-style-name="_5f_Header_20_G_20_page_20_paire_20__28_G_29_">
      <style:text-properties officeooo:paragraph-rsid="00eb2abc"/>
    </style:style>
    <style:style style:name="P10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0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1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1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11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1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18" style:family="paragraph" style:parent-style-name="_5f_Header_20_N_20_page_20_impaire_20__28_D_29_">
      <style:paragraph-properties fo:text-align="start" style:justify-single-word="false"/>
    </style:style>
    <style:style style:name="P119" style:family="paragraph" style:parent-style-name="_5f_Header_20_N_20_page_20_impaire_20__28_D_29_">
      <style:text-properties officeooo:rsid="027aa87d" officeooo:paragraph-rsid="027aa87d"/>
    </style:style>
    <style:style style:name="P120" style:family="paragraph" style:parent-style-name="_5f_Header_20_N_20_page_20_impaire_20__28_D_29_">
      <style:text-properties officeooo:rsid="0277791e" officeooo:paragraph-rsid="0277791e"/>
    </style:style>
    <style:style style:name="P121" style:family="paragraph" style:parent-style-name="_5f_Header_20_G_20_page_20_impaire_20__28_D_29_">
      <style:text-properties officeooo:paragraph-rsid="01259ec2"/>
    </style:style>
    <style:style style:name="P122" style:family="paragraph" style:parent-style-name="_5f_Header_20_G_20_page_20_impaire_20__28_D_29_">
      <style:text-properties officeooo:paragraph-rsid="00c87b35"/>
    </style:style>
    <style:style style:name="P123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2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25" style:family="paragraph" style:parent-style-name="Standard">
      <style:paragraph-properties fo:margin-top="0cm" fo:margin-bottom="1cm" style:contextual-spacing="false"/>
    </style:style>
    <style:style style:name="P126" style:family="paragraph" style:parent-style-name="Standard">
      <style:paragraph-properties fo:margin-top="0cm" fo:margin-bottom="1cm" style:contextual-spacing="false"/>
      <style:text-properties officeooo:paragraph-rsid="001eed56"/>
    </style:style>
    <style:style style:name="P127" style:family="paragraph" style:parent-style-name="FILET_5f_POINTILLES">
      <style:paragraph-properties fo:margin-top="0cm" fo:margin-bottom="0cm" style:contextual-spacing="false" style:writing-mode="lr-tb"/>
      <style:text-properties officeooo:paragraph-rsid="0030edd8"/>
    </style:style>
    <style:style style:name="P128" style:family="paragraph" style:parent-style-name="_5f_num_5f_abcd">
      <style:paragraph-properties fo:margin-top="0cm" fo:margin-bottom="0cm" style:contextual-spacing="false" fo:text-align="center" style:justify-single-word="false">
        <style:tab-stops>
          <style:tab-stop style:position="0.499cm" style:type="right" style:leader-style="dotted" style:leader-text="."/>
          <style:tab-stop style:position="9.4cm" style:type="right" style:leader-style="dotted" style:leader-text="."/>
        </style:tab-stops>
      </style:paragraph-properties>
      <style:text-properties fo:font-size="9pt" officeooo:paragraph-rsid="00424ada" style:font-size-asian="9pt" style:font-size-complex="9pt"/>
    </style:style>
    <style:style style:name="P12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130" style:family="paragraph" style:parent-style-name="_5f_Paragraphe_20_livret_20_">
      <style:paragraph-properties fo:margin-top="0.349cm" fo:margin-bottom="0.15cm" style:contextual-spacing="false"/>
    </style:style>
    <style:style style:name="P131" style:family="paragraph" style:parent-style-name="_5f_Paragraphe_20_livret">
      <style:paragraph-properties fo:margin-top="0cm" fo:margin-bottom="0.101cm" style:contextual-spacing="false"/>
    </style:style>
    <style:style style:name="P132" style:family="paragraph" style:parent-style-name="Standard">
      <style:paragraph-properties fo:margin-top="0cm" fo:margin-bottom="0.101cm" style:contextual-spacing="false" fo:line-height="100%" fo:text-align="center" style:justify-single-word="false" fo:orphans="2" fo:widows="2"/>
      <style:text-properties fo:font-size="12pt" fo:language="fr" fo:country="FR" officeooo:paragraph-rsid="004abc77" style:letter-kerning="false" style:font-size-asian="12pt" style:language-asian="en" style:country-asian="US" style:font-size-complex="12pt" style:language-complex="ar" style:country-complex="SA"/>
    </style:style>
    <style:style style:name="P133" style:family="paragraph" style:parent-style-name="FILET_5f_POINTILLES">
      <style:text-properties officeooo:paragraph-rsid="0043445f"/>
    </style:style>
    <style:style style:name="P134" style:family="paragraph" style:parent-style-name="FILET_5f_POINTILLES">
      <style:paragraph-properties fo:margin-top="0.3cm" fo:margin-bottom="0cm" style:contextual-spacing="false"/>
      <style:text-properties officeooo:paragraph-rsid="0043445f"/>
    </style:style>
    <style:style style:name="P135" style:family="paragraph" style:parent-style-name="Standard">
      <style:paragraph-properties fo:margin-top="0.192cm" fo:margin-bottom="0cm" style:contextual-spacing="false" fo:line-height="100%" fo:text-align="center" style:justify-single-word="false" fo:orphans="2" fo:widows="2"/>
      <style:text-properties fo:font-size="12pt" fo:language="fr" fo:country="FR" officeooo:paragraph-rsid="004abc77" style:letter-kerning="false" style:font-size-asian="12pt" style:language-asian="en" style:country-asian="US" style:font-size-complex="12pt" style:language-complex="ar" style:country-complex="SA"/>
    </style:style>
    <style:style style:name="P136" style:family="paragraph" style:parent-style-name="Standard">
      <style:paragraph-properties fo:margin-top="0.192cm" fo:margin-bottom="0cm" style:contextual-spacing="false" fo:text-align="center" style:justify-single-word="false" fo:orphans="2" fo:widows="2"/>
      <style:text-properties fo:font-size="12pt" fo:language="fr" fo:country="FR" officeooo:paragraph-rsid="004abc77" style:letter-kerning="false" style:font-size-asian="12pt" style:language-asian="en" style:country-asian="US" style:font-size-complex="12pt" style:language-complex="ar" style:country-complex="SA"/>
    </style:style>
    <style:style style:name="P137" style:family="paragraph" style:parent-style-name="Standard">
      <style:paragraph-properties fo:margin-top="0.15cm" fo:margin-bottom="0.15cm" style:contextual-spacing="false"/>
      <style:text-properties officeooo:paragraph-rsid="004b2624"/>
    </style:style>
    <style:style style:name="P138" style:family="paragraph" style:parent-style-name="_5f_Paragraphe_20_livret_20_">
      <style:paragraph-properties fo:margin-top="0.15cm" fo:margin-bottom="0.15cm" style:contextual-spacing="false"/>
    </style:style>
    <style:style style:name="P139" style:family="paragraph" style:parent-style-name="Exo_5f_Num" style:list-style-name="Num_5f_Exo" style:master-page-name="">
      <loext:graphic-properties draw:fill="none"/>
      <style:paragraph-properties fo:margin-left="0cm" fo:margin-right="0cm" fo:margin-top="0.9cm" fo:margin-bottom="0.199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140" style:family="paragraph" style:parent-style-name="Exo_5f_Num">
      <style:paragraph-properties fo:margin-top="0.499cm" fo:margin-bottom="0cm" style:contextual-spacing="false"/>
    </style:style>
    <style:style style:name="P141" style:family="paragraph" style:parent-style-name="Exo_5f_Num">
      <style:paragraph-properties fo:margin-top="0.499cm" fo:margin-bottom="0cm" style:contextual-spacing="false"/>
      <style:text-properties officeooo:paragraph-rsid="004138f6"/>
    </style:style>
    <style:style style:name="P142" style:family="paragraph" style:parent-style-name="Exo_5f_Num" style:list-style-name="Num_5f_Exo">
      <style:paragraph-properties fo:margin-top="0.4cm" fo:margin-bottom="0.101cm" style:contextual-spacing="false" fo:text-align="justify" style:justify-single-word="false"/>
    </style:style>
    <style:style style:name="P143" style:family="paragraph" style:parent-style-name="Exo_5f_Num" style:list-style-name="Num_5f_Exo">
      <style:paragraph-properties fo:margin-top="0.499cm" fo:margin-bottom="0.101cm" style:contextual-spacing="false" fo:text-align="justify" style:justify-single-word="false"/>
    </style:style>
    <style:style style:name="P144" style:family="paragraph" style:parent-style-name="_5f_Footer_20_page_20_impaire_20__28_D_29_"/>
    <style:style style:name="P14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4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47" style:family="paragraph" style:parent-style-name="_5f_Footer_20_page_20_paire_20__28_G_29_"/>
    <style:style style:name="P148" style:family="paragraph" style:parent-style-name="_5f_Footer_20_page_20_paire_20__28_G_29_">
      <style:text-properties fo:font-size="9pt" style:font-size-asian="9pt" style:font-size-complex="9pt"/>
    </style:style>
    <style:style style:name="P149" style:family="paragraph" style:parent-style-name="_5f_Paragraphe_20_livret" style:list-style-name="_5f_Numérotation_20_des_20_exercices_20_livrets">
      <style:paragraph-properties>
        <style:tab-stops>
          <style:tab-stop style:position="5.5cm" style:type="right" style:leader-style="dotted" style:leader-text="."/>
        </style:tab-stops>
      </style:paragraph-properties>
      <style:text-properties officeooo:paragraph-rsid="004b3f23"/>
    </style:style>
    <style:style style:name="P150" style:family="paragraph" style:parent-style-name="_5f_Paragraphe_20_livret" style:list-style-name="_5f_Numérotation_20_des_20_exercices_20_livrets" style:master-page-name="">
      <style:paragraph-properties style:page-number="auto">
        <style:tab-stops>
          <style:tab-stop style:position="5.5cm" style:type="right" style:leader-style="dotted" style:leader-text="."/>
        </style:tab-stops>
      </style:paragraph-properties>
    </style:style>
    <style:style style:name="P151" style:family="paragraph" style:parent-style-name="_5f_Paragraphe_20_livret" style:list-style-name="liste_5f_abc">
      <style:paragraph-properties fo:margin-top="0.3cm" fo:margin-bottom="0.101cm" style:contextual-spacing="false"/>
    </style:style>
    <style:style style:name="P15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138f6"/>
    </style:style>
    <style:style style:name="P153" style:family="paragraph" style:parent-style-name="_5f_Paragraphe_20_livret_20_" style:list-style-name="liste_5f_abc">
      <style:paragraph-properties fo:margin-top="0.199cm" fo:margin-bottom="0.199cm" style:contextual-spacing="false">
        <style:tab-stops>
          <style:tab-stop style:position="1.256cm" style:type="right"/>
          <style:tab-stop style:position="1.416cm"/>
        </style:tab-stops>
      </style:paragraph-properties>
      <style:text-properties fo:color="#b3b3b3" loext:opacity="100%" fo:font-weight="normal" style:font-weight-asian="normal" style:font-weight-complex="normal"/>
    </style:style>
    <style:style style:name="P154" style:family="paragraph" style:parent-style-name="_5f_Paragraphe_20_livret_20_" style:list-style-name="liste_5f_abc">
      <style:paragraph-properties fo:margin-top="0.199cm" fo:margin-bottom="0.199cm" style:contextual-spacing="false">
        <style:tab-stops>
          <style:tab-stop style:position="0.55cm"/>
        </style:tab-stops>
      </style:paragraph-properties>
      <style:text-properties fo:color="#b3b3b3" loext:opacity="100%" fo:font-style="normal" style:font-style-asian="normal" style:font-style-complex="normal"/>
    </style:style>
    <style:style style:name="P155" style:family="paragraph" style:parent-style-name="_5f_Paragraphe_20_livret_20_" style:list-style-name="liste_5f_abc">
      <style:paragraph-properties fo:margin-top="0.199cm" fo:margin-bottom="0.199cm" style:contextual-spacing="false">
        <style:tab-stops>
          <style:tab-stop style:position="1.256cm" style:type="right"/>
          <style:tab-stop style:position="1.416cm"/>
        </style:tab-stops>
      </style:paragraph-properties>
      <style:text-properties fo:font-weight="normal" officeooo:paragraph-rsid="003c3163" style:font-weight-asian="normal" style:font-weight-complex="normal"/>
    </style:style>
    <style:style style:name="P156" style:family="paragraph" style:parent-style-name="_5f_Paragraphe_20_livret_20_" style:list-style-name="liste_5f_abc">
      <style:paragraph-properties fo:margin-top="0.199cm" fo:margin-bottom="0cm" style:contextual-spacing="false">
        <style:tab-stops>
          <style:tab-stop style:position="0.55cm"/>
        </style:tab-stops>
      </style:paragraph-properties>
      <style:text-properties fo:color="#b3b3b3" loext:opacity="100%" style:font-name="Bitstream Vera Sans2" fo:font-size="10pt" fo:font-style="normal" fo:font-weight="normal" officeooo:paragraph-rsid="003c3163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_5f_Paragraphe_20_livret_20_" style:list-style-name="liste_5f_abc">
      <style:paragraph-properties fo:margin-top="0.4cm" fo:margin-bottom="0cm" style:contextual-spacing="false">
        <style:tab-stops>
          <style:tab-stop style:position="0.55cm"/>
        </style:tab-stops>
      </style:paragraph-properties>
      <style:text-properties fo:color="#b3b3b3" loext:opacity="100%" style:font-name="Bitstream Vera Sans2" fo:font-size="10pt" fo:font-style="normal" fo:font-weight="normal" officeooo:paragraph-rsid="003c3163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_5f_Paragraphe_20_livret_20_" style:list-style-name="liste_5f_abc">
      <style:paragraph-properties fo:margin-top="0.4cm" fo:margin-bottom="0cm" style:contextual-spacing="false">
        <style:tab-stops>
          <style:tab-stop style:position="0.55cm"/>
        </style:tab-stops>
      </style:paragraph-properties>
      <style:text-properties fo:color="#b3b3b3" loext:opacity="100%" fo:font-style="normal" officeooo:paragraph-rsid="003c3163" style:font-style-asian="normal" style:font-style-complex="normal"/>
    </style:style>
    <style:style style:name="P159" style:family="paragraph" style:parent-style-name="_5f_Paragraphe_20_livret_20_réponse_20_élève" style:list-style-name="liste_5f_abc">
      <style:text-properties officeooo:paragraph-rsid="004e0e0d"/>
    </style:style>
    <style:style style:name="P160" style:family="paragraph" style:parent-style-name="_5f_Paragraphe_20_livret_20_réponse_20_élève" style:list-style-name="liste_5f_abc">
      <style:text-properties officeooo:paragraph-rsid="004f146d"/>
    </style:style>
    <style:style style:name="P161" style:family="paragraph" style:parent-style-name="_5f_Paragraphe_20_livret_20_réponse_20_élève" style:list-style-name="liste_5f_abc">
      <style:paragraph-properties>
        <style:tab-stops>
          <style:tab-stop style:position="0.808cm"/>
          <style:tab-stop style:position="9.4cm" style:type="right" style:leader-style="dotted" style:leader-text="."/>
        </style:tab-stops>
      </style:paragraph-properties>
      <style:text-properties officeooo:paragraph-rsid="004e0e0d"/>
    </style:style>
    <style:style style:name="P162" style:family="paragraph" style:parent-style-name="_5f_Paragraphe_20_livret_20_réponse_20_élève" style:list-style-name="liste_5f_abc">
      <style:paragraph-properties>
        <style:tab-stops>
          <style:tab-stop style:position="2.397cm" style:type="center"/>
          <style:tab-stop style:position="2.997cm"/>
        </style:tab-stops>
      </style:paragraph-properties>
      <style:text-properties officeooo:paragraph-rsid="004f146d"/>
    </style:style>
    <style:style style:name="P163" style:family="paragraph" style:parent-style-name="_5f_Paragraphe_20_livret_20_réponse_20_élève" style:list-style-name="_5f_Numérotation_20_des_20_exercices_20_livrets">
      <style:paragraph-properties fo:margin-top="0.199cm" fo:margin-bottom="0.199cm" style:contextual-spacing="false" fo:line-height="100%"/>
    </style:style>
    <style:style style:name="P164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officeooo:paragraph-rsid="002246a8"/>
    </style:style>
    <style:style style:name="P165" style:family="paragraph" style:parent-style-name="_5f_Paragraphe_20_livret_20_réponse_20_élève" style:list-style-name="liste_5f_abc">
      <style:paragraph-properties style:line-height-at-least="0.499cm" style:writing-mode="lr-tb"/>
      <style:text-properties officeooo:paragraph-rsid="004e0e0d"/>
    </style:style>
    <style:style style:name="P166" style:family="paragraph" style:parent-style-name="_5f_Paragraphe_20_livret_20_réponse_20_élève" style:list-style-name="liste_5f_abc">
      <style:paragraph-properties fo:margin-top="0.101cm" fo:margin-bottom="0cm" style:contextual-spacing="false">
        <style:tab-stops>
          <style:tab-stop style:position="2.397cm" style:type="center"/>
          <style:tab-stop style:position="2.905cm"/>
        </style:tab-stops>
      </style:paragraph-properties>
      <style:text-properties officeooo:paragraph-rsid="004f146d"/>
    </style:style>
    <style:style style:name="P16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68" style:family="paragraph" style:parent-style-name="_5f_Pied_20_de_20_page" style:list-style-name="">
      <style:paragraph-properties fo:text-align="end" style:justify-single-word="false"/>
    </style:style>
    <style:style style:name="P169" style:family="paragraph" style:parent-style-name="_5f_Pied_20_de_20_page">
      <style:paragraph-properties fo:text-align="end" style:justify-single-word="false"/>
    </style:style>
    <style:style style:name="P170" style:family="paragraph" style:parent-style-name="_5f_Pied_20_de_20_page" style:list-style-name=""/>
    <style:style style:name="P17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2" style:family="paragraph" style:parent-style-name="_5f_Titre_20_d_27_exercices_20_livret" style:master-page-name="_5f_Fiche_20_éditeur_20_série_20_2_20_une_20_colonne_20_impaire_20__28_G_29_">
      <style:paragraph-properties fo:margin-top="0cm" fo:margin-bottom="0cm" style:contextual-spacing="false" style:page-number="25" fo:break-before="auto" fo:break-after="auto"/>
    </style:style>
    <style:style style:name="P173" style:family="paragraph" style:parent-style-name="_5f_Titre_20_d_27_exercices_20_livret">
      <style:paragraph-properties fo:margin-top="0.499cm" fo:margin-bottom="0cm" style:contextual-spacing="false" text:number-lines="true" text:line-number="0">
        <style:tab-stops/>
      </style:paragraph-properties>
    </style:style>
    <style:style style:name="P174" style:family="paragraph" style:parent-style-name="_5f_num_5f_abcd" style:list-style-name="liste_5f_abc"/>
    <style:style style:name="P175" style:family="paragraph" style:parent-style-name="_5f_num_5f_abcd" style:list-style-name="L1">
      <style:text-properties officeooo:paragraph-rsid="0043445f"/>
    </style:style>
    <style:style style:name="P176" style:family="paragraph" style:parent-style-name="_5f_num_5f_abcd" style:list-style-name="L1">
      <style:text-properties officeooo:paragraph-rsid="00462445"/>
    </style:style>
    <style:style style:name="P177" style:family="paragraph" style:parent-style-name="_5f_num_5f_abcd" style:list-style-name="liste_5f_abc">
      <style:paragraph-properties fo:margin-top="0.199cm" fo:margin-bottom="0cm" style:contextual-spacing="false"/>
    </style:style>
    <style:style style:name="P178" style:family="paragraph" style:parent-style-name="_5f_num_5f_abcd" style:list-style-name="liste_5f_abc">
      <style:paragraph-properties fo:margin-top="0.45cm" fo:margin-bottom="0cm" style:contextual-spacing="false" fo:text-align="justify" style:justify-single-word="false"/>
    </style:style>
    <style:style style:name="P179" style:family="paragraph" style:parent-style-name="_5f_num_5f_abcd" style:list-style-name="liste_5f_abc">
      <style:paragraph-properties fo:margin-top="0.049cm" fo:margin-bottom="0cm" style:contextual-spacing="false"/>
    </style:style>
    <style:style style:name="P18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style:paragraph-properties fo:text-align="center"/>
    </style:style>
    <style:style style:name="P1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83" style:family="paragraph">
      <loext:graphic-properties draw:fill="solid" draw:fill-color="#d7e12c"/>
    </style:style>
    <style:style style:name="P18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solid" draw:fill-color="#d62e4e"/>
    </style:style>
    <style:style style:name="P18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solid" draw:fill-color="#7fb241"/>
    </style:style>
    <style:style style:name="P191" style:family="paragraph">
      <loext:graphic-properties draw:fill="solid" draw:fill-color="#1ca2b8"/>
    </style:style>
    <style:style style:name="P192" style:family="paragraph">
      <loext:graphic-properties draw:fill="solid" draw:fill-color="#ffff00" draw:opacity="92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style:paragraph-properties fo:margin-left="0cm" fo:margin-right="0cm" fo:margin-top="0cm" fo:margin-bottom="0cm" fo:line-height="100%" fo:text-indent="0cm"/>
    </style:style>
    <style:style style:name="P1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9" style:family="paragraph">
      <loext:graphic-properties draw:fill="none"/>
      <style:paragraph-properties fo:text-align="center"/>
    </style:style>
    <style:style style:name="P200" style:family="paragraph">
      <loext:graphic-properties draw:fill="hatch" draw:fill-color="#00b8ff" draw:fill-hatch-name="Red_20_Crossed_20_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T3" style:family="text">
      <style:text-properties fo:font-variant="small-caps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officeooo:rsid="002fd016"/>
    </style:style>
    <style:style style:name="T79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2fd016" style:font-size-asian="16pt" style:font-style-asian="normal" style:font-size-complex="16pt" style:font-style-complex="normal"/>
    </style:style>
    <style:style style:name="T80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4138f6" style:font-size-asian="16pt" style:font-style-asian="normal" style:font-size-complex="16pt" style:font-style-complex="normal"/>
    </style:style>
    <style:style style:name="T8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8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83" style:family="text">
      <style:text-properties fo:font-variant="normal" fo:text-transform="none" fo:font-weight="normal" style:font-name-asian="OpenSymbol2" style:font-weight-asian="normal" style:font-name-complex="OpenSymbol2" style:font-weight-complex="normal"/>
    </style:style>
    <style:style style:name="T84" style:family="text">
      <style:text-properties fo:font-variant="normal" fo:text-transform="none" style:use-window-font-color="true" loext:opacity="0%" style:font-name="Bitstream Vera Sans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85" style:family="text">
      <style:text-properties fo:font-variant="normal" fo:text-transform="none" style:use-window-font-color="true" loext:opacity="0%" style:font-name="OpenSymbol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86" style:family="text">
      <style:text-properties officeooo:rsid="0019fee0"/>
    </style:style>
    <style:style style:name="T87" style:family="text">
      <style:text-properties officeooo:rsid="0315af39"/>
    </style:style>
    <style:style style:name="T8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5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5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5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5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5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5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5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5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61" style:family="text">
      <style:text-properties officeooo:rsid="0334a5be"/>
    </style:style>
    <style:style style:name="T16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style:text-position="0% 100%" style:font-name-asian="OpenSymbol2" style:font-style-asian="normal" style:font-name-complex="OpenSymbol2" style:font-style-complex="normal"/>
    </style:style>
    <style:style style:name="T164" style:family="text">
      <style:text-properties style:text-position="0% 100%" style:font-name="OpenSymbol1" fo:font-size="9pt" officeooo:rsid="005c4ae9" style:font-name-asian="OpenSymbol2" style:font-size-asian="9pt" style:font-name-complex="OpenSymbol2" style:font-size-complex="9pt"/>
    </style:style>
    <style:style style:name="T165" style:family="text">
      <style:text-properties officeooo:rsid="0160d7ef"/>
    </style:style>
    <style:style style:name="T166" style:family="text">
      <style:text-properties officeooo:rsid="0072f07f"/>
    </style:style>
    <style:style style:name="T167" style:family="text">
      <style:text-properties officeooo:rsid="0268e0aa"/>
    </style:style>
    <style:style style:name="T168" style:family="text">
      <style:text-properties officeooo:rsid="026ec296"/>
    </style:style>
    <style:style style:name="T169" style:family="text">
      <style:text-properties officeooo:rsid="0272f9e5"/>
    </style:style>
    <style:style style:name="T170" style:family="text">
      <style:text-properties officeooo:rsid="02757f12"/>
    </style:style>
    <style:style style:name="T171" style:family="text">
      <style:text-properties officeooo:rsid="02735980"/>
    </style:style>
    <style:style style:name="T172" style:family="text">
      <style:text-properties officeooo:rsid="01b6dc57"/>
    </style:style>
    <style:style style:name="T173" style:family="text">
      <style:text-properties officeooo:rsid="00b5d2d1"/>
    </style:style>
    <style:style style:name="T174" style:family="text">
      <style:text-properties officeooo:rsid="015f088a"/>
    </style:style>
    <style:style style:name="T175" style:family="text">
      <style:text-properties officeooo:rsid="01f8729d"/>
    </style:style>
    <style:style style:name="T176" style:family="text">
      <style:text-properties officeooo:rsid="010c4d3a"/>
    </style:style>
    <style:style style:name="T177" style:family="text">
      <style:text-properties fo:font-size="16pt" style:font-size-asian="16pt" style:font-size-complex="16pt"/>
    </style:style>
    <style:style style:name="T178" style:family="text">
      <style:text-properties officeooo:rsid="00b6801f"/>
    </style:style>
    <style:style style:name="T179" style:family="text">
      <style:text-properties officeooo:rsid="014407b5"/>
    </style:style>
    <style:style style:name="T180" style:family="text">
      <style:text-properties officeooo:rsid="008d016c"/>
    </style:style>
    <style:style style:name="T181" style:family="text">
      <style:text-properties officeooo:rsid="009e3fdd"/>
    </style:style>
    <style:style style:name="T182" style:family="text">
      <style:text-properties officeooo:rsid="00a4cf55"/>
    </style:style>
    <style:style style:name="T183" style:family="text">
      <style:text-properties officeooo:rsid="005a3fa8"/>
    </style:style>
    <style:style style:name="T184" style:family="text">
      <style:text-properties officeooo:rsid="00415f3a"/>
    </style:style>
    <style:style style:name="T185" style:family="text">
      <style:text-properties officeooo:rsid="00386ebd"/>
    </style:style>
    <style:style style:name="T186" style:family="text">
      <style:text-properties officeooo:rsid="00a59a60"/>
    </style:style>
    <style:style style:name="T187" style:family="text">
      <style:text-properties officeooo:rsid="01fe03f2"/>
    </style:style>
    <style:style style:name="T188" style:family="text">
      <style:text-properties officeooo:rsid="0096b4e2"/>
    </style:style>
    <style:style style:name="T189" style:family="text">
      <style:text-properties officeooo:rsid="0032e83a"/>
    </style:style>
    <style:style style:name="T190" style:family="text">
      <style:text-properties officeooo:rsid="002b33ed"/>
    </style:style>
    <style:style style:name="T191" style:family="text">
      <style:text-properties officeooo:rsid="00a59037"/>
    </style:style>
    <style:style style:name="T192" style:family="text">
      <style:text-properties officeooo:rsid="001eed56"/>
    </style:style>
    <style:style style:name="T193" style:family="text">
      <style:text-properties style:font-name="Bitstream Vera Sans2" fo:font-size="10pt" fo:font-weight="normal" style:font-size-asian="10pt" style:font-weight-asian="normal" style:font-size-complex="10pt" style:font-weight-complex="normal"/>
    </style:style>
    <style:style style:name="T194" style:family="text">
      <style:text-properties fo:color="#b3b3b3" loext:opacity="100%"/>
    </style:style>
    <style:style style:name="T195" style:family="text">
      <style:text-properties fo:color="#b3b3b3" loext:opacity="100%" style:font-name="Bitstream Vera Sans1" fo:font-size="10pt" style:font-size-asian="10pt" style:font-size-complex="10pt"/>
    </style:style>
    <style:style style:name="T196" style:family="text">
      <style:text-properties fo:color="#b3b3b3" loext:opacity="100%" style:font-name="Bitstream Vera Sans1" fo:font-size="10pt" fo:font-weight="normal" style:font-size-asian="10pt" style:font-weight-asian="normal" style:font-size-complex="10pt" style:font-weight-complex="normal"/>
    </style:style>
    <style:style style:name="T197" style:family="text">
      <style:text-properties fo:color="#b3b3b3" loext:opacity="100%" style:font-name="Times New Roman" fo:font-size="11pt" fo:font-style="italic" style:font-size-asian="11pt" style:font-style-asian="italic" style:font-size-complex="11pt" style:font-style-complex="italic"/>
    </style:style>
    <style:style style:name="T198" style:family="text">
      <style:text-properties fo:color="#b3b3b3" loext:opacity="100%"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99" style:family="text">
      <style:text-properties fo:color="#b3b3b3" loext:opacity="100%" style:font-name="Bitstream Vera Sans" fo:font-size="10pt" officeooo:rsid="004e0e0d"/>
    </style:style>
    <style:style style:name="T200" style:family="text">
      <style:text-properties style:font-name="OpenSymbol2" fo:font-size="10pt" fo:font-weight="normal" officeooo:rsid="003c3163" style:font-name-asian="OpenSymbol2" style:font-size-asian="10pt" style:font-weight-asian="normal" style:font-name-complex="OpenSymbol2" style:font-size-complex="10pt" style:font-weight-complex="normal"/>
    </style:style>
    <style:style style:name="T201" style:family="text">
      <style:text-properties style:font-name="OpenSymbol2" fo:font-size="12pt" style:font-size-asian="12pt" style:font-size-complex="12pt"/>
    </style:style>
    <style:style style:name="T202" style:family="text">
      <style:text-properties style:font-name="OpenSymbol2" style:font-name-asian="OpenSymbol2" style:font-name-complex="OpenSymbol2"/>
    </style:style>
    <style:style style:name="T203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204" style:family="text">
      <style:text-properties style:use-window-font-color="true" loext:opacity="0%" style:text-position="0% 100%" fo:font-style="normal" fo:font-weight="normal" officeooo:rsid="004b3f23" style:font-name-asian="OpenSymbol2" style:font-size-asian="10pt" style:font-style-asian="normal" style:font-weight-asian="normal" style:font-name-complex="OpenSymbol2" style:font-style-complex="normal"/>
    </style:style>
    <style:style style:name="T205" style:family="text">
      <style:text-properties style:use-window-font-color="true" loext:opacity="0%" style:text-position="0% 100%" style:font-name="Bitstream Vera Sans" fo:font-size="10pt" fo:font-style="normal" fo:font-weight="normal" officeooo:rsid="004b3f23" fo:background-color="#ffff00" loext:char-shading-value="0" style:font-name-asian="OpenSymbol2" style:font-size-asian="10pt" style:font-style-asian="normal" style:font-weight-asian="normal" style:font-name-complex="OpenSymbol2" style:font-style-complex="normal"/>
    </style:style>
    <style:style style:name="T206" style:family="text">
      <style:text-properties style:use-window-font-color="true" loext:opacity="0%" officeooo:rsid="004e0e0d"/>
    </style:style>
    <style:style style:name="T207" style:family="text">
      <style:text-properties style:use-window-font-color="true" loext:opacity="0%" officeooo:rsid="004e0e0d" style:font-size-asian="10pt" style:font-size-complex="10pt"/>
    </style:style>
    <style:style style:name="T208" style:family="text">
      <style:text-properties style:use-window-font-color="true" loext:opacity="0%" officeooo:rsid="004f146d" style:font-size-asian="10pt" style:font-size-complex="10pt"/>
    </style:style>
    <style:style style:name="T209" style:family="text">
      <style:text-properties style:use-window-font-color="true" loext:opacity="0%" officeooo:rsid="004f146d"/>
    </style:style>
    <style:style style:name="T210" style:family="text">
      <style:text-properties style:use-window-font-color="true" loext:opacity="0%" fo:font-style="normal" style:text-underline-style="none" officeooo:rsid="004f146d" style:font-name-asian="OpenSymbol" style:font-size-asian="10pt" style:font-style-asian="normal" style:font-name-complex="OpenSymbol" style:font-size-complex="10pt" style:font-style-complex="normal"/>
    </style:style>
    <style:style style:name="T211" style:family="text">
      <style:text-properties style:use-window-font-color="true" loext:opacity="0%" fo:font-style="normal" style:text-underline-style="none" officeooo:rsid="004f146d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12" style:family="text">
      <style:text-properties style:use-window-font-color="true" loext:opacity="0%" style:font-name="Bitstream Vera Sans1" fo:font-size="10pt" officeooo:rsid="004f146d" style:font-size-asian="10pt" style:font-size-complex="10pt"/>
    </style:style>
    <style:style style:name="T213" style:family="text">
      <style:text-properties style:use-window-font-color="true" loext:opacity="0%" style:font-name="Bitstream Vera Sans1" fo:font-size="10pt" fo:font-weight="normal" officeooo:rsid="004f146d" style:font-size-asian="10pt" style:font-weight-asian="normal" style:font-size-complex="10pt" style:font-weight-complex="normal"/>
    </style:style>
    <style:style style:name="T214" style:family="text">
      <style:text-properties style:use-window-font-color="true" loext:opacity="0%" style:font-name="Bitstream Vera Sans1" fo:font-size="10pt" fo:font-weight="normal" officeooo:rsid="004f146d" fo:background-color="#ffff00" loext:char-shading-value="0" style:font-size-asian="10pt" style:font-weight-asian="normal" style:font-size-complex="10pt" style:font-weight-complex="normal"/>
    </style:style>
    <style:style style:name="T215" style:family="text">
      <style:text-properties officeooo:rsid="00206cf4"/>
    </style:style>
    <style:style style:name="T216" style:family="text">
      <style:text-properties style:font-name="Bitstream Vera Sans1" fo:font-size="10pt" style:font-size-asian="10pt" style:font-size-complex="10pt"/>
    </style:style>
    <style:style style:name="T217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218" style:family="text">
      <style:text-properties officeooo:rsid="00261aef"/>
    </style:style>
    <style:style style:name="T219" style:family="text">
      <style:text-properties fo:color="#000000" loext:opacity="100%" style:font-name="OpenSymbol" fo:font-size="12pt" fo:font-style="normal" style:text-underline-style="none" style:font-name-asian="OpenSymbol" style:font-size-asian="12pt" style:font-style-asian="normal" style:font-name-complex="OpenSymbol" style:font-size-complex="12pt" style:font-style-complex="normal"/>
    </style:style>
    <style:style style:name="T220" style:family="text">
      <style:text-properties fo:color="#000000" loext:opacity="100%"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21" style:family="text">
      <style:text-properties fo:color="#000000" loext:opacity="100%" style:font-name="Bitstream Vera Sans" fo:font-size="10pt" officeooo:rsid="0043445f"/>
    </style:style>
    <style:style style:name="T222" style:family="text">
      <style:text-properties style:font-name="OpenSymbol" fo:font-size="12pt" fo:font-style="normal" style:text-underline-style="none" style:font-name-asian="OpenSymbol" style:font-size-asian="12pt" style:font-style-asian="normal" style:font-name-complex="OpenSymbol" style:font-size-complex="12pt" style:font-style-complex="normal"/>
    </style:style>
    <style:style style:name="T223" style:family="text">
      <style:text-properties fo:font-weight="normal" style:font-weight-asian="normal" style:font-weight-complex="normal"/>
    </style:style>
    <style:style style:name="T224" style:family="text">
      <style:text-properties fo:font-size="10pt" fo:font-weight="normal" style:font-size-asian="10pt" style:font-weight-asian="normal" style:font-size-complex="10pt" style:font-weight-complex="normal"/>
    </style:style>
    <style:style style:name="T225" style:family="text">
      <style:text-properties fo:font-size="10pt" fo:font-weight="normal" officeooo:rsid="003c3163" style:font-size-asian="10pt" style:font-weight-asian="normal" style:font-size-complex="10pt" style:font-weight-complex="normal"/>
    </style:style>
    <style:style style:name="T226" style:family="text">
      <style:text-properties fo:letter-spacing="normal" fo:font-weight="normal" officeooo:rsid="003d2965" style:font-weight-asian="normal" style:font-weight-complex="normal"/>
    </style:style>
    <style:style style:name="T227" style:family="text">
      <style:text-properties fo:letter-spacing="normal" fo:font-weight="normal" officeooo:rsid="003c3163" style:font-weight-asian="normal" style:font-weight-complex="normal"/>
    </style:style>
    <style:style style:name="T228" style:family="text">
      <style:text-properties fo:letter-spacing="normal" fo:font-weight="normal" officeooo:rsid="00452ab1" style:font-weight-asian="normal" style:font-weight-complex="normal"/>
    </style:style>
    <style:style style:name="T229" style:family="text">
      <style:text-properties fo:letter-spacing="-0.004cm"/>
    </style:style>
    <style:style style:name="T230" style:family="text">
      <style:text-properties fo:letter-spacing="-0.004cm" officeooo:rsid="00452ab1"/>
    </style:style>
    <style:style style:name="T231" style:family="text"/>
    <style:style style:name="T23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3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390*" fo:start-indent="0cm" fo:end-indent="0.15cm"/>
          <style:column style:rel-width="279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opacity="92%" draw:textarea-horizontal-align="justify" draw:textarea-vertical-align="middle" draw:auto-grow-height="false" fo:min-height="3.249cm" fo:min-width="2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4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215cm" fo:padding-top="0.125cm" fo:padding-bottom="0.125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15cm" fo:padding-top="0.125cm" fo:padding-bottom="0.125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109cm" fo:padding-top="0.125cm" fo:padding-bottom="0.125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3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hatch" draw:fill-color="#00b8ff" draw:fill-hatch-name="Red_20_Crossed_20_45_20_Degrees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hatch" draw:fill-color="#00b8ff" draw:fill-hatch-name="Red_20_Crossed_20_45_20_Degrees" draw:textarea-horizontal-align="center" draw:textarea-vertical-align="middle" draw:auto-grow-height="true" fo:min-height="0cm" fo:min-width="0cm" fo:padding-top="0.009cm" fo:padding-bottom="0.009cm" fo:padding-left="0.009cm" fo:padding-right="0.009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92417763" text:style-name="Num_5f_Exo">
        <text:list-item>
          <text:h text:style-name="P172" text:outline-level="1"><text:span text:style-name="Bold_5f_niv1"><text:span text:style-name="T223"> </text:span></text:span><text:span text:style-name="Bold_5f_niv1"><text:span text:style-name="T78">À</text:span></text:span><text:span text:style-name="Bold_5f_niv1"> partir de représentation</text:span><text:span text:style-name="Bold_5f_niv1"><text:span text:style-name="T218">s</text:span></text:span></text:h>
        </text:list-item>
      </text:list>
      <text:list xml:id="list277816152" text:style-name="liste_5f_abc">
        <text:list-item>
          <text:list>
            <text:list-item>
              <text:p text:style-name="P174">Hachure une surface représentant <draw:frame draw:style-name="fr5" draw:name="Objet49" text:anchor-type="as-char" svg:width="0.293cm" svg:height="0.87cm" draw:z-index="375"><draw:object xlink:href="./Object 2" xlink:type="simple" xlink:show="embed" xlink:actuate="onLoad"/><draw:image xlink:href="./ObjectReplacements/Object 2" xlink:type="simple" xlink:show="embed" xlink:actuate="onLoad"/><svg:desc>formule</svg:desc></draw:frame><text:s/>de l’aire du rectangle <text:span text:style-name="T218">unité.</text:span></text:p>
            </text:list-item>
          </text:list>
        </text:list-item>
      </text:list>
      <text:p text:style-name="P125"><draw:g text:anchor-type="paragraph" draw:z-index="0" draw:name="Forme5" draw:style-name="gr18"><draw:rect draw:style-name="gr33" draw:text-style-name="P200" svg:width="2.504cm" svg:height="1.304cm" svg:x="1.724cm" svg:y="0.123cm"><text:p/></draw:rect><draw:line draw:style-name="gr34" draw:text-style-name="P201" svg:x1="1.712cm" svg:y1="0.764cm" svg:x2="4.224cm" svg:y2="0.764cm"><text:p/></draw:line><draw:line draw:style-name="gr34" draw:text-style-name="P201" svg:x1="2.965cm" svg:y1="0.112cm" svg:x2="2.965cm" svg:y2="1.41cm"><text:p/></draw:line><draw:rect draw:style-name="gr35" draw:text-style-name="P202" svg:width="2.5cm" svg:height="1.304cm" svg:x="4.724cm" svg:y="0.123cm"><text:p/></draw:rect><draw:line draw:style-name="gr34" draw:text-style-name="P201" svg:x1="4.713cm" svg:y1="0.764cm" svg:x2="7.223cm" svg:y2="0.764cm"><text:p/></draw:line><draw:line draw:style-name="gr34" draw:text-style-name="P201" svg:x1="5.963cm" svg:y1="0.112cm" svg:x2="5.963cm" svg:y2="1.41cm"><text:p/></draw:line><draw:custom-shape draw:style-name="gr36" draw:text-style-name="P200" svg:width="1.239cm" svg:height="0.643cm" svg:x="4.724cm" svg:y="0.123cm"><text:p/><draw:enhanced-geometry svg:viewBox="0 0 21600 21600" draw:type="rectangle" draw:enhanced-path="M 0 0 L 21600 0 21600 21600 0 21600 0 0 Z N"/></draw:custom-shape></draw:g></text:p>
      <text:list xml:id="list150455414774282" text:continue-numbering="true" text:style-name="liste_5f_abc">
        <text:list-item>
          <text:list>
            <text:list-item>
              <text:p text:style-name="P174">Place le point d’abscisse <draw:frame draw:style-name="fr5" draw:name="Objet50" text:anchor-type="as-char" svg:width="0.293cm" svg:height="0.87cm" draw:z-index="376"><draw:object xlink:href="./Object 3" xlink:type="simple" xlink:show="embed" xlink:actuate="onLoad"/><draw:image xlink:href="./ObjectReplacements/Object 3" xlink:type="simple" xlink:show="embed" xlink:actuate="onLoad"/><svg:desc>formule</svg:desc></draw:frame><text:s/>sur la demi-droite graduée suivante.</text:p>
            </text:list-item>
          </text:list>
        </text:list-item>
      </text:list>
      <text:p text:style-name="P126"><draw:g text:anchor-type="paragraph" draw:z-index="1" draw:name="Forme6" draw:style-name="gr18"><draw:frame draw:style-name="gr24" draw:text-style-name="P197" svg:width="0.288cm" svg:height="0.452cm" svg:x="0cm" svg:y="0.459cm"><draw:text-box><text:p text:style-name="P196"><text:span text:style-name="T234">0</text:span></text:p></draw:text-box></draw:frame><draw:line draw:style-name="gr25" draw:text-style-name="P198" svg:x1="0.126cm" svg:y1="0.254cm" svg:x2="9.066cm" svg:y2="0.254cm"><text:p/></draw:line><draw:line draw:style-name="gr26" draw:text-style-name="P198" svg:x1="0.122cm" svg:y1="0.1cm" svg:x2="0.122cm" svg:y2="0.399cm"><text:p/></draw:line><draw:line draw:style-name="gr27" draw:text-style-name="P198" svg:x1="1.954cm" svg:y1="0.1cm" svg:x2="1.954cm" svg:y2="0.399cm"><text:p/></draw:line><draw:line draw:style-name="gr28" draw:text-style-name="P198" svg:x1="3.778cm" svg:y1="0.1cm" svg:x2="3.778cm" svg:y2="0.399cm"><text:p/></draw:line><draw:line draw:style-name="gr29" draw:text-style-name="P198" svg:x1="5.606cm" svg:y1="0.1cm" svg:x2="5.606cm" svg:y2="0.399cm"><text:p/></draw:line><draw:line draw:style-name="gr30" draw:text-style-name="P198" svg:x1="7.431cm" svg:y1="0.1cm" svg:x2="7.431cm" svg:y2="0.399cm"><text:p/></draw:line><draw:frame draw:style-name="gr31" draw:text-style-name="P197" svg:width="0.29cm" svg:height="0.452cm" svg:x="7.306cm" svg:y="0.461cm"><draw:text-box><text:p text:style-name="P196"><text:span text:style-name="T234">2</text:span></text:p></draw:text-box></draw:frame><draw:frame draw:style-name="gr32" draw:text-style-name="P199" svg:width="0.496cm" svg:height="0.886cm" svg:x="5.359cm" svg:y="0.408cm"><draw:image xlink:href="Pictures/20000022000001F100000376372F1A4A278AAD24.svm" xlink:type="simple" xlink:show="embed" xlink:actuate="onLoad" draw:mime-type="image/x-svm"><text:p/></draw:image><draw:image xlink:href="Pictures/100002000000001C00000032016C8505999EE477.png" xlink:type="simple" xlink:show="embed" xlink:actuate="onLoad" draw:mime-type="image/png"/></draw:frame></draw:g></text:p>
      <text:list xml:id="list150456071506485" text:continue-numbering="true" text:style-name="liste_5f_abc">
        <text:list-item>
          <text:list>
            <text:list-item>
              <text:p text:style-name="P177">Écris ces nombres sous la forme :</text:p>
            </text:list-item>
          </text:list>
        </text:list-item>
      </text:list>
      <text:p text:style-name="P131">un nombre entier <text:span text:style-name="T202"></text:span> une fraction inférieure à 1.</text:p>
      <text:section text:style-name="Sect1" text:name="Section7">
        <text:list xml:id="list650565106" text:style-name="_5f_Numérotation_20_des_20_exercices_20_livrets">
          <text:list-item>
            <text:list>
              <text:list-item>
                <text:list>
                  <text:list-item>
                    <text:p text:style-name="P163"><text:span text:style-name="_5f_pointillés_20_gris"><draw:frame draw:style-name="fr6" draw:name="1" text:anchor-type="as-char" svg:width="2.963cm" svg:height="0.87cm" draw:z-index="37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      </text:list-item>
                  <text:list-item>
                    <text:p text:style-name="P164"><text:span text:style-name="_5f_pointillés_20_gris"><draw:frame draw:style-name="fr6" draw:name="Objet1" text:anchor-type="as-char" svg:width="4.267cm" svg:height="0.87cm" draw:z-index="37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      </text:list-item>
                </text:list>
              </text:list-item>
            </text:list>
          </text:list-item>
        </text:list>
      </text:section>
      <text:list xml:id="list150455254997067" text:continue-list="list650565106" text:style-name="Num_5f_Exo">
        <text:list-item>
          <text:h text:style-name="P139" text:outline-level="1"><text:span text:style-name="T217"> </text:span><text:span text:style-name="_5f_Numéros_20_second_20_de_20_s_27_entraîner_20_et_20_approfondir"><text:span text:style-name="T224">Voici six multiples de 13.</text:span></text:span></text:h>
        </text:list-item>
      </text:list>
      <table:table table:name="Tableau1" table:style-name="Tableau1">
        <table:table-column table:style-name="Tableau1.A" table:number-columns-repeated="6"/>
        <table:table-column table:style-name="Tableau1.G"/>
        <table:table-row table:style-name="TableLine1900289318784">
          <table:table-cell table:style-name="Tableau1.A1" office:value-type="string">
            <text:p text:style-name="P128"><text:span text:style-name="_5f_Symbole"><text:span text:style-name="T164">×</text:span></text:span></text:p>
          </table:table-cell>
          <table:table-cell table:style-name="Tableau1.B1" office:value-type="string">
            <text:p text:style-name="P129">1</text:p>
          </table:table-cell>
          <table:table-cell table:style-name="Tableau1.B1" office:value-type="string">
            <text:p text:style-name="P129">2</text:p>
          </table:table-cell>
          <table:table-cell table:style-name="Tableau1.B1" office:value-type="string">
            <text:p text:style-name="P129">3</text:p>
          </table:table-cell>
          <table:table-cell table:style-name="Tableau1.B1" office:value-type="string">
            <text:p text:style-name="P129">4</text:p>
          </table:table-cell>
          <table:table-cell table:style-name="Tableau1.B1" office:value-type="string">
            <text:p text:style-name="P129">5</text:p>
          </table:table-cell>
          <table:table-cell table:style-name="Tableau1.G1" office:value-type="string">
            <text:p text:style-name="P129">6</text:p>
          </table:table-cell>
        </table:table-row>
        <table:table-row table:style-name="TableLine1900289360944">
          <table:table-cell table:style-name="Tableau1.A2" office:value-type="string">
            <text:p text:style-name="P129">13</text:p>
          </table:table-cell>
          <table:table-cell table:style-name="Tableau1.F2" office:value-type="string">
            <text:p text:style-name="P129">13</text:p>
          </table:table-cell>
          <table:table-cell table:style-name="Tableau1.F2" office:value-type="string">
            <text:p text:style-name="P129">26</text:p>
          </table:table-cell>
          <table:table-cell table:style-name="Tableau1.F2" office:value-type="string">
            <text:p text:style-name="P129">39</text:p>
          </table:table-cell>
          <table:table-cell table:style-name="Tableau1.E2" office:value-type="float" office:value="52">
            <text:p text:style-name="P129">52</text:p>
          </table:table-cell>
          <table:table-cell table:style-name="Tableau1.F2" office:value-type="string">
            <text:p text:style-name="P129">65</text:p>
          </table:table-cell>
          <table:table-cell table:style-name="Tableau1.G2" office:value-type="string">
            <text:p text:style-name="P129">78</text:p>
          </table:table-cell>
        </table:table-row>
      </table:table>
      <text:list xml:id="list150454671138838" text:continue-list="list150456071506485" text:style-name="liste_5f_abc">
        <text:list-item text:start-value="1">
          <text:p text:style-name="P152"><text:span text:style-name="_5f_Numéros_20_second_20_de_20_s_27_entraîner_20_et_20_approfondir"><text:span text:style-name="T225">Écris chaque fraction sous la forme :</text:span></text:span></text:p>
        </text:list-item>
      </text:list>
      <text:p text:style-name="P131"><text:span text:style-name="_5f_Numéros_20_second_20_de_20_s_27_entraîner_20_et_20_approfondir"><text:span text:style-name="T225">un nombre entier </text:span></text:span><text:span text:style-name="_5f_Numéros_20_second_20_de_20_s_27_entraîner_20_et_20_approfondir"><text:span text:style-name="T200"></text:span></text:span><text:span text:style-name="_5f_Numéros_20_second_20_de_20_s_27_entraîner_20_et_20_approfondir"><text:span text:style-name="T225"> une fraction inférieure à 1.</text:span></text:span></text:p>
      <text:p text:style-name="P133"><text:span text:style-name="_5f_pointillés_20_gris"><text:span text:style-name="T223"><draw:frame draw:style-name="fr6" draw:name="Objet22" text:anchor-type="as-char" svg:width="3.808cm" svg:height="0.87cm" draw:z-index="347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<text:p text:style-name="P134"><text:span text:style-name="_5f_pointillés_20_gris"><text:span text:style-name="T223"><draw:frame draw:style-name="fr6" draw:name="Objet2" text:anchor-type="as-char" svg:width="3.808cm" svg:height="0.87cm" draw:z-index="34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<text:p text:style-name="P134"><text:span text:style-name="_5f_pointillés_20_gris"><draw:frame draw:style-name="fr6" draw:name="Objet5" text:anchor-type="as-char" svg:width="2.009cm" svg:height="0.87cm" draw:z-index="34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134"><text:span text:style-name="_5f_pointillés_20_gris"><text:span text:style-name="T223"><draw:frame draw:style-name="fr6" draw:name="Objet7" text:anchor-type="as-char" svg:width="3.806cm" svg:height="0.87cm" draw:z-index="35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p>
      <text:p text:style-name="P134"><text:span text:style-name="_5f_pointillés_20_gris"><draw:frame draw:style-name="fr6" draw:name="Objet8" text:anchor-type="as-char" svg:width="3.806cm" svg:height="0.87cm" draw:z-index="35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list xml:id="list150455550335091" text:continue-numbering="true" text:style-name="liste_5f_abc">
        <text:list-item>
          <text:p text:style-name="P178"><text:span text:style-name="_5f_BVS"><text:span text:style-name="T226">Encadre</text:span></text:span><text:span text:style-name="_5f_BVS"><text:span text:style-name="T227"> chaque fraction par deux entiers consé</text:span></text:span><text:span text:style-name="_5f_BVS"><text:span text:style-name="T228">­</text:span></text:span><text:span text:style-name="_5f_BVS"><text:span text:style-name="T227">cutifs.</text:span></text:span></text:p>
        </text:list-item>
      </text:list>
      <text:p text:style-name="P132"><text:span text:style-name="_5f_Correction_5f_surligné"><draw:frame draw:style-name="fr6" draw:name="Objet11" text:anchor-type="as-char" svg:width="2.101cm" svg:height="0.87cm" draw:z-index="352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135"><text:span text:style-name="_5f_Correction_5f_surligné"><draw:frame draw:style-name="fr6" draw:name="Objet12" text:anchor-type="as-char" svg:width="2.101cm" svg:height="0.87cm" draw:z-index="353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135"><text:span text:style-name="_5f_Correction_5f_surligné"><draw:frame draw:style-name="fr6" draw:name="Objet13" text:anchor-type="as-char" svg:width="2.099cm" svg:height="0.87cm" draw:z-index="354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135"><text:span text:style-name="_5f_Correction_5f_surligné"><draw:frame draw:style-name="fr6" draw:name="Objet14" text:anchor-type="as-char" svg:width="2.099cm" svg:height="0.87cm" draw:z-index="355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136"><text:span text:style-name="_5f_pointillés_20_gris"><text:span text:style-name="T2"><draw:frame draw:style-name="fr6" draw:name="Objet10" text:anchor-type="as-char" svg:width="2.099cm" svg:height="0.87cm" draw:z-index="35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<text:list xml:id="list150455545519085" text:continue-list="list3392417763" text:style-name="Num_5f_Exo">
        <text:list-item text:start-value="3">
          <text:h text:style-name="P173" text:outline-level="1" text:restart-numbering="true" text:start-value="3"><text:span text:style-name="_5f_Numéros_20_second_20_de_20_s_27_entraîner_20_et_20_approfondir"><text:span text:style-name="T223"> </text:span></text:span><text:span text:style-name="Bold_5f_niv1">Avec la division euclidienne</text:span></text:h>
        </text:list-item>
      </text:list>
      <text:list xml:id="list150456613420240" text:continue-list="list150455550335091" text:style-name="liste_5f_abc">
        <text:list-item>
          <text:list>
            <text:list-item text:start-value="1">
              <text:p text:style-name="P174"><draw:g text:anchor-type="paragraph" draw:z-index="2" draw:name="Forme7" draw:style-name="gr18"><draw:custom-shape draw:style-name="gr19" draw:text-style-name="P192" svg:width="3.25cm" svg:height="3.5cm" svg:x="0.326cm" svg:y="0.838cm"><text:p/><draw:enhanced-geometry svg:viewBox="0 0 21600 21600" draw:type="rectangle" draw:enhanced-path="M 0 0 L 21600 0 21600 21600 0 21600 0 0 Z N"/></draw:custom-shape><draw:line draw:style-name="gr20" draw:text-style-name="P193" svg:x1="2.364cm" svg:y1="1.008cm" svg:x2="2.323cm" svg:y2="4.087cm"><text:p/></draw:line><draw:line draw:style-name="gr20" draw:text-style-name="P193" svg:x1="2.366cm" svg:y1="1.589cm" svg:x2="3.325cm" svg:y2="1.588cm"><text:p/></draw:line><draw:frame draw:style-name="gr21" draw:text-style-name="P195" svg:width="0.216cm" svg:height="0.74cm" svg:x="1.792cm" svg:y="0.863cm"><draw:text-box><text:p text:style-name="P194"><text:span text:style-name="T233">7</text:span></text:p></draw:text-box></draw:frame><draw:frame draw:style-name="gr21" draw:text-style-name="P195" svg:width="0.216cm" svg:height="0.74cm" svg:x="1.314cm" svg:y="0.863cm"><draw:text-box><text:p text:style-name="P194"><text:span text:style-name="T233">8</text:span></text:p></draw:text-box></draw:frame><draw:frame draw:style-name="gr21" draw:text-style-name="P195" svg:width="0.216cm" svg:height="0.74cm" svg:x="2.748cm" svg:y="0.863cm"><draw:text-box><text:p text:style-name="P194"><text:span text:style-name="T233">4</text:span></text:p></draw:text-box></draw:frame><draw:frame draw:style-name="gr21" draw:text-style-name="P195" svg:width="0.216cm" svg:height="0.74cm" svg:x="3.226cm" svg:y="1.588cm"><draw:text-box><text:p text:style-name="P194"><text:span text:style-name="T233">1</text:span></text:p></draw:text-box></draw:frame><draw:frame draw:style-name="gr21" draw:text-style-name="P195" svg:width="0.216cm" svg:height="0.74cm" svg:x="2.748cm" svg:y="1.588cm"><draw:text-box><text:p text:style-name="P194"><text:span text:style-name="T233">2</text:span></text:p></draw:text-box></draw:frame><draw:frame draw:style-name="gr21" draw:text-style-name="P195" svg:width="0.216cm" svg:height="0.74cm" svg:x="1.314cm" svg:y="1.588cm"><draw:text-box><text:p text:style-name="P194"><text:span text:style-name="T233">8</text:span></text:p></draw:text-box></draw:frame><draw:frame draw:style-name="gr22" draw:text-style-name="P195" svg:width="0.151cm" svg:height="0.74cm" svg:x="0.832cm" svg:y="1.588cm"><draw:text-box><text:p text:style-name="P194"><text:span text:style-name="T233">-</text:span></text:p></draw:text-box></draw:frame><draw:line draw:style-name="gr20" draw:text-style-name="P193" svg:x1="0.836cm" svg:y1="2.314cm" svg:x2="2.27cm" svg:y2="2.314cm"><text:p/></draw:line><draw:frame draw:style-name="gr21" draw:text-style-name="P195" svg:width="0.216cm" svg:height="0.74cm" svg:x="1.792cm" svg:y="2.313cm"><draw:text-box><text:p text:style-name="P194"><text:span text:style-name="T233">7</text:span></text:p></draw:text-box></draw:frame><draw:frame draw:style-name="gr21" draw:text-style-name="P195" svg:width="0.216cm" svg:height="0.74cm" svg:x="1.314cm" svg:y="2.313cm"><draw:text-box><text:p text:style-name="P194"><text:span text:style-name="T233">0</text:span></text:p></draw:text-box></draw:frame><draw:frame draw:style-name="gr21" draw:text-style-name="P195" svg:width="0.216cm" svg:height="0.74cm" svg:x="1.792cm" svg:y="3.038cm"><draw:text-box><text:p text:style-name="P194"><text:span text:style-name="T233">4</text:span></text:p></draw:text-box></draw:frame><draw:frame draw:style-name="gr23" draw:text-style-name="P195" svg:width="0.11cm" svg:height="0.74cm" svg:x="1.314cm" svg:y="3.038cm"><draw:text-box><text:p text:style-name="P194"><text:span text:style-name="T233"><text:s/></text:span></text:p></draw:text-box></draw:frame><draw:frame draw:style-name="gr22" draw:text-style-name="P195" svg:width="0.151cm" svg:height="0.74cm" svg:x="0.832cm" svg:y="3.038cm"><draw:text-box><text:p text:style-name="P194"><text:span text:style-name="T233">-</text:span></text:p></draw:text-box></draw:frame><draw:line draw:style-name="gr20" draw:text-style-name="P193" svg:x1="0.836cm" svg:y1="3.764cm" svg:x2="2.27cm" svg:y2="3.764cm"><text:p/></draw:line><draw:frame draw:style-name="gr23" draw:text-style-name="P195" svg:width="0.11cm" svg:height="0.74cm" svg:x="2.27cm" svg:y="3.763cm"><draw:text-box><text:p text:style-name="P194"><text:span text:style-name="T233"><text:s/></text:span></text:p></draw:text-box></draw:frame><draw:frame draw:style-name="gr21" draw:text-style-name="P195" svg:width="0.216cm" svg:height="0.74cm" svg:x="1.792cm" svg:y="3.763cm"><draw:text-box><text:p text:style-name="P194"><text:span text:style-name="T233">3</text:span></text:p></draw:text-box></draw:frame></draw:g>Pose la division euclidienne de 87 par 4.</text:p>
            </text:list-item>
          </text:list>
        </text:list-item>
      </text:list>
      <text:section text:style-name="Sect2" text:name="Section5">
        <text:p text:style-name="P138"/>
        <text:p text:style-name="P137"/>
        <text:p text:style-name="P130"/>
        <text:p text:style-name="P130"/>
        <text:p text:style-name="P130"/>
        <text:p text:style-name="P130"/>
        <text:p text:style-name="P130"/>
        <text:p text:style-name="_5f_Paragraphe_20_livret"><text:span text:style-name="T192">Q</text:span>uel est :</text:p>
        <text:list xml:id="list150456098413249" text:continue-list="list150455254997067" text:style-name="_5f_Numérotation_20_des_20_exercices_20_livrets">
          <text:list-item>
            <text:list>
              <text:list-item>
                <text:list>
                  <text:list-item>
                    <text:p text:style-name="P150">le quo<text:span text:style-name="T215">tient </text:span><text:span text:style-name="_5f_BVS"><text:span text:style-name="T215">? </text:span></text:span><text:span text:style-name="_5f_Correction_5f_surligné"><text:span text:style-name="T204">21</text:span></text:span></text:p>
                  </text:list-item>
                  <text:list-item>
                    <text:p text:style-name="P149">le reste ?<text:span text:style-name="_5f_pointillés_20_gris"> </text:span><text:span text:style-name="_5f_Correction_5f_surligné"><text:span text:style-name="T205">3</text:span></text:span></text:p>
                  </text:list-item>
                </text:list>
              </text:list-item>
            </text:list>
          </text:list-item>
        </text:list>
      </text:section>
      <text:list xml:id="list150455132231754" text:continue-list="list150456613420240" text:style-name="liste_5f_abc">
        <text:list-item>
          <text:list>
            <text:list-item>
              <text:p text:style-name="P179">Encadre <draw:frame draw:style-name="fr8" draw:name="Objet3" text:anchor-type="as-char" svg:width="0.517cm" svg:height="0.87cm" draw:z-index="357"><draw:object xlink:href="./Object 13" xlink:type="simple" xlink:show="embed" xlink:actuate="onLoad"/><draw:image xlink:href="./ObjectReplacements/Object 13" xlink:type="simple" xlink:show="embed" xlink:actuate="onLoad"/></draw:frame><text:s/>par deux entiers consécutifs.</text:p>
            </text:list-item>
          </text:list>
        </text:list-item>
      </text:list>
      <text:p text:style-name="P127"><text:span text:style-name="_5f_pointillés_20_gris"><text:span text:style-name="T163"><draw:frame draw:style-name="fr6" draw:name="Objet15" text:anchor-type="as-char" svg:width="2.522cm" svg:height="0.87cm" draw:z-index="379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/text:p>
      <text:list xml:id="list150455313155793" text:continue-numbering="true" text:style-name="liste_5f_abc">
        <text:list-item>
          <text:list>
            <text:list-item>
              <text:p text:style-name="P151"><text:span text:style-name="T218">Écris</text:span> <draw:frame draw:style-name="fr7" draw:name="Objet4" text:anchor-type="as-char" svg:y="-0.513cm" svg:width="0.517cm" svg:height="0.87cm" draw:z-index="358"><draw:object xlink:href="./Object 14" xlink:type="simple" xlink:show="embed" xlink:actuate="onLoad"/><draw:image xlink:href="./ObjectReplacements/Object 14" xlink:type="simple" xlink:show="embed" xlink:actuate="onLoad"/></draw:frame><text:s/><text:span text:style-name="T221">sous la forme d’</text:span>une somme d’un entier et d’une fraction plus petite que 1.</text:p>
            </text:list-item>
          </text:list>
        </text:list-item>
      </text:list>
      <text:p text:style-name="FILET_5f_POINTILLES"><text:span text:style-name="_5f_pointillés_20_gris"><draw:frame draw:style-name="fr6" draw:name="Objet26" text:anchor-type="as-char" svg:width="2.011cm" svg:height="0.87cm" draw:z-index="380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list xml:id="list150454826082309" text:continue-list="list150455545519085" text:style-name="Num_5f_Exo">
        <text:list-item>
          <text:h text:style-name="P141" text:outline-level="1"> Écris chaque fraction sous la forme :</text:h>
        </text:list-item>
      </text:list>
      <text:p text:style-name="P131">un nombre entier <text:span text:style-name="T202"></text:span> une fraction inférieure à 1.</text:p>
      <text:section text:style-name="Sect3" text:name="Section2">
        <text:list xml:id="list150455204520674" text:continue-list="list150455313155793" text:style-name="liste_5f_abc">
          <text:list-item>
            <text:list>
              <text:list-item text:start-value="1">
                <text:p text:style-name="P153"><draw:frame draw:style-name="fr6" draw:name="2" text:anchor-type="as-char" svg:width="3.417cm" svg:height="0.87cm" draw:z-index="381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item>
              <text:list-item>
                <text:p text:style-name="P154"><text:span text:style-name="T193"><text:tab/></text:span><text:span text:style-name="T193"><draw:frame draw:style-name="fr6" draw:name="Objet6" text:anchor-type="as-char" svg:width="3.842cm" svg:height="0.87cm" draw:z-index="382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        </text:list-item>
            </text:list>
          </text:list-item>
          <text:list-item>
            <text:p text:style-name="P155"><text:span text:style-name="T194"><draw:frame draw:style-name="fr6" draw:name="Objet27" text:anchor-type="as-char" svg:width="2.501cm" svg:height="0.87cm" draw:z-index="383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94"><draw:frame draw:style-name="fr6" draw:name="Objet9" text:anchor-type="as-char" svg:width="4.099cm" svg:height="0.87cm" draw:z-index="384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ext:list-item>
          <text:list-item>
            <text:p text:style-name="P156"><draw:frame draw:style-name="fr6" draw:name="Objet18" text:anchor-type="as-char" svg:width="3.844cm" svg:height="0.87cm" draw:z-index="385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ext:list-item>
          <text:list-item>
            <text:p text:style-name="P157"><draw:frame draw:style-name="fr6" draw:name="Objet19" text:anchor-type="as-char" svg:width="3.842cm" svg:height="0.87cm" draw:z-index="386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ext:list-item>
          <text:list-item>
            <text:p text:style-name="P158"><text:span text:style-name="T193"><draw:frame draw:style-name="fr6" draw:name="Objet28" text:anchor-type="as-char" svg:width="2.925cm" svg:height="0.87cm" draw:z-index="38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93"><draw:frame draw:style-name="fr6" draw:name="Objet23" text:anchor-type="as-char" svg:width="4.239cm" svg:height="0.87cm" draw:z-index="388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</text:list-item>
        </text:list>
      </text:section>
      <text:list xml:id="list150454919564843" text:continue-list="list150454826082309" text:style-name="Num_5f_Exo">
        <text:list-item>
          <text:h text:style-name="P140" text:outline-level="1"> <text:span text:style-name="T84">Écris sous la forme d’une seule</text:span><text:span text:style-name="T85"> </text:span><text:span text:style-name="T84">fraction.</text:span></text:h>
        </text:list-item>
      </text:list>
      <text:list xml:id="list3118857921" text:style-name="L1">
        <text:list-item>
          <text:p text:style-name="P175"><text:span text:style-name="_5f_pointillés_20_gris"><draw:frame draw:style-name="fr6" draw:name="Objet16" text:anchor-type="as-char" svg:width="5.683cm" svg:height="0.87cm" draw:z-index="389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</text:list-item>
        <text:list-item>
          <text:p text:style-name="P176"><text:span text:style-name="_5f_pointillés_20_gris"><draw:frame draw:style-name="fr6" draw:name="Objet17" text:anchor-type="as-char" svg:width="5.052cm" svg:height="0.87cm" draw:z-index="390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</text:list-item>
        <text:list-item>
          <text:p text:style-name="P176"><text:span text:style-name="_5f_pointillés_20_gris"><text:span text:style-name="T83"><draw:frame draw:style-name="fr6" draw:name="Objet20" text:anchor-type="as-char" svg:width="5.26cm" svg:height="0.87cm" draw:z-index="391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</text:list-item>
        <text:list-item>
          <text:p text:style-name="P175"><text:span text:style-name="_5f_pointillés_20_gris"><text:span text:style-name="T223"><draw:frame draw:style-name="fr6" draw:name="Objet21" text:anchor-type="as-char" svg:width="5.844cm" svg:height="0.87cm" draw:z-index="392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pointillés_20_gris"><text:span text:style-name="T223"> </text:span></text:span></text:p>
        </text:list-item>
      </text:list>
      <text:list xml:id="list150456664864263" text:continue-list="list150454919564843" text:style-name="Num_5f_Exo">
        <text:list-item>
          <text:h text:style-name="P142" text:outline-level="1"> <text:span text:style-name="T229">Encadre chaque fraction par deux entiers consé</text:span><text:span text:style-name="T230">­</text:span><text:span text:style-name="T229">cutifs.</text:span></text:h>
        </text:list-item>
      </text:list>
      <text:section text:style-name="Sect3" text:name="Section17">
        <text:list xml:id="list150456263778988" text:continue-list="list150455204520674" text:style-name="liste_5f_abc">
          <text:list-item>
            <text:list>
              <text:list-item text:start-value="1">
                <text:p text:style-name="P161"><text:span text:style-name="_5f_Correction_5f_surligné"><text:span text:style-name="T206">0</text:span></text:span><text:span text:style-name="T199"> </text:span> <text:span text:style-name="T201"></text:span><text:span text:style-name="T201"><draw:frame draw:style-name="fr5" draw:name="Objet146" text:anchor-type="as-char" svg:width="0.497cm" svg:height="0.873cm" draw:z-index="35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01"></text:span> <text:span text:style-name="_5f_Correction_5f_surligné"><text:span text:style-name="T207">1</text:span></text:span></text:p>
              </text:list-item>
              <text:list-item>
                <text:p text:style-name="P159"><text:span text:style-name="_5f_Correction_5f_surligné"><text:span text:style-name="T206">0</text:span></text:span> <text:span text:style-name="T201"></text:span><text:span text:style-name="T201"><draw:frame draw:style-name="fr5" draw:name="Objet147" text:anchor-type="as-char" svg:width="0.497cm" svg:height="0.873cm" draw:z-index="360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01"></text:span> <text:span text:style-name="_5f_Correction_5f_surligné"><text:span text:style-name="T207">1</text:span></text:span></text:p>
              </text:list-item>
              <text:list-item>
                <text:p text:style-name="P165"><text:span text:style-name="_5f_Correction_5f_surligné"><text:span text:style-name="T206">2</text:span></text:span> <text:span text:style-name="T201"></text:span><text:span text:style-name="T201"><draw:frame draw:style-name="fr5" draw:name="Objet150" text:anchor-type="as-char" svg:width="0.497cm" svg:height="0.873cm" draw:z-index="361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01"></text:span> <text:span text:style-name="_5f_Correction_5f_surligné"><text:span text:style-name="T207">3</text:span></text:span></text:p>
              </text:list-item>
              <text:list-item>
                <text:p text:style-name="P159"><text:span text:style-name="_5f_Correction_5f_surligné"><text:span text:style-name="T206">3</text:span></text:span> <text:span text:style-name="T201"></text:span><text:span text:style-name="T201"><draw:frame draw:style-name="fr5" draw:name="Objet151" text:anchor-type="as-char" svg:width="0.497cm" svg:height="0.873cm" draw:z-index="362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01"></text:span> <text:span text:style-name="_5f_Correction_5f_surligné"><text:span text:style-name="T206">4</text:span></text:span></text:p>
              </text:list-item>
            </text:list>
          </text:list-item>
        </text:list>
      </text:section>
      <text:list xml:id="list150455950482918" text:continue-list="list150456664864263" text:style-name="Num_5f_Exo">
        <text:list-item>
          <text:h text:style-name="P143" text:outline-level="1"><text:soft-page-break/><text:span text:style-name="_5f_Numéros_20_second_20_de_20_s_27_entraîner_20_et_20_approfondir"><text:span text:style-name="T224"> </text:span></text:span><text:span text:style-name="T229">Encadre chaque fraction par deux entiers consé</text:span><text:span text:style-name="T230">­</text:span><text:span text:style-name="T229">cutifs.</text:span></text:h>
        </text:list-item>
      </text:list>
      <text:section text:style-name="Sect3" text:name="Section3">
        <text:list xml:id="list150455555393653" text:continue-list="list150456263778988" text:style-name="liste_5f_abc">
          <text:list-item text:start-value="1">
            <text:p text:style-name="P160"><text:span text:style-name="_5f_Correction_5f_surligné"><text:span text:style-name="T209">14</text:span></text:span> <text:span text:style-name="corps"><text:span text:style-name="T222"></text:span></text:span><text:span text:style-name="T203"><draw:frame draw:style-name="fr5" draw:name="Objet24" text:anchor-type="as-char" svg:width="0.721cm" svg:height="0.873cm" draw:z-index="363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corps"><text:span text:style-name="T222"></text:span></text:span> <text:span text:style-name="_5f_Correction_5f_surligné"><text:span text:style-name="T209">15</text:span></text:span></text:p>
          </text:list-item>
          <text:list-item>
            <text:p text:style-name="P162"><text:span text:style-name="_5f_Correction_5f_surligné"><text:span text:style-name="T210">19</text:span></text:span><text:span text:style-name="_5f_Correction_5f_surligné"><text:span text:style-name="T211"> </text:span></text:span><text:span text:style-name="corps"><text:span text:style-name="T222"></text:span></text:span><text:span text:style-name="T201"><text:tab/></text:span><text:span text:style-name="T203"><draw:frame draw:style-name="fr5" draw:name="Objet25" text:anchor-type="as-char" svg:width="0.947cm" svg:height="0.873cm" draw:z-index="36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corps"><text:span text:style-name="T222"></text:span></text:span><text:span text:style-name="T216"> </text:span><text:span text:style-name="_5f_Correction_5f_surligné"><text:span text:style-name="T208">20</text:span></text:span></text:p>
          </text:list-item>
          <text:list-item>
            <text:p text:style-name="P162"><text:span text:style-name="_5f_Correction_5f_surligné"><text:span text:style-name="T212">3</text:span></text:span><text:span text:style-name="T195"> </text:span><text:span text:style-name="corps"><text:span text:style-name="T219"></text:span></text:span><text:span text:style-name="T197"><draw:frame draw:style-name="fr5" draw:name="Objet110" text:anchor-type="as-char" svg:width="0.72cm" svg:height="0.873cm" draw:z-index="36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corps"><text:span text:style-name="T219"></text:span></text:span><text:span text:style-name="T195"> </text:span><text:span text:style-name="_5f_Correction_5f_surligné"><text:span text:style-name="T212">4</text:span></text:span></text:p>
          </text:list-item>
          <text:list-item>
            <text:p text:style-name="P166"><text:span text:style-name="_5f_Correction_5f_surligné"><text:span text:style-name="T213">11</text:span></text:span><text:span text:style-name="_5f_pointillés_20_gris"><text:span text:style-name="T196"> </text:span></text:span><text:span text:style-name="corps"><text:span text:style-name="T220"></text:span></text:span><text:span text:style-name="_5f_pointillés_20_gris"><text:span text:style-name="T198"><draw:frame draw:style-name="fr5" draw:name="Objet113" text:anchor-type="as-char" svg:width="0.944cm" svg:height="0.873cm" draw:z-index="366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corps"><text:span text:style-name="T220"></text:span></text:span><text:span text:style-name="_5f_pointillés_20_gris"><text:span text:style-name="T196"> </text:span></text:span><text:span text:style-name="_5f_Correction_5f_surligné"><text:span text:style-name="T214">12</text:span>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5" svg:font-family="OpenSymbol" style:font-charset="x-symbol"/>
    <style:font-face style:name="OpenSymbol4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" svg:font-family="OpenSymbol" style:font-adornments="Roman" style:font-pitch="variable" style:font-charset="x-symbol"/>
    <style:font-face style:name="OpenSymbol1" svg:font-family="Open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hatch draw:name="Red_20_Crossed_20_45_20_Degrees" draw:display-name="Red Crossed 45 Degrees" draw:style="double" draw:color="#800000" draw:distance="0.043cm" draw:rotation="45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2cm" draw:dots2="2" draw:distance="0.013cm"/>
    <draw:stroke-dash draw:name="Dashed_20__28_var_29__20_5832" draw:display-name="Dashed (var) 5832" draw:style="round" draw:dots1="1" draw:dots1-length="0.002cm" draw:dots2="2" draw:distance="0.013cm"/>
    <draw:stroke-dash draw:name="Dashed_20__28_var_29__20_5833" draw:display-name="Dashed (var) 5833" draw:style="round" draw:dots1="1" draw:dots1-length="0.002cm" draw:dots2="2" draw:distance="0.013cm"/>
    <draw:stroke-dash draw:name="Dashed_20__28_var_29__20_5834" draw:display-name="Dashed (var) 5834" draw:style="round" draw:dots1="1" draw:dots1-length="0.002cm" draw:dots2="2" draw:distance="0.013cm"/>
    <draw:stroke-dash draw:name="Dashed_20__28_var_29__20_5835" draw:display-name="Dashed (var) 5835" draw:style="round" draw:dots1="1" draw:dots1-length="0.002cm" draw:dots2="2" draw:distance="0.013cm"/>
    <draw:stroke-dash draw:name="Dashed_20__28_var_29__20_5836" draw:display-name="Dashed (var) 5836" draw:style="round" draw:dots1="1" draw:dots1-length="0.002cm" draw:dots2="2" draw:distance="0.013cm"/>
    <draw:stroke-dash draw:name="Dashed_20__28_var_29__20_5837" draw:display-name="Dashed (var) 5837" draw:style="round" draw:dots1="1" draw:dots1-length="0.002cm" draw:dots2="2" draw:distance="0.013cm"/>
    <draw:stroke-dash draw:name="Dashed_20__28_var_29__20_5838" draw:display-name="Dashed (var) 5838" draw:style="round" draw:dots1="1" draw:dots1-length="0.002cm" draw:dots2="2" draw:distance="0.01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 text:number-lines="true" text:line-number="3" style:writing-mode="lr-tb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Zeichenformat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Character_5f_20_5f_style" style:display-name="Character_20_style" style:family="text"/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taille12" style:display-name="_taille12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Exemple_5f_bold" style:display-name="Exemple_bold" style:family="text">
      <style:text-properties fo:color="#4d4d4d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Exemple_5f_variable" style:display-name="Exemple_variable" style:family="text" style:parent-style-name="Exemple_5f_bold">
      <style:text-properties fo:color="#4d4d4d" loext:opacity="100%" style:font-name="Times New Roman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 style:parent-style-name="Bold_5f_niv1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5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5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5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5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5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5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5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5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5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5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5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5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5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5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5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5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5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5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5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5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5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5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5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5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5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5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5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5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5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5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5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5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5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5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5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5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5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5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5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5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5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5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5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5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5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5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5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5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5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5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5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5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5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5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5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5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25870*"/>
    </style:style>
    <style:style style:name="Tableau2.B" style:family="table-column">
      <style:table-column-properties style:rel-column-width="37954*"/>
    </style:style>
    <style:style style:name="Tableau2.C" style:family="table-column">
      <style:table-column-properties style:rel-column-width="1711*"/>
    </style:style>
    <style:style style:name="Tableau2.1" style:family="table-row">
      <style:table-row-properties style:min-row-height="0.6cm"/>
    </style:style>
    <style:style style:name="Tableau2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3pt" style:font-size-asian="4pt" style:font-size-complex="4pt"/>
    </style:style>
    <style:style style:name="M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6" style:family="paragraph" style:parent-style-name="_5f_Pied_20_de_20_page">
      <style:paragraph-properties fo:text-align="end" style:justify-single-word="false"/>
    </style:style>
    <style:style style:name="M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Standard">
      <style:text-properties fo:font-size="2pt" style:font-size-asian="2pt" style:font-size-complex="2pt"/>
    </style:style>
    <style:style style:name="MP25" style:family="paragraph" style:parent-style-name="_5f_En-tête">
      <style:text-properties officeooo:paragraph-rsid="00378113"/>
    </style:style>
    <style:style style:name="MP26" style:family="paragraph">
      <loext:graphic-properties draw:fill="solid" draw:fill-color="#d7e12c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paragraph-properties fo:text-align="start" style:justify-single-word="false"/>
      <style:text-properties officeooo:paragraph-rsid="004138f6"/>
    </style:style>
    <style:style style:name="MP3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35" style:family="paragraph" style:parent-style-name="Footer">
      <style:text-properties officeooo:paragraph-rsid="00c384cf"/>
    </style:style>
    <style:style style:name="MP3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_5f_Header_20_G_20_page_20_paire_20__28_G_29_">
      <style:text-properties officeooo:paragraph-rsid="0334a5be"/>
    </style:style>
    <style:style style:name="MP38" style:family="paragraph" style:parent-style-name="_5f_Header_20_G_20_page_20_paire_20__28_G_29_">
      <style:paragraph-properties fo:text-align="start" style:justify-single-word="false"/>
    </style:style>
    <style:style style:name="MP39" style:family="paragraph" style:parent-style-name="Footer">
      <style:text-properties officeooo:paragraph-rsid="030c4d7d"/>
    </style:style>
    <style:style style:name="MP4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1" style:family="paragraph" style:parent-style-name="Footer">
      <style:text-properties officeooo:paragraph-rsid="00863005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4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8" style:family="paragraph" style:parent-style-name="Header">
      <style:paragraph-properties fo:text-align="start" style:justify-single-word="false"/>
      <style:text-properties officeooo:paragraph-rsid="0289fb01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1" style:family="paragraph" style:parent-style-name="Footer">
      <style:text-properties officeooo:paragraph-rsid="00d4df5c"/>
    </style:style>
    <style:style style:name="MP62" style:family="paragraph" style:parent-style-name="_5f_Header_20_N_20_page_20_impaire_20__28_D_29_">
      <style:paragraph-properties fo:text-align="start" style:justify-single-word="false"/>
    </style:style>
    <style:style style:name="MP63" style:family="paragraph" style:parent-style-name="Footer">
      <style:paragraph-properties fo:text-align="end" style:justify-single-word="false"/>
      <style:text-properties officeooo:paragraph-rsid="00d4df5c"/>
    </style:style>
    <style:style style:name="MP64" style:family="paragraph" style:parent-style-name="Footer">
      <style:paragraph-properties fo:text-align="start" style:justify-single-word="false"/>
      <style:text-properties officeooo:paragraph-rsid="00d4df5c"/>
    </style:style>
    <style:style style:name="MP65" style:family="paragraph" style:parent-style-name="_5f_Header_20_G_20_page_20_impaire_20__28_D_29_">
      <style:text-properties officeooo:paragraph-rsid="01259ec2"/>
    </style:style>
    <style:style style:name="MP66" style:family="paragraph" style:parent-style-name="_5f_Header_20_G_20_page_20_paire_20__28_G_29_">
      <style:text-properties officeooo:paragraph-rsid="00eb2abc"/>
    </style:style>
    <style:style style:name="MP6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8" style:family="paragraph" style:parent-style-name="_5f_Footer_20_page_20_paire_20__28_G_29_">
      <style:text-properties fo:font-size="9pt" style:font-size-asian="9pt" style:font-size-complex="9pt"/>
    </style:style>
    <style:style style:name="MP6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7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7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72" style:family="paragraph" style:parent-style-name="Header">
      <style:paragraph-properties fo:text-align="center" style:justify-single-word="false"/>
      <style:text-properties officeooo:paragraph-rsid="00ab054e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7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5" style:family="paragraph" style:parent-style-name="Footer">
      <style:text-properties officeooo:paragraph-rsid="008d016c"/>
    </style:style>
    <style:style style:name="MP7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1" style:family="paragraph" style:parent-style-name="Footer">
      <style:text-properties officeooo:paragraph-rsid="010f7046"/>
    </style:style>
    <style:style style:name="MP82" style:family="paragraph" style:parent-style-name="Footer">
      <style:text-properties officeooo:paragraph-rsid="01120261"/>
    </style:style>
    <style:style style:name="MP83" style:family="paragraph" style:parent-style-name="Header">
      <style:paragraph-properties fo:margin-left="0cm" fo:margin-right="0cm" fo:text-indent="0cm" style:auto-text-indent="false"/>
    </style:style>
    <style:style style:name="MP8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85" style:family="paragraph" style:parent-style-name="_5f_Header_20_N_20_page_20_impaire_20__28_D_29_">
      <style:text-properties officeooo:rsid="027aa87d" officeooo:paragraph-rsid="027aa87d"/>
    </style:style>
    <style:style style:name="MP86" style:family="paragraph" style:parent-style-name="_5f_Header_20_N_20_page_20_impaire_20__28_D_29_">
      <style:text-properties officeooo:rsid="0277791e" officeooo:paragraph-rsid="0277791e"/>
    </style:style>
    <style:style style:name="MP8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9" style:family="paragraph" style:parent-style-name="Footer">
      <style:text-properties officeooo:rsid="0242edd8" officeooo:paragraph-rsid="0242edd8"/>
    </style:style>
    <style:style style:name="MP90" style:family="paragraph" style:parent-style-name="Footer">
      <style:paragraph-properties fo:text-align="start" style:justify-single-word="false"/>
      <style:text-properties officeooo:paragraph-rsid="0211dd7e"/>
    </style:style>
    <style:style style:name="MP91" style:family="paragraph" style:parent-style-name="Header">
      <style:paragraph-properties fo:text-align="start" style:justify-single-word="false"/>
      <style:text-properties officeooo:paragraph-rsid="0211dd7e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94" style:family="paragraph" style:parent-style-name="Footer">
      <style:text-properties officeooo:paragraph-rsid="00a59a60"/>
    </style:style>
    <style:style style:name="MP95" style:family="paragraph" style:parent-style-name="Footer">
      <style:text-properties officeooo:paragraph-rsid="004274bc"/>
    </style:style>
    <style:style style:name="MP96" style:family="paragraph" style:parent-style-name="Header">
      <style:paragraph-properties fo:text-align="center" style:justify-single-word="false"/>
      <style:text-properties officeooo:paragraph-rsid="00c10aa6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2" style:family="paragraph" style:parent-style-name="Footer">
      <style:text-properties officeooo:paragraph-rsid="00d8520c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2aa84d"/>
    </style:style>
    <style:style style:name="MP10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107" style:family="paragraph">
      <loext:graphic-properties draw:fill="solid" draw:fill-color="#7fb241"/>
    </style:style>
    <style:style style:name="MP10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1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11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115" style:family="paragraph" style:parent-style-name="_5f_Header_20_G_20_page_20_impaire_20__28_D_29_">
      <style:text-properties officeooo:paragraph-rsid="00c87b35"/>
    </style:style>
    <style:style style:name="MP1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1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18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1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0" style:family="paragraph" style:parent-style-name="Footer">
      <style:text-properties officeooo:rsid="001f8a2d" officeooo:paragraph-rsid="00bd36bc"/>
    </style:style>
    <style:style style:name="MP121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2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3" style:family="paragraph" style:parent-style-name="Footer">
      <style:text-properties officeooo:rsid="011350d1" officeooo:paragraph-rsid="011350d1"/>
    </style:style>
    <style:style style:name="MP12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25" style:family="paragraph">
      <loext:graphic-properties draw:fill="solid" draw:fill-color="#1ca2b8"/>
    </style:style>
    <style:style style:name="MP126" style:family="paragraph" style:parent-style-name="Footer">
      <style:text-properties officeooo:rsid="001f8a2d" officeooo:paragraph-rsid="002b33ed"/>
    </style:style>
    <style:style style:name="MP127" style:family="paragraph" style:parent-style-name="Footer">
      <style:text-properties officeooo:rsid="0096b4e2" officeooo:paragraph-rsid="0096b4e2"/>
    </style:style>
    <style:style style:name="MP128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9" style:family="paragraph" style:parent-style-name="Footer">
      <style:text-properties officeooo:paragraph-rsid="0096b4e2"/>
    </style:style>
    <style:style style:name="MP130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3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32" style:family="paragraph" style:parent-style-name="Footer">
      <style:text-properties officeooo:paragraph-rsid="02a682f9"/>
    </style:style>
    <style:style style:name="MP1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3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5" style:family="paragraph" style:parent-style-name="Header">
      <style:paragraph-properties fo:text-align="start" style:justify-single-word="false"/>
      <style:text-properties officeooo:paragraph-rsid="02a56131"/>
    </style:style>
    <style:style style:name="MP13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3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3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40" style:family="paragraph">
      <loext:graphic-properties draw:fill="solid" draw:fill-color="#d62e4e"/>
    </style:style>
    <style:style style:name="MP14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2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143" style:family="paragraph" style:parent-style-name="Header">
      <style:text-properties fo:font-size="14pt" style:font-size-asian="14pt" style:font-size-complex="14pt"/>
    </style:style>
    <style:style style:name="MP14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fd016"/>
    </style:style>
    <style:style style:name="MT7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2fd016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4138f6" style:font-size-asian="16pt" style:font-style-asian="normal" style:font-size-complex="16pt" style:font-style-complex="normal"/>
    </style:style>
    <style:style style:name="MT9" style:family="text">
      <style:text-properties officeooo:rsid="0019fee0"/>
    </style:style>
    <style:style style:name="MT10" style:family="text">
      <style:text-properties officeooo:rsid="0315af39"/>
    </style:style>
    <style:style style:name="MT11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6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7" style:family="text">
      <style:text-properties officeooo:rsid="0334a5be"/>
    </style:style>
    <style:style style:name="MT1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22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2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3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35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3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38" style:family="text">
      <style:text-properties officeooo:rsid="0160d7ef"/>
    </style:style>
    <style:style style:name="MT39" style:family="text">
      <style:text-properties officeooo:rsid="0072f07f"/>
    </style:style>
    <style:style style:name="MT40" style:family="text">
      <style:text-properties officeooo:rsid="0268e0aa"/>
    </style:style>
    <style:style style:name="MT41" style:family="text">
      <style:text-properties officeooo:rsid="026ec296"/>
    </style:style>
    <style:style style:name="MT42" style:family="text">
      <style:text-properties officeooo:rsid="0272f9e5"/>
    </style:style>
    <style:style style:name="MT43" style:family="text">
      <style:text-properties officeooo:rsid="02757f12"/>
    </style:style>
    <style:style style:name="MT44" style:family="text">
      <style:text-properties officeooo:rsid="02735980"/>
    </style:style>
    <style:style style:name="MT4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4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4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4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50" style:family="text">
      <style:text-properties officeooo:rsid="01b6dc57"/>
    </style:style>
    <style:style style:name="MT51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5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54" style:family="text">
      <style:text-properties officeooo:rsid="00b5d2d1"/>
    </style:style>
    <style:style style:name="MT5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5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0" style:family="text">
      <style:text-properties officeooo:rsid="015f088a"/>
    </style:style>
    <style:style style:name="MT61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5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7" style:family="text">
      <style:text-properties officeooo:rsid="01f8729d"/>
    </style:style>
    <style:style style:name="MT68" style:family="text">
      <style:text-properties officeooo:rsid="010c4d3a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0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1" style:family="text"/>
    <style:style style:name="MT72" style:family="text">
      <style:text-properties fo:font-size="16pt" style:font-size-asian="16pt" style:font-size-complex="16pt"/>
    </style:style>
    <style:style style:name="MT7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6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7" style:family="text">
      <style:text-properties officeooo:rsid="00b6801f"/>
    </style:style>
    <style:style style:name="MT78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80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8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84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5" style:family="text">
      <style:text-properties officeooo:rsid="014407b5"/>
    </style:style>
    <style:style style:name="MT86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90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9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92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9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7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14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6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21" style:family="text">
      <style:text-properties officeooo:rsid="008d016c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33" style:family="text">
      <style:text-properties officeooo:rsid="009e3fdd"/>
    </style:style>
    <style:style style:name="MT134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8" style:family="text">
      <style:text-properties fo:font-variant="small-caps" officeooo:rsid="0054f64f"/>
    </style:style>
    <style:style style:name="MT1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0" style:family="text">
      <style:text-properties officeooo:rsid="00a4cf55"/>
    </style:style>
    <style:style style:name="MT14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5" style:family="text">
      <style:text-properties officeooo:rsid="005a3fa8"/>
    </style:style>
    <style:style style:name="MT146" style:family="text">
      <style:text-properties officeooo:rsid="00415f3a"/>
    </style:style>
    <style:style style:name="MT147" style:family="text">
      <style:text-properties officeooo:rsid="00386ebd"/>
    </style:style>
    <style:style style:name="MT148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9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50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52" style:family="text">
      <style:text-properties officeooo:rsid="00a59a60"/>
    </style:style>
    <style:style style:name="MT153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7" style:family="text">
      <style:text-properties officeooo:rsid="01fe03f2"/>
    </style:style>
    <style:style style:name="MT158" style:family="text">
      <style:text-properties fo:font-variant="small-caps" officeooo:rsid="0096b4e2"/>
    </style:style>
    <style:style style:name="MT159" style:family="text">
      <style:text-properties fo:font-variant="small-caps" officeooo:rsid="00a847d5"/>
    </style:style>
    <style:style style:name="MT160" style:family="text">
      <style:text-properties officeooo:rsid="0096b4e2"/>
    </style:style>
    <style:style style:name="MT16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5" style:family="text">
      <style:text-properties officeooo:rsid="0032e83a"/>
    </style:style>
    <style:style style:name="MT166" style:family="text">
      <style:text-properties officeooo:rsid="002b33ed"/>
    </style:style>
    <style:style style:name="MT16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2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4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5" style:family="text">
      <style:text-properties fo:font-variant="small-caps" officeooo:rsid="007d7a6f"/>
    </style:style>
    <style:style style:name="MT176" style:family="text">
      <style:text-properties officeooo:rsid="00a59037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9" style:family="text">
      <style:text-properties fo:font-variant="small-caps" officeooo:rsid="00990660"/>
    </style:style>
    <style:style style:name="MT180" style:family="text">
      <style:text-properties fo:font-variant="small-caps" officeooo:rsid="00b5d2d1"/>
    </style:style>
    <style:style style:name="MT181" style:family="text">
      <style:text-properties fo:font-variant="small-caps" officeooo:rsid="00b6801f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6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7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8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29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30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31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format_20_Site" style:display-name="_Fiche format Site" style:page-layout-name="Mpm4">
      <style:header>
        <text:p text:style-name="MP3"/>
        <text:p text:style-name="MP4"><text:span text:style-name="MT1">Chapitre N3 :</text:span> <text:span text:style-name="MT2">Nombres fractions</text:span></text:p>
        <text:p text:style-name="MP5">Série 2 : Fractions et partage <text:s text:c="75"/></text:p>
      </style:header>
    </style:master-page>
    <style:master-page style:name="Endnote" style:page-layout-name="Mpm5"/>
    <style:master-page style:name="HTML" style:page-layout-name="Mpm6"/>
    <style:master-page style:name="_5f_Fiche_20_éditeur_20__20__28_une_20_colonne_29__20__20_impaire_20__28_D_29_" style:display-name="_Fiche éditeur  (une colonne)  impaire (D)" style:page-layout-name="Mpm7" style:next-style-name="_5f_Fiche_20_éditeur_20_paire_20__28_G_29_">
      <style:header>
        <text:p text:style-name="_5f_En-tête">Série 1 : Définir et nommer un angle</text:p>
      </style:header>
      <style:footer>
        <text:h text:style-name="MP6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8" style:next-style-name="_5f_Fiche_20_éditeur_20__20__28_une_20_colonne_29__20_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... : Chapitre ? </text:p>
      </style:footer>
    </style:master-page>
    <style:master-page style:name="Right_20_Page" style:display-name="Right Page" style:page-layout-name="Mpm9"/>
    <style:master-page style:name="Left_20_Page" style:display-name="Left Page" style:page-layout-name="Mpm10" style:next-style-name="Right_20_Page"/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7"><text:span text:style-name="MT3">Série 1 :</text:span> <text:span text:style-name="MT3">???</text:span></text:p>
      </style:header>
      <style:footer>
        <text:p text:style-name="MP9">Chapitre ? : ...</text:p>
      </style:footer>
      <style:footer-left>
        <text:p text:style-name="MP10">Série 1 :<text:tab/><text:tab/> <text:s text:c="43"/>Chapitre G? : ...</text:p>
      </style:footer-left>
    </style:master-page>
    <style:master-page style:name="_5f_Fiche_20_éditeur_20_série_20_2_20_impaire_20__28_D_29_" style:display-name="_Fiche éditeur série 2 impaire (D)" style:page-layout-name="Mpm12" style:next-style-name="_5f_Fiche_20_éditeur_20_série_20_2_20_paire_20__28_G_29_">
      <style:header>
        <text:p text:style-name="MP7"><text:span text:style-name="MT3">Série 2 :</text:span> <text:span text:style-name="MT3">???</text:span></text:p>
      </style:header>
      <style:footer>
        <text:p text:style-name="MP9">Chapitre <text:span text:style-name="MT4">? : ...</text:span></text:p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2" style:next-style-name="_5f_Fiche_20_éditeur_20_série_20_3_20_paire_20__28_G_29_">
      <style:header>
        <text:p text:style-name="MP7"><text:span text:style-name="MT3">Série 3 :</text:span> <text:span text:style-name="MT3">???</text:span></text:p>
      </style:header>
      <style:footer>
        <text:p text:style-name="MP9">Chapitre ? : ...</text:p>
      </style:footer>
      <style:footer-left>
        <text:p text:style-name="MP11"/>
      </style:footer-left>
    </style:master-page>
    <style:master-page style:name="_5f_Fiche_20_éditeur_20_série_20_4_20_impaire_20__28_D_29_" style:display-name="_Fiche éditeur série 4 impaire (D)" style:page-layout-name="Mpm13" style:next-style-name="_5f_Fiche_20_éditeur_20_série_20_4_20_paire_20__28_G_29_">
      <style:header>
        <text:p text:style-name="MP12">Série 4 : ???</text:p>
      </style:header>
      <style:footer>
        <text:p text:style-name="MP13">Chapitre ? : ...</text:p>
      </style:footer>
      <style:footer-left>
        <text:p text:style-name="MP11"/>
      </style:footer-left>
    </style:master-page>
    <style:master-page style:name="_5f_Fiche_20_éditeur_20_synthèse_20_impaire_20__28_D_29_" style:display-name="_Fiche éditeur synthèse impaire (D)" style:page-layout-name="Mpm13" style:next-style-name="_5f_Fiche_20_éditeur_20_synthèse_20_paire_20__28_G_29_">
      <style:header>
        <text:p text:style-name="MP12">Synthèse</text:p>
      </style:header>
      <style:footer>
        <text:p text:style-name="MP9">Chapitre ? : ...</text:p>
      </style:footer>
      <style:footer-left>
        <text:p text:style-name="MP14"/>
      </style:footer-left>
    </style:master-page>
    <style:master-page style:name="_5f_Fiche_20_éditeur_20_série_20_1_20_paire_20__28_G_29_" style:display-name="_Fiche éditeur série 1 paire (G)" style:page-layout-name="Mpm14" style:next-style-name="_5f_Fiche_20_éditeur_20_série_20_1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Chapitre ? : ...</text:p>
      </style:footer>
    </style:master-page>
    <style:master-page style:name="_5f_Fiche_20_éditeur_20_série_20_2_20_paire_20__28_G_29_" style:display-name="_Fiche éditeur série 2 paire (G)" style:page-layout-name="Mpm15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5" style:next-style-name="_5f_Fiche_20_éditeur_20_série_20_3_20_impaire_20__28_D_29_">
      <style:header>
        <text:p text:style-name="MP12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5" style:next-style-name="_5f_Fiche_20_éditeur_20_série_20_4_20_impaire_20__28_D_29_">
      <style:header>
        <text:p text:style-name="MP12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5" style:next-style-name="_5f_Fiche_20_éditeur_20_synthèse_20_impaire_20__28_D_29_">
      <style:header>
        <text:p text:style-name="MP12">Synthèse</text:p>
      </style:header>
      <style:footer>
        <text:p text:style-name="MP8">Chapitre ? : ...</text:p>
      </style:footer>
    </style:master-page>
    <style:master-page style:name="_5f_Fiche_20_du_20_livret_20_Génération_20_5" style:display-name="_Fiche du livret Génération 5" style:page-layout-name="Mpm16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_5f_Fiche_20_éditeur_20_série_20_2_20__20_impaire_20__28_D_29_" style:display-name="_Fiche éditeur série 2  impaire (D)" style:page-layout-name="Mpm17" draw:style-name="Mdp2" style:next-style-name="_5f_Fiche_20_éditeur_20_série_20_2_20_impaire_20__28_G_29__20_une_20_colonne">
      <style:header>
        <text:p text:style-name="Entête_20_couleur">Série 2 : Calcul littéral</text:p>
      </style:header>
      <style:header-left>
        <text:p text:style-name="MP12">Série 2 : Distributivité</text:p>
      </style:header-left>
      <style:footer>
        <text:p text:style-name="MP21">Chapitre N4 : Calcul littéral</text:p>
      </style:footer>
      <style:footer-left>
        <text:p text:style-name="MP22">Chapitre D1 : Proportionnalité</text:p>
      </style:footer-left>
    </style:master-page>
    <style:master-page style:name="_5f_Fiche_20_éditeur_20_série_20_2_20_impaire_20__28_G_29__20_une_20_colonne" style:display-name="_Fiche éditeur série 2 impaire (G) une colonne" style:page-layout-name="Mpm18" draw:style-name="Mdp2">
      <style:header>
        <text:p text:style-name="Entête_20_couleur">Série 2 : Calcul littéral</text:p>
      </style:header>
      <style:footer>
        <text:p text:style-name="MP23">Chapitre N4 : Calcul littéral</text:p>
      </style:footer>
    </style:master-page>
    <style:master-page style:name="_5f_Fiche_20_du_20_livret_20_pair" style:display-name="_Fiche du livret pair" style:page-layout-name="Mpm19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table:number-rows-spanned="2" office:value-type="string">
                <text:p text:style-name="Standard"/>
              </table:table-cell>
              <table:table-cell table:style-name="Tableau2.A1" office:value-type="string">
                <text:p text:style-name="MP143">N4 : Fractions</text:p>
              </table:table-cell>
              <table:table-cell table:style-name="Tableau2.A1" office:value-type="string">
                <text:p text:style-name="MP143"/>
              </table:table-cell>
            </table:table-row>
          </table:table-header-rows>
          <table:table-row table:style-name="Tableau2.1">
            <table:covered-table-cell/>
            <table:table-cell table:style-name="Tableau2.A1" office:value-type="string">
              <text:p text:style-name="MP144">Série 1 : Fractions et parts</text:p>
            </table:table-cell>
            <table:table-cell table:style-name="Tableau2.A1" office:value-type="string">
              <text:p text:style-name="MP144"/>
            </table:table-cell>
          </table:table-row>
        </table:table>
        <text:p text:style-name="MP24"/>
      </style:header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368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372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2</text:span></text:p></draw:text-box></draw:frame><draw:line text:anchor-type="paragraph" draw:z-index="370" draw:name="Forme3" draw:style-name="Mgr3" draw:text-style-name="MP27" svg:x1="11.71cm" svg:y1="0.383cm" svg:x2="20.496cm" svg:y2="0.36cm"><text:p/></draw:line><text:span text:style-name="MT6">Décompos</text:span><text:span text:style-name="MT7">e</text:span><text:span text:style-name="MT8">r</text:span><text:span text:style-name="MT6"> des fractions</text:span></text:p>
      </style:header>
      <style:footer>
        <text:p text:style-name="MP29"><draw:frame draw:style-name="Mfr1" draw:name="Cadre11" text:anchor-type="paragraph" svg:y="-0.06cm" draw:z-index="344"><draw:text-box fo:min-height="0.499cm" fo:min-width="3cm"><draw:frame draw:style-name="Mfr2" draw:name="Cadre2" text:anchor-type="frame" svg:x="0.45cm" svg:y="0.079cm" svg:width="0.817cm" draw:z-index="346"><draw:text-box fo:min-height="0.355cm"><text:p text:style-name="MP30"><draw:g text:anchor-type="paragraph" draw:z-index="374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26</text:page-number></text:p></draw:text-box></draw:frame><text:p text:style-name="MP32">Nombres rationnels • A<text:span text:style-name="MT9">3</text:span></text:p></draw:text-box></draw:frame></text:p>
      </style:footer>
    </style:master-page>
    <style:master-page style:name="_31__5f_2_5f_SERIE_5f_G_5f_GAUCHE_5f_ET_5f_DROITE_5f_2COL" style:display-name="1_2_SERIE_G_GAUCHE_ET_DROITE_2COL" style:page-layout-name="Mpm25" draw:style-name="Mdp1">
      <style:header>
        <text:p text:style-name="_5f_Header_20_G_20_page_20_impaire_20__28_D_29_"><draw:line text:anchor-type="paragraph" draw:z-index="217" draw:name="Shape3_35" draw:style-name="Mgr6" draw:text-style-name="MP27" svg:x1="11.344cm" svg:y1="0.358cm" svg:x2="20.497cm" svg:y2="0.36cm"><text:p/></draw:line><text:span text:style-name="MT10">Angles </text:span>: Nommer un angle</text:p>
      </style:header>
      <style:footer>
        <text:p text:style-name="MP3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14" draw:name="Shape4_184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15" draw:name="Shape4_185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86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26" draw:style-name="Mdp1">
      <style:header>
        <text:p text:style-name="MP37"><draw:line text:anchor-type="paragraph" draw:z-index="218" draw:name="Shape3_33" draw:style-name="Mgr6" draw:text-style-name="MP27" svg:x1="15.12cm" svg:y1="0.36cm" svg:x2="20.496cm" svg:y2="0.36cm"><text:p/></draw:line><text:s/><text:span text:style-name="MT14">Angles</text:span> : <text:span text:style-name="MT15">Comprendre la notion d’angle</text:span></text:p>
      </style:header>
      <style:footer>
        <text:p text:style-name="MP29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/text:p>
      </style:footer>
      <style:footer-left>
        <text:p text:style-name="MP29"><draw:frame draw:style-name="Mfr1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6">Angles</text:span><text:span text:style-name="MT13"> : </text:span><text:span text:style-name="MT16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25" draw:style-name="Mdp1">
      <style:header>
        <text:p text:style-name="_5f_Header_20_G_20_page_20_impaire_20__28_D_29_"><draw:line text:anchor-type="paragraph" draw:z-index="219" draw:name="Shape3_19" draw:style-name="Mgr6" draw:text-style-name="MP27" svg:x1="15.12cm" svg:y1="0.36cm" svg:x2="20.496cm" svg:y2="0.36cm"><text:p/></draw:line><text:s/><text:span text:style-name="MT17">Angles : </text:span>Angles : <text:span text:style-name="MT15">Comprendre la notion d’angle</text:span></text:p>
      </style:header>
      <style:header-left>
        <text:p text:style-name="MP38"><draw:line text:anchor-type="paragraph" draw:z-index="220" draw:name="Shape3_29" draw:style-name="Mgr6" draw:text-style-name="MP27" svg:x1="15.12cm" svg:y1="0.36cm" svg:x2="20.496cm" svg:y2="0.36cm"><text:p/></draw:line>Angles : <text:span text:style-name="MT15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h text:style-name="_5f_Footer_20_page_20_impaire_20__28_D_29_" text:outline-level="1"><text:span text:style-name="MT18">Angles : </text:span><text:span text:style-name="MT19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0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1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_5f_Header_20_G_20_page_20_paire_20__28_G_29_"><draw:line text:anchor-type="paragraph" draw:z-index="213" draw:name="Shape3_30" draw:style-name="Mgr6" draw:text-style-name="MP27" svg:x1="11.435cm" svg:y1="0.388cm" svg:x2="20.496cm" svg:y2="0.36cm"><text:p/></draw:line><text:span text:style-name="MT22">Angles</text:span> : <text:span text:style-name="MT22">Mesurer un angle</text:span></text:p>
      </style:header-left>
      <style:footer>
        <text:p text:style-name="MP29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09" draw:name="Shape4_176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23">Angles </text:span><text:span text:style-name="MT13">: </text:span><text:span text:style-name="MT2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25" draw:style-name="Mdp1">
      <style:header>
        <text:p text:style-name="_5f_Header_20_G_20_page_20_paire_20__28_G_29_"><draw:line text:anchor-type="paragraph" draw:z-index="207" draw:name="Shape3_31" draw:style-name="Mgr6" draw:text-style-name="MP27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08" draw:name="Shape3_32" draw:style-name="Mgr6" draw:text-style-name="MP27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4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0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04" draw:name="Shape4_180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05" draw:name="Shape4_188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87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25" draw:style-name="Mdp1">
      <style:header>
        <text:p text:style-name="_5f_Header_20_G_20_page_20_impaire_20__28_D_29_"><draw:line text:anchor-type="paragraph" draw:z-index="202" draw:name="Shape3_34" draw:style-name="Mgr6" draw:text-style-name="MP27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203" draw:name="Shape3_36" draw:style-name="Mgr6" draw:text-style-name="MP27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8">Calculer des </text:span><text:span text:style-name="MT24">Mesure</text:span><text:span text:style-name="MT28">s</text:span><text:span text:style-name="MT24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9"><text:span text:style-name="MT18">Angles : </text:span><text:span text:style-name="MT29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25" draw:style-name="Mdp1">
      <style:header>
        <text:p text:style-name="MP40"><draw:line text:anchor-type="paragraph" draw:z-index="339" draw:name="Shape3_22" draw:style-name="Mgr3" draw:text-style-name="MP27" svg:x1="17.999cm" svg:y1="0.36cm" svg:x2="20.497cm" svg:y2="0.36cm"><text:p/></draw:line><text:span text:style-name="MT30">Nombres entiers et décimaux : </text:span><text:span text:style-name="MT31">La droite graduée</text:span></text:p>
      </style:header>
      <style:header-left>
        <text:p text:style-name="MP40"><draw:line text:anchor-type="paragraph" draw:z-index="341" draw:name="Shape3_37" draw:style-name="Mgr3" draw:text-style-name="MP27" svg:x1="17.999cm" svg:y1="0.36cm" svg:x2="20.497cm" svg:y2="0.36cm"><text:p/></draw:line><text:span text:style-name="MT30">Nombres entiers et décimaux : </text:span><text:span text:style-name="MT31">La droite graduée</text:span></text:p>
      </style:header-left>
      <style:footer>
        <text:p text:style-name="MP3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0"><draw:g text:anchor-type="paragraph" draw:z-index="340" draw:name="Shape4_12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32">N</text:span><text:span text:style-name="MT33">ombres entiers et décimaux : </text:span><text:span text:style-name="MT34">la droite graduée</text:span></text:p></draw:text-box></draw:frame></text:p>
      </style:footer>
      <style:footer-left>
        <text:p text:style-name="MP3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0"><draw:g text:anchor-type="paragraph" draw:z-index="342" draw:name="Shape4_13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32">N</text:span><text:span text:style-name="MT33">ombres entiers et décimaux : </text:span><text:span text:style-name="MT34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336" draw:name="Shape4_10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337" draw:name="Shape4_11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9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333" draw:name="Shape4_16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334" draw:name="Shape4_14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7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25" draw:style-name="Mdp1">
      <style:header>
        <text:p text:style-name="MP40"><draw:line text:anchor-type="paragraph" draw:z-index="330" draw:name="Shape3_5" draw:style-name="Mgr3" draw:text-style-name="MP27" svg:x1="17.597cm" svg:y1="0.383cm" svg:x2="19.595cm" svg:y2="0.383cm"><text:p/></draw:line><text:span text:style-name="MT30">Nombres entiers et décimaux : </text:span><text:span text:style-name="Character_5f_20_5f_style"><text:span text:style-name="MT35">×</text:span></text:span><text:span text:style-name="MT36"> 10, 100, 1000</text:span></text:p>
      </style:header>
      <style:header-left>
        <text:p text:style-name="MP40"><draw:line text:anchor-type="paragraph" draw:z-index="332" draw:name="Shape3_6" draw:style-name="Mgr3" draw:text-style-name="MP27" svg:x1="17.597cm" svg:y1="0.383cm" svg:x2="19.595cm" svg:y2="0.383cm"><text:p/></draw:line><text:span text:style-name="MT30">Nombres entiers et décimaux : </text:span><text:span text:style-name="Character_5f_20_5f_style"><text:span text:style-name="MT35">×</text:span></text:span><text:span text:style-name="MT36"> 10, 100, 1000</text:span></text:p>
      </style:header-left>
      <style:footer>
        <text:p text:style-name="MP3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0"><draw:g text:anchor-type="paragraph" draw:z-index="331" draw:name="Shape4_15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32">N</text:span><text:span text:style-name="MT33">ombres entiers et décimaux : </text:span><text:span text:style-name="Character_5f_20_5f_style"><text:span text:style-name="MT35">×</text:span></text:span><text:span text:style-name="MT37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327" draw:name="Shape4_78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328" draw:name="Shape4_18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10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25" draw:style-name="Mdp1">
      <style:header>
        <text:p text:style-name="MP42"><draw:line text:anchor-type="paragraph" draw:z-index="323" draw:name="Shape3_4" draw:style-name="Mgr3" draw:text-style-name="MP27" svg:x1="6.842cm" svg:y1="0.431cm" svg:x2="20.496cm" svg:y2="0.36cm"><text:p/></draw:line>Numération</text:p>
      </style:header>
      <style:header-left>
        <text:p text:style-name="MP43"><draw:g text:anchor-type="paragraph" draw:z-index="325" draw:name="Shape4_8" draw:style-name="Mgr8"><draw:path draw:style-name="Mgr5" draw:text-style-name="MP31" svg:width="0.855cm" svg:height="1.172cm" svg:x="18.321cm" svg:y="27.525cm" svg:viewBox="0 0 856 1173" svg:d="M856 1173h-856v-991c0-100 79-182 175-182h505c97 0 176 82 176 182z"><text:p/></draw:path></draw:g><draw:line text:anchor-type="paragraph" draw:z-index="326" draw:name="Shape3_11" draw:style-name="Mgr3" draw:text-style-name="MP27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38">N</text:span>ombres entiers et décimaux : numération</text:p></draw:text-box></draw:frame><draw:g text:anchor-type="paragraph" draw:z-index="324" draw:name="Shape4_42" draw:style-name="Mgr4"><draw:path draw:style-name="Mgr5" draw:text-style-name="MP31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44" text:outline-level="1"><draw:frame draw:style-name="Mfr3" draw:name="Frame42" text:anchor-type="paragraph" svg:x="10.091cm" svg:y="0.009cm" draw:z-index="0"><draw:text-box fo:min-height="0.499cm" fo:min-width="7.096cm"><text:p text:style-name="MP45"><text:span text:style-name="MT38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320" draw:name="Shape4_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321" draw:name="Shape4_20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21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25" draw:style-name="Mdp1">
      <style:header>
        <text:p text:style-name="MP46"><draw:line text:anchor-type="paragraph" draw:z-index="317" draw:name="Shape3_13" draw:style-name="Mgr3" draw:text-style-name="MP27" svg:x1="18.701cm" svg:y1="0.36cm" svg:x2="20.497cm" svg:y2="0.36cm"><text:p/></draw:line><text:span text:style-name="MT39">Nombres entiers et décimaux</text:span> : <text:span text:style-name="MT39">Comparer, encadrer</text:span></text:p>
      </style:header>
      <style:header-left>
        <text:p text:style-name="MP46"><draw:line text:anchor-type="paragraph" draw:z-index="319" draw:name="Shape3_15" draw:style-name="Mgr3" draw:text-style-name="MP27" svg:x1="18.701cm" svg:y1="0.36cm" svg:x2="20.497cm" svg:y2="0.36cm"><text:p/></draw:line><text:span text:style-name="MT39">Nombres entiers et décimaux</text:span> : <text:span text:style-name="MT39">Comparer, encadrer</text:span></text:p>
      </style:header-left>
      <style:footer>
        <text:p text:style-name="MP3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0"><draw:g text:anchor-type="paragraph" draw:z-index="318" draw:name="Shape4_19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38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314" draw:name="Shape4_24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315" draw:name="Shape4_22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25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25" draw:style-name="Mdp1">
      <style:header>
        <text:p text:style-name="MP48"><draw:path text:anchor-type="paragraph" draw:z-index="310" draw:name="Shape1_2" draw:style-name="Mgr9" draw:text-style-name="MP26" svg:width="4.329cm" svg:height="2.238cm" svg:x="-1.8cm" svg:y="-8.982cm" svg:viewBox="0 0 4330 2239" svg:d="M0 2239l3984-288c209-15 363-167 345-342l-170-1609h-4159z"><text:p/></draw:path><draw:line text:anchor-type="paragraph" draw:z-index="311" draw:name="Shape3_10" draw:style-name="Mgr3" draw:text-style-name="MP27" svg:x1="15.337cm" svg:y1="0.36cm" svg:x2="20.496cm" svg:y2="0.36cm"><text:p/></draw:line><text:span text:style-name="MT40">Fractions</text:span> : <text:span text:style-name="MT40">Représentation géométrique</text:span></text:p>
      </style:header>
      <style:header-left>
        <text:p text:style-name="MP48"><draw:path text:anchor-type="paragraph" draw:z-index="312" draw:name="Shape1_10" draw:style-name="Mgr9" draw:text-style-name="MP26" svg:width="4.329cm" svg:height="2.238cm" svg:x="-1.8cm" svg:y="-8.982cm" svg:viewBox="0 0 4330 2239" svg:d="M0 2239l3984-288c209-15 363-167 345-342l-170-1609h-4159z"><text:p/></draw:path><draw:line text:anchor-type="paragraph" draw:z-index="313" draw:name="Shape3_14" draw:style-name="Mgr3" draw:text-style-name="MP27" svg:x1="15.337cm" svg:y1="0.36cm" svg:x2="20.496cm" svg:y2="0.36cm"><text:p/></draw:line><text:span text:style-name="MT40">Fractions</text:span> : <text:span text:style-name="MT40">Représentation géométrique</text:span></text:p>
      </style:header-left>
      <style:footer>
        <text:p text:style-name="MP3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49"><text:span text:style-name="MT38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307" draw:name="Shape4_2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308" draw:name="Shape4_28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23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25" draw:style-name="Mdp1">
      <style:header>
        <text:p text:style-name="MP50"><draw:path text:anchor-type="paragraph" draw:z-index="302" draw:name="Shape1_4" draw:style-name="Mgr9" draw:text-style-name="MP26" svg:width="4.329cm" svg:height="2.238cm" svg:x="-1.8cm" svg:y="-8.982cm" svg:viewBox="0 0 4330 2239" svg:d="M0 2239l3984-288c209-15 363-167 345-342l-170-1609h-4159z"><text:p/></draw:path><draw:line text:anchor-type="paragraph" draw:z-index="303" draw:name="Shape3_7" draw:style-name="Mgr3" draw:text-style-name="MP27" svg:x1="12.876cm" svg:y1="0.392cm" svg:x2="20.496cm" svg:y2="0.36cm"><text:p/></draw:line><text:span text:style-name="MT41">Fractions</text:span> : <text:span text:style-name="MT41">Vocabulaire et sens</text:span></text:p>
      </style:header>
      <style:header-left>
        <text:p text:style-name="MP50"><draw:path text:anchor-type="paragraph" draw:z-index="305" draw:name="Shape1_7" draw:style-name="Mgr9" draw:text-style-name="MP26" svg:width="4.329cm" svg:height="2.238cm" svg:x="-1.8cm" svg:y="-8.982cm" svg:viewBox="0 0 4330 2239" svg:d="M0 2239l3984-288c209-15 363-167 345-342l-170-1609h-4159z"><text:p/></draw:path><draw:line text:anchor-type="paragraph" draw:z-index="306" draw:name="Shape3_8" draw:style-name="Mgr3" draw:text-style-name="MP27" svg:x1="12.876cm" svg:y1="0.392cm" svg:x2="20.496cm" svg:y2="0.36cm"><text:p/></draw:line><text:span text:style-name="MT41">Fractions</text:span> : <text:span text:style-name="MT41">Vocabulaire et sens</text:span></text:p>
      </style:header-left>
      <style:footer>
        <text:p text:style-name="MP3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0"><draw:g text:anchor-type="paragraph" draw:z-index="304" draw:name="Shape4_26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38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94" draw:name="Shape4_29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95" draw:name="Shape4_31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2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25" draw:style-name="Mdp1">
      <style:header>
        <text:p text:style-name="MP52"><draw:line text:anchor-type="paragraph" draw:z-index="291" draw:name="Shape3_24" draw:style-name="Mgr3" draw:text-style-name="MP27" svg:x1="11.52cm" svg:y1="0.376cm" svg:x2="20.496cm" svg:y2="0.36cm"><text:p/></draw:line><text:span text:style-name="MT42">Fractions</text:span> : <text:span text:style-name="MT42">Droite graduée</text:span></text:p>
      </style:header>
      <style:header-left>
        <text:p text:style-name="MP52"><draw:line text:anchor-type="paragraph" draw:z-index="293" draw:name="Shape3_28" draw:style-name="Mgr3" draw:text-style-name="MP27" svg:x1="11.52cm" svg:y1="0.376cm" svg:x2="20.496cm" svg:y2="0.36cm"><text:p/></draw:line><text:span text:style-name="MT42">Fractions</text:span> : <text:span text:style-name="MT42">Droite graduée</text:span></text:p>
      </style:header-left>
      <style:footer>
        <text:p text:style-name="MP3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0"><draw:g text:anchor-type="paragraph" draw:z-index="292" draw:name="Shape4_30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38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88" draw:name="Shape4_33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89" draw:name="Shape4_35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6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25" draw:style-name="Mdp1">
      <style:header>
        <text:p text:style-name="MP54"><draw:line text:anchor-type="paragraph" draw:z-index="285" draw:name="Shape3_9" draw:style-name="Mgr3" draw:text-style-name="MP27" svg:x1="17.736cm" svg:y1="0.376cm" svg:x2="20.496cm" svg:y2="0.36cm"><text:p/></draw:line><text:span text:style-name="MT43">Fractions</text:span> : <text:span text:style-name="MT43">Fractions, décimaux et comparaison</text:span></text:p>
      </style:header>
      <style:header-left>
        <text:p text:style-name="MP54"><draw:line text:anchor-type="paragraph" draw:z-index="287" draw:name="Shape3_25" draw:style-name="Mgr3" draw:text-style-name="MP27" svg:x1="17.736cm" svg:y1="0.376cm" svg:x2="20.496cm" svg:y2="0.36cm"><text:p/></draw:line><text:span text:style-name="MT43">Fractions</text:span> : <text:span text:style-name="MT43">Fractions, décimaux et comparaison</text:span></text:p>
      </style:header-left>
      <style:footer>
        <text:p text:style-name="MP3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0"><draw:g text:anchor-type="paragraph" draw:z-index="286" draw:name="Shape4_3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38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82" draw:name="Shape4_3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83" draw:name="Shape4_39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40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25" draw:style-name="Mdp1">
      <style:header>
        <text:p text:style-name="MP56"><draw:path text:anchor-type="paragraph" draw:z-index="277" draw:name="Shape1_1" draw:style-name="Mgr9" draw:text-style-name="MP26" svg:width="4.329cm" svg:height="2.238cm" svg:x="-1.5cm" svg:y="-7.4cm" svg:viewBox="0 0 4330 2239" svg:d="M0 2239l3984-288c209-15 363-167 345-342l-170-1609h-4159z"><text:p/></draw:path><draw:line text:anchor-type="paragraph" draw:z-index="278" draw:name="Shape3_2" draw:style-name="Mgr3" draw:text-style-name="MP27" svg:x1="10.37cm" svg:y1="0.365cm" svg:x2="20.496cm" svg:y2="0.36cm"><text:p/></draw:line><text:span text:style-name="MT44">Fractions</text:span> : <text:span text:style-name="MT44">Opérations</text:span> </text:p>
      </style:header>
      <style:header-left>
        <text:p text:style-name="MP56"><draw:path text:anchor-type="paragraph" draw:z-index="280" draw:name="Shape1_8" draw:style-name="Mgr9" draw:text-style-name="MP26" svg:width="4.329cm" svg:height="2.238cm" svg:x="-1.5cm" svg:y="-7.4cm" svg:viewBox="0 0 4330 2239" svg:d="M0 2239l3984-288c209-15 363-167 345-342l-170-1609h-4159z"><text:p/></draw:path><draw:line text:anchor-type="paragraph" draw:z-index="281" draw:name="Shape3_26" draw:style-name="Mgr3" draw:text-style-name="MP27" svg:x1="10.37cm" svg:y1="0.365cm" svg:x2="20.496cm" svg:y2="0.36cm"><text:p/></draw:line><text:span text:style-name="MT44">Fractions</text:span> : <text:span text:style-name="MT44">Opérations</text:span> </text:p>
      </style:header-left>
      <style:footer>
        <text:p text:style-name="MP3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0"><draw:g text:anchor-type="paragraph" draw:z-index="279" draw:name="Shape4_38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38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74" draw:name="Shape4_41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75" draw:name="Shape4_44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5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25" draw:style-name="Mdp1">
      <style:header>
        <text:p text:style-name="MP58"><draw:path text:anchor-type="paragraph" draw:z-index="271" draw:name="Shape1_5" draw:style-name="Mgr9" draw:text-style-name="MP26" svg:width="4.329cm" svg:height="2.238cm" svg:x="-1.5cm" svg:y="-1.001cm" svg:viewBox="0 0 4330 2239" svg:d="M0 2239l3984-288c209-15 363-167 345-342l-170-1609h-4159z"><text:p/></draw:path><draw:line text:anchor-type="paragraph" draw:z-index="272" draw:name="Shape3_21" draw:style-name="Mgr3" draw:text-style-name="MP27" svg:x1="10.308cm" svg:y1="0.388cm" svg:x2="20.496cm" svg:y2="0.36cm"><text:p/></draw:line><text:span text:style-name="MT45">Fractions</text:span><text:span text:style-name="MT30"> : </text:span><text:span text:style-name="MT46">Problèmes</text:span><text:span text:style-name="MT30"> </text:span></text:p>
      </style:header>
      <style:footer>
        <text:p text:style-name="MP3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0"><draw:g text:anchor-type="paragraph" draw:z-index="273" draw:name="Shape4_258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38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25" draw:style-name="Mdp1">
      <style:header>
        <text:p text:style-name="MP60"><draw:line text:anchor-type="paragraph" draw:z-index="266" draw:name="Shape3_12" draw:style-name="Mgr3" draw:text-style-name="MP27" svg:x1="10.308cm" svg:y1="0.388cm" svg:x2="20.496cm" svg:y2="0.36cm"><text:p/></draw:line><draw:path text:anchor-type="paragraph" draw:z-index="267" draw:name="Shape1_6" draw:style-name="Mgr9" draw:text-style-name="MP26" svg:width="4.329cm" svg:height="2.238cm" svg:x="-1.5cm" svg:y="-1.001cm" svg:viewBox="0 0 4330 2239" svg:d="M0 2239l3984-288c209-15 363-167 345-342l-170-1609h-4159z"><text:p/></draw:path><text:span text:style-name="MT45">Fractions</text:span><text:span text:style-name="MT30"> : </text:span><text:span text:style-name="MT46">Problèmes</text:span><text:span text:style-name="MT30"> </text:span></text:p>
      </style:header>
      <style:header-left>
        <text:p text:style-name="MP60"><draw:line text:anchor-type="paragraph" draw:z-index="269" draw:name="Shape3_27" draw:style-name="Mgr3" draw:text-style-name="MP27" svg:x1="10.308cm" svg:y1="0.388cm" svg:x2="20.496cm" svg:y2="0.36cm"><text:p/></draw:line><draw:path text:anchor-type="paragraph" draw:z-index="270" draw:name="Shape1_0" draw:style-name="Mgr9" draw:text-style-name="MP26" svg:width="4.329cm" svg:height="2.238cm" svg:x="-1.5cm" svg:y="-1.001cm" svg:viewBox="0 0 4330 2239" svg:d="M0 2239l3984-288c209-15 363-167 345-342l-170-1609h-4159z"><text:p/></draw:path><text:span text:style-name="MT45">Fractions</text:span><text:span text:style-name="MT30"> : </text:span><text:span text:style-name="MT46">Problèmes</text:span><text:span text:style-name="MT30"> </text:span></text:p>
      </style:header-left>
      <style:footer>
        <text:p text:style-name="MP3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0"><draw:g text:anchor-type="paragraph" draw:z-index="268" draw:name="Shape4_43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38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63" draw:name="Shape4_46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64" draw:name="Shape4_48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261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25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0"><draw:g text:anchor-type="paragraph" draw:z-index="262" draw:name="Shape4_47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32">calculer</text:span><text:span text:style-name="MT47"> : </text:span><text:span text:style-name="MT32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59" draw:name="Shape4_50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60" draw:name="Shape4_52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53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25" draw:style-name="Mdp1">
      <style:header>
        <text:p text:style-name="MP62">Calculer : <text:span text:style-name="MT48">Multiplier</text:span> </text:p>
      </style:header>
      <style:header-left>
        <text:p text:style-name="MP62">Calculer : <text:span text:style-name="MT48">Multiplier</text:span> </text:p>
      </style:header-left>
      <style:footer>
        <text:p text:style-name="MP3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0"><draw:g text:anchor-type="paragraph" draw:z-index="257" draw:name="Shape4_55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32">calculer</text:span><text:span text:style-name="MT47"> : </text:span><text:span text:style-name="MT49">Multiplier</text:span></text:p></draw:text-box></draw:frame></text:p>
      </style:footer>
      <style:footer-left>
        <text:p text:style-name="MP3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64"><text:span text:style-name="MT32">calculer</text:span><text:span text:style-name="MT47"> : </text:span><text:span text:style-name="MT49">Multiplier</text:span></text:p></draw:text-box></draw:frame><draw:g text:anchor-type="paragraph" draw:z-index="258" draw:name="Shape4_262" draw:style-name="Mgr4"><draw:path draw:style-name="Mgr5" draw:text-style-name="MP31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54" draw:name="Shape4_54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55" draw:name="Shape4_57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8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25" draw:style-name="Mdp1">
      <style:header>
        <text:p text:style-name="_5f_Header_20_N_20_page_20_impaire_20__28_D_29_"><text:span text:style-name="MT50">Calculer : </text:span><text:span text:style-name="MT51">Diviser</text:span><text:span text:style-name="MT50"> </text:span></text:p>
      </style:header>
      <style:header-left>
        <text:p text:style-name="_5f_Header_20_N_20_page_20_impaire_20__28_D_29_"><text:span text:style-name="MT50">Calculer : </text:span><text:span text:style-name="MT51">Diviser</text:span><text:span text:style-name="MT50"> </text:span></text:p>
      </style:header-left>
      <style:footer>
        <text:p text:style-name="MP3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0"><draw:g text:anchor-type="paragraph" draw:z-index="252" draw:name="Shape4_56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32">calculer</text:span><text:span text:style-name="MT47"> : </text:span><text:span text:style-name="MT52">diviser</text:span></text:p></draw:text-box></draw:frame></text:p>
      </style:footer>
      <style:footer-left>
        <text:p text:style-name="MP3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64"><text:span text:style-name="MT32">calculer</text:span><text:span text:style-name="MT47"> : </text:span><text:span text:style-name="MT52">diviser</text:span></text:p></draw:text-box></draw:frame><draw:g text:anchor-type="paragraph" draw:z-index="253" draw:name="Shape4_60" draw:style-name="Mgr4"><draw:path draw:style-name="Mgr5" draw:text-style-name="MP31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26" draw:style-name="Mdp1">
      <style:header>
        <text:p text:style-name="MP65"><text:span text:style-name="MT53">G</text:span>éométrie plane : Parallèles, perpendiculaires,<text:line-break/> distances</text:p>
      </style:header>
      <style:header-left>
        <text:p text:style-name="MP66"><text:s/><text:span text:style-name="MT53">Géométrie plane</text:span> : <text:span text:style-name="MT54">P</text:span><text:span text:style-name="MT55">arallèles, perpendiculaires,<text:line-break/> </text:span><text:span text:style-name="MT56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0"><text:page-number text:select-page="current">0</text:page-number></text:p></draw:text-box></draw:frame><text:h text:style-name="_5f_Footer_20_page_20_impaire_20__28_D_29_" text:outline-level="1"><text:span text:style-name="MT57">Géométrie plane : </text:span><text:span text:style-name="MT58">parallèles, perpendiculaires, </text:span><text:span text:style-name="MT59">distances</text:span></text:h></draw:text-box></draw:frame><draw:g text:anchor-type="paragraph" draw:z-index="250" draw:name="Shape4_59" draw:style-name="Mgr4"><draw:path draw:style-name="Mgr10" draw:text-style-name="MP67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0"><text:page-number text:select-page="current">0</text:page-number></text:p></draw:text-box></draw:frame><text:h text:style-name="MP68" text:outline-level="1"><text:span text:style-name="MT60">G</text:span>éométrie plane : Parallèles, perpendiculaires, distances</text:h></draw:text-box></draw:frame><draw:g text:anchor-type="paragraph" draw:z-index="251" draw:name="Shape4_62" draw:style-name="Mgr4"><draw:path draw:style-name="Mgr10" draw:text-style-name="MP67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25" draw:style-name="Mdp1">
      <style:header>
        <text:p text:style-name="_5f_Header_20_N_20_page_20_impaire_20__28_D_29_"><text:span text:style-name="MT50">Calculer : </text:span><text:span text:style-name="MT61">Critères de divisibilité</text:span><text:span text:style-name="MT50"> </text:span></text:p>
      </style:header>
      <style:header-left>
        <text:p text:style-name="_5f_Header_20_N_20_page_20_impaire_20__28_D_29_"><text:span text:style-name="MT50">Calculer : </text:span><text:span text:style-name="MT61">Critères de divisibilité</text:span><text:span text:style-name="MT5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0"><draw:g text:anchor-type="paragraph" draw:z-index="248" draw:name="Shape4_61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32">calculer</text:span><text:span text:style-name="MT47"> : </text:span><text:span text:style-name="MT62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64"><text:span text:style-name="MT32">calculer</text:span><text:span text:style-name="MT47"> : </text:span><text:span text:style-name="MT62">critères de divisibilité</text:span></text:p></draw:text-box></draw:frame><draw:g text:anchor-type="paragraph" draw:z-index="249" draw:name="Shape4_65" draw:style-name="Mgr4"><draw:path draw:style-name="Mgr5" draw:text-style-name="MP31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45" draw:name="Shape4_64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46" draw:name="Shape4_80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1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25" draw:style-name="Mdp1">
      <style:header>
        <text:p text:style-name="_5f_Header_20_N_20_page_20_impaire_20__28_D_29_"><text:span text:style-name="MT50">Calculer : </text:span><text:span text:style-name="MT63">Distributivité</text:span><text:span text:style-name="MT50"> </text:span></text:p>
      </style:header>
      <style:header-left>
        <text:p text:style-name="_5f_Header_20_N_20_page_20_impaire_20__28_D_29_"><text:span text:style-name="MT50">Calculer : </text:span><text:span text:style-name="MT63">Distributivité</text:span><text:span text:style-name="MT50"> </text:span></text:p>
      </style:header-left>
      <style:footer>
        <text:p text:style-name="MP3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0"><draw:g text:anchor-type="paragraph" draw:z-index="244" draw:name="Shape4_79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32">calculer</text:span><text:span text:style-name="MT47"> : </text:span><text:span text:style-name="MT64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41" draw:name="Shape4_11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42" draw:name="Shape4_118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260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25" draw:style-name="Mdp1">
      <style:header>
        <text:p text:style-name="_5f_Header_20_N_20_page_20_impaire_20__28_D_29_"><text:span text:style-name="MT50">Calculer : </text:span><text:span text:style-name="MT65">Priorités opératoires</text:span><text:span text:style-name="MT50"> </text:span></text:p>
      </style:header>
      <style:header-left>
        <text:p text:style-name="_5f_Header_20_N_20_page_20_impaire_20__28_D_29_"><text:span text:style-name="MT50">Calculer : </text:span><text:span text:style-name="MT65">Priorités opératoires</text:span><text:span text:style-name="MT50"> </text:span></text:p>
      </style:header-left>
      <style:footer>
        <text:p text:style-name="MP3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0"><draw:g text:anchor-type="paragraph" draw:z-index="239" draw:name="Shape4_68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32">calculer</text:span><text:span text:style-name="MT47"> : </text:span><text:span text:style-name="MT66">priorités opératoires</text:span></text:p></draw:text-box></draw:frame></text:p>
      </style:footer>
      <style:footer-left>
        <text:p text:style-name="MP3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64"><text:span text:style-name="MT32">calculer</text:span><text:span text:style-name="MT47"> : </text:span><text:span text:style-name="MT66">priorités opératoires</text:span></text:p></draw:text-box></draw:frame><draw:g text:anchor-type="paragraph" draw:z-index="240" draw:name="Shape4_69" draw:style-name="Mgr4"><draw:path draw:style-name="Mgr5" draw:text-style-name="MP31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36" draw:name="Shape4_6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37" draw:name="Shape4_76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77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33" draw:name="Shape4_63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234" draw:name="Shape4_83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9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25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0"><draw:g text:anchor-type="paragraph" draw:z-index="231" draw:name="Shape4_82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67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0">Résoudre des problèmes</text:p></draw:text-box></draw:frame><draw:g text:anchor-type="paragraph" draw:z-index="232" draw:name="Shape4_97" draw:style-name="Mgr4"><draw:path draw:style-name="Mgr5" draw:text-style-name="MP31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27" draw:style-name="Mdp1">
      <style:header>
        <text:p text:style-name="_5f_Header_20_D_20_page_20_impaire_20__28_D_29_"><text:tab/> <text:span text:style-name="MT68">Utilis</text:span><text:span text:style-name="MT69">er des</text:span><text:span text:style-name="MT68"> données </text:span>: <text:span text:style-name="MT70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72"> Utiliser des données : Représenter </text:span></text:span></text:p>
      </style:header-left>
      <style:footer>
        <text:p text:style-name="MP29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5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13"> : </text:span><text:span text:style-name="MT75">représenter</text:span><text:span text:style-name="MT13"> </text:span></text:p></draw:text-box></draw:frame><draw:g text:anchor-type="paragraph" draw:z-index="228" draw:name="Shape4_70" draw:style-name="Mgr4"><draw:path draw:style-name="Mgr7" draw:text-style-name="MP36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13"> : </text:span><text:span text:style-name="MT75">représenter</text:span><text:span text:style-name="MT13"> </text:span></text:p></draw:text-box></draw:frame><draw:g text:anchor-type="paragraph" draw:z-index="229" draw:name="Shape4_90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91" draw:style-name="Mgr4"><draw:path draw:style-name="Mgr7" draw:text-style-name="MP71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25" draw:style-name="Mdp1">
      <style:header>
        <text:p text:style-name="MP72"><text:span text:style-name="MT76">Repères du plan : Se repérer</text:span> </text:p>
      </style:header>
      <style:header-left>
        <text:p text:style-name="MP72"><text:span text:style-name="MT76">Repères du plan : Se repérer</text:span> </text:p>
      </style:header-left>
      <style:footer>
        <text:p text:style-name="MP3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0"><draw:g text:anchor-type="paragraph" draw:z-index="226" draw:name="Shape4_11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>
      <style:footer-left>
        <text:p text:style-name="MP29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0"><draw:g text:anchor-type="paragraph" draw:z-index="227" draw:name="Shape4_66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26" draw:style-name="Mdp1">
      <style:header>
        <text:p text:style-name="_5f_Header_20_D_20_page_20_paire_20__28_G_29_"><text:tab/> <text:span text:style-name="MT68">Utilis</text:span><text:span text:style-name="MT69">er des</text:span><text:span text:style-name="MT68"> données </text:span>: <text:span text:style-name="MT78">Organiser</text:span> </text:p>
      </style:header>
      <style:header-left>
        <text:p text:style-name="_5f_Header_20_D_20_page_20_paire_20__28_G_29_"><text:tab/> <text:span text:style-name="MT68">Utilis</text:span><text:span text:style-name="MT69">er des</text:span><text:span text:style-name="MT68"> données </text:span>: <text:span text:style-name="MT78">Organiser</text:span> </text:p>
      </style:header-left>
      <style:footer>
        <text:p text:style-name="MP29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13"> : </text:span><text:span text:style-name="MT79">Organiser</text:span><text:span text:style-name="MT13"> </text:span></text:p></draw:text-box></draw:frame><draw:g text:anchor-type="paragraph" draw:z-index="223" draw:name="Shape4_85" draw:style-name="Mgr4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13"> : </text:span><text:span text:style-name="MT79">Organiser</text:span><text:span text:style-name="MT13"> </text:span></text:p></draw:text-box></draw:frame><draw:g text:anchor-type="paragraph" draw:z-index="224" draw:name="Shape4_75" draw:style-name="Mgr4"><draw:path draw:style-name="Mgr7" draw:text-style-name="MP71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74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25" draw:style-name="Mdp1">
      <style:header>
        <text:p text:style-name="MP72"><text:span text:style-name="MT76">Repères du plan : Se repérer</text:span> </text:p>
      </style:header>
      <style:header-left>
        <text:p text:style-name="MP72"><text:span text:style-name="MT76">Repères du plan : Se repérer</text:span> </text:p>
      </style:header-left>
      <style:footer>
        <text:p text:style-name="MP3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0"><draw:g text:anchor-type="paragraph" draw:z-index="221" draw:name="Shape4_7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>
      <style:footer-left>
        <text:p text:style-name="MP29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0"><draw:g text:anchor-type="paragraph" draw:z-index="222" draw:name="Shape4_72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25" draw:style-name="Mdp1">
      <style:header>
        <text:p text:style-name="_5f_Header_20_M_20_page_20_impaire_20__28_D_29_"><draw:line text:anchor-type="paragraph" draw:z-index="199" draw:name="Shape3_3" draw:style-name="Mgr11" draw:text-style-name="MP27" svg:x1="12.104cm" svg:y1="0.392cm" svg:x2="20.497cm" svg:y2="0.36cm"><text:p/></draw:line><text:span text:style-name="MT80">Périmètre</text:span> : <text:span text:style-name="MT81">Coder et calculer</text:span></text:p>
      </style:header>
      <style:header-left>
        <text:p text:style-name="_5f_Header_20_M_20_page_20_impaire_20__28_D_29_"><draw:line text:anchor-type="paragraph" draw:z-index="201" draw:name="Shape3_18" draw:style-name="Mgr11" draw:text-style-name="MP27" svg:x1="12.104cm" svg:y1="0.392cm" svg:x2="20.497cm" svg:y2="0.36cm"><text:p/></draw:line><text:span text:style-name="MT80">Périmètre</text:span> : <text:span text:style-name="MT81">Coder et calculer</text:span></text:p>
      </style:header-left>
      <style:footer>
        <text:p text:style-name="MP3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0"><draw:g text:anchor-type="paragraph" draw:z-index="200" draw:name="Shape4_106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82">Périmètre : </text:span><text:span text:style-name="MT8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196" draw:name="Shape4_103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97" draw:name="Shape4_104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05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26" draw:style-name="Mdp1">
      <style:header>
        <text:p text:style-name="Header"><text:span text:style-name="MT84">Proportionnalité et pourcentages</text:span><text:span text:style-name="MT68"> </text:span>: <text:span text:style-name="MT84">proportionnalité</text:span> </text:p>
        <text:p text:style-name="MP76"/>
      </style:header>
      <style:header-left>
        <text:p text:style-name="Header"><text:span text:style-name="MT84">Proportionnalité et pourcentages</text:span><text:span text:style-name="MT68"> </text:span>: <text:span text:style-name="MT84">proportionnalité</text:span> </text:p>
        <text:p text:style-name="MP76"/>
      </style:header-left>
      <style:footer>
        <text:p text:style-name="MP29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7">Proportionnalité et pourcentages : proportionalité</text:p></draw:text-box></draw:frame><draw:g text:anchor-type="paragraph" draw:z-index="194" draw:name="Shape4_86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8">: </text:p></draw:text-box></draw:frame><draw:g text:anchor-type="paragraph" draw:z-index="195" draw:name="Shape4_87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24" draw:style-name="Mdp1">
      <style:header>
        <text:p text:style-name="_5f_Header_20_D_20_page_20_impaire_20__28_D_29_">Proportionnalité et pourcentage : <text:span text:style-name="MT85">P</text:span>roportionnalité </text:p>
      </style:header>
      <style:header-left>
        <text:p text:style-name="_5f_Header_20_D_20_page_20_paire_20__28_G_29_"><text:span text:style-name="MT84"><text:tab/>Proportionnalité et pourcentage</text:span><text:span text:style-name="MT68"> </text:span>: <text:span text:style-name="MT84">proportionnalité</text:span> </text:p>
      </style:header-left>
      <style:footer>
        <text:p text:style-name="MP3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9"><draw:g text:anchor-type="paragraph" draw:z-index="192" draw:name="Shape4_73" draw:style-name="Mgr4"><draw:path draw:style-name="Mgr7" draw:text-style-name="MP71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29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0"><draw:g text:anchor-type="paragraph" draw:z-index="193" draw:name="Shape4_88" draw:style-name="Mgr4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26" draw:style-name="Mdp1">
      <style:header>
        <text:p text:style-name="Header"><text:span text:style-name="MT84">Proportionnalité et pourcentages</text:span><text:span text:style-name="MT68"> </text:span>: <text:span text:style-name="MT84">proportionnalité</text:span> </text:p>
        <text:p text:style-name="MP76"/>
      </style:header>
      <style:header-left>
        <text:p text:style-name="Header"><text:span text:style-name="MT84">Proportionnalité et pourcentages</text:span><text:span text:style-name="MT68"> </text:span>: <text:span text:style-name="MT84">proportionnalité</text:span> </text:p>
        <text:p text:style-name="MP76"/>
      </style:header-left>
      <style:footer>
        <text:p text:style-name="MP29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7">Proportionnalité et pourcentages : proportionalité</text:p></draw:text-box></draw:frame><draw:g text:anchor-type="paragraph" draw:z-index="190" draw:name="Shape4_98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8">: </text:p></draw:text-box></draw:frame><draw:g text:anchor-type="paragraph" draw:z-index="191" draw:name="Shape4_99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25" draw:style-name="Mdp1">
      <style:header>
        <text:p text:style-name="_5f_Header_20_D_20_page_20_impaire_20__28_D_29_"><text:span text:style-name="MT84">Proportionnalité et pourcentage</text:span><text:span text:style-name="MT68"> </text:span>: <text:span text:style-name="MT86">Pourcentages</text:span> </text:p>
      </style:header>
      <style:header-left>
        <text:p text:style-name="_5f_Header_20_D_20_page_20_impaire_20__28_D_29_"><text:span text:style-name="MT84">Proportionnalité et pourcentage</text:span><text:span text:style-name="MT68"> </text:span>: <text:span text:style-name="MT86">Pourcentages</text:span> </text:p>
      </style:header-left>
      <style:footer>
        <text:p text:style-name="MP3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0"><draw:g text:anchor-type="paragraph" draw:z-index="188" draw:name="Shape4_100" draw:style-name="Mgr4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7">Proportionnalité et pourcentage : </text:span><text:span text:style-name="MT88">pourcentages</text:span></text:p></draw:text-box></draw:frame></text:p>
      </style:footer>
      <style:footer-left>
        <text:p text:style-name="MP29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82"><text:span text:style-name="MT89">Proportionnalité et pourcentages : </text:span><text:span text:style-name="MT88">pourcentages</text:span></text:p></draw:text-box></draw:frame><draw:g text:anchor-type="paragraph" draw:z-index="189" draw:name="Shape4_112" draw:style-name="Mgr4"><draw:path draw:style-name="Mgr7" draw:text-style-name="MP36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185" draw:name="Shape4_93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86" draw:name="Shape4_101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02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25" draw:style-name="Mdp1">
      <style:header>
        <text:p text:style-name="_5f_Header_20_M_20_page_20_impaire_20__28_D_29_"><text:span text:style-name="MT80">Périmètre</text:span> : <text:span text:style-name="MT80">Calculs sur une figure</text:span></text:p>
      </style:header>
      <style:header-left>
        <text:p text:style-name="_5f_Header_20_M_20_page_20_paire_20__28_G_29_"><text:span text:style-name="MT80">Périmètre</text:span> : <text:span text:style-name="MT80">Calculs sur une figure</text:span></text:p>
      </style:header-left>
      <style:footer>
        <text:p text:style-name="MP3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0"><draw:g text:anchor-type="paragraph" draw:z-index="182" draw:name="Shape4_94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0"><draw:g text:anchor-type="paragraph" draw:z-index="183" draw:name="Shape4_95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4" draw:name="Shape4_96" draw:style-name="Mgr4"><draw:path draw:style-name="Mgr12" draw:text-style-name="MP7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179" draw:name="Shape4_113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80" draw:name="Shape4_114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15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25" draw:style-name="Mdp1">
      <style:header>
        <text:p text:style-name="_5f_Header_20_M_20_page_20_impaire_20__28_D_29_"><draw:line text:anchor-type="paragraph" draw:z-index="176" draw:name="Shape3_1" draw:style-name="Mgr11" draw:text-style-name="MP27" svg:x1="12.45cm" svg:y1="0.362cm" svg:x2="20.497cm" svg:y2="0.36cm"><text:p/></draw:line><text:span text:style-name="MT80">Périmètre</text:span> : <text:span text:style-name="MT90">Mesurer, reporter</text:span></text:p>
      </style:header>
      <style:header-left>
        <text:p text:style-name="_5f_Header_20_M_20_page_20_impaire_20__28_D_29_"><draw:line text:anchor-type="paragraph" draw:z-index="178" draw:name="Shape3_20" draw:style-name="Mgr11" draw:text-style-name="MP27" svg:x1="12.45cm" svg:y1="0.362cm" svg:x2="20.497cm" svg:y2="0.36cm"><text:p/></draw:line><text:span text:style-name="MT80">Périmètre</text:span> : <text:span text:style-name="MT90">Mesurer, reporter</text:span></text:p>
      </style:header-left>
      <style:footer>
        <text:p text:style-name="MP3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0"><draw:g text:anchor-type="paragraph" draw:z-index="177" draw:name="Shape4_116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82">Périmètre : </text:span><text:span text:style-name="MT9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173" draw:name="Shape4_84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74" draw:name="Shape4_257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259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25" draw:style-name="Mdp1">
      <style:header>
        <text:p text:style-name="_5f_Header_20_M_20_page_20_impaire_20__28_D_29_"><draw:line text:anchor-type="paragraph" draw:z-index="170" draw:name="Shape3_16" draw:style-name="Mgr11" draw:text-style-name="MP27" svg:x1="12.726cm" svg:y1="0.399cm" svg:x2="20.496cm" svg:y2="0.36cm"><text:p/></draw:line><text:span text:style-name="MT80">Périmètre</text:span> : <text:span text:style-name="MT92">Périmètres et unités</text:span></text:p>
      </style:header>
      <style:header-left>
        <text:p text:style-name="MP83"><draw:line text:anchor-type="paragraph" draw:z-index="172" draw:name="Shape3_17" draw:style-name="Mgr11" draw:text-style-name="MP27" svg:x1="16.083cm" svg:y1="0.383cm" svg:x2="20.496cm" svg:y2="0.36cm"><text:p/></draw:line><text:span text:style-name="MT80">Périmètre</text:span> : <text:span text:style-name="MT92">Périmètres et unités</text:span></text:p>
      </style:header-left>
      <style:footer>
        <text:p text:style-name="MP3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0"><draw:g text:anchor-type="paragraph" draw:z-index="171" draw:name="Shape4_107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2">Périmètre <text:s/>: </text:span><text:span text:style-name="MT9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167" draw:name="Shape4_108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68" draw:name="Shape4_120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1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25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84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0"><draw:g text:anchor-type="paragraph" draw:z-index="165" draw:name="Shape4_109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82">Périmètre : </text:span><text:span text:style-name="MT94">Problèmes</text:span></text:p></draw:text-box></draw:frame></text:p>
      </style:footer>
      <style:footer-left>
        <text:p text:style-name="MP84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5"><text:span text:style-name="MT82">Périmètre : </text:span><text:span text:style-name="MT94">Problèmes</text:span></text:p></draw:text-box></draw:frame><draw:g text:anchor-type="paragraph" draw:z-index="166" draw:name="Shape4_122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28">
      <style:header>
        <text:p text:style-name="MP8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96">Volume</text:span><text:span text:style-name="MT13"> </text:span></text:p></draw:text-box></draw:frame><draw:g text:anchor-type="paragraph" draw:z-index="164" draw:name="Shape4_145" draw:style-name="Mgr4"><draw:path draw:style-name="Mgr5" draw:text-style-name="MP31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29">
      <style:header>
        <text:p text:style-name="MP86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25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87">Conversions d’unités : longueurs</text:p></draw:text-box></draw:frame><draw:g text:anchor-type="paragraph" draw:z-index="161" draw:name="Shape4_12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0"><draw:g text:anchor-type="paragraph" draw:z-index="162" draw:name="Shape4_6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Conversions d’unités : longueurs</text:p></draw:text-box></draw:frame><draw:g text:anchor-type="paragraph" draw:z-index="163" draw:name="Shape4_126" draw:style-name="Mgr4"><draw:path draw:style-name="Mgr5" draw:text-style-name="MP31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26" draw:style-name="Mdp1">
      <style:header>
        <text:p text:style-name="_5f_Header_20_N_20_page_20_impaire_20__28_D_29_"><text:s/><text:span text:style-name="MT97">Conversions d’unités : longueurs</text:span></text:p>
      </style:header>
      <style:header-left>
        <text:p text:style-name="_5f_Header_20_N_20_page_20_impaire_20__28_D_29_"><text:s/><text:span text:style-name="MT97">Conversions d’unités : longueurs</text:span></text:p>
      </style:header-left>
      <style:footer>
        <text:p text:style-name="MP29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longueurs</text:span><text:span text:style-name="MT13"> </text:span></text:p></draw:text-box></draw:frame><draw:g text:anchor-type="paragraph" draw:z-index="158" draw:name="Shape4_123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59" draw:name="Shape4_124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25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26" draw:style-name="Mdp1">
      <style:header>
        <text:p text:style-name="_5f_Header_20_N_20_page_20_impaire_20__28_D_29_"><text:s/><text:span text:style-name="MT97">Conversions d’unités : </text:span><text:span text:style-name="MT98">masses</text:span></text:p>
      </style:header>
      <style:header-left>
        <text:p text:style-name="_5f_Header_20_N_20_page_20_impaire_20__28_D_29_"><text:s/><text:span text:style-name="MT97">Conversions d’unités : </text:span><text:span text:style-name="MT98">masses</text:span></text:p>
      </style:header-left>
      <style:footer>
        <text:p text:style-name="MP29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99">masses</text:span><text:span text:style-name="MT13"> </text:span></text:p></draw:text-box></draw:frame><draw:g text:anchor-type="paragraph" draw:z-index="155" draw:name="Shape4_92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56" draw:name="Shape4_119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28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25" draw:style-name="Mdp1">
      <style:header>
        <text:p text:style-name="_5f_Header_20_N_20_page_20_impaire_20__28_D_29_"><text:span text:style-name="MT98"><text:s/></text:span><text:span text:style-name="MT97">Conversions d’unités : </text:span><text:span text:style-name="MT98">masses</text:span></text:p>
      </style:header>
      <style:header-left>
        <text:p text:style-name="_5f_Header_20_N_20_page_20_impaire_20__28_D_29_"><text:span text:style-name="MT98"><text:s/></text:span><text:span text:style-name="MT97">Conversions d’unités : </text:span><text:span text:style-name="MT98">masses</text:span></text:p>
      </style:header-left>
      <style:footer>
        <text:p text:style-name="MP8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00">Masses</text:span><text:span text:style-name="MT13"> </text:span></text:p></draw:text-box></draw:frame><draw:g text:anchor-type="paragraph" draw:z-index="152" draw:name="Shape4_2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draw:g text:anchor-type="paragraph" draw:z-index="153" draw:name="Shape4_5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0"><draw:g text:anchor-type="paragraph" draw:z-index="154" draw:name="Shape4_129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<text:span text:style-name="MT101">Conversions d’unités : </text:span><text:span text:style-name="MT10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26" draw:style-name="Mdp1">
      <style:header>
        <text:p text:style-name="Header"><text:s/><text:span text:style-name="MT97">Conversions d’unités : </text:span><text:span text:style-name="MT103">Capacités</text:span></text:p>
      </style:header>
      <style:header-left>
        <text:p text:style-name="Header"><text:s/><text:span text:style-name="MT97">Conversions d’unités : </text:span><text:span text:style-name="MT103">Capacités</text:span></text:p>
      </style:header-left>
      <style:footer>
        <text:p text:style-name="MP29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04">capacités</text:span><text:span text:style-name="MT13"> </text:span></text:p></draw:text-box></draw:frame><draw:g text:anchor-type="paragraph" draw:z-index="149" draw:name="Shape4_0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50" draw:name="Shape4_3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4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25" draw:style-name="Mdp1">
      <style:header>
        <text:p text:style-name="_5f_Header_20_N_20_page_20_impaire_20__28_D_29_"><text:span text:style-name="MT105">Conversions d’unités : </text:span><text:span text:style-name="MT103">Capacités</text:span></text:p>
      </style:header>
      <style:header-left>
        <text:p text:style-name="_5f_Header_20_N_20_page_20_impaire_20__28_D_29_"><text:span text:style-name="MT105">Conversions d’unités : </text:span><text:span text:style-name="MT103">Capacités</text:span></text:p>
      </style:header-left>
      <style:footer>
        <text:p text:style-name="MP3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06">Capacités</text:span><text:span text:style-name="MT13"> </text:span></text:p></draw:text-box></draw:frame><draw:g text:anchor-type="paragraph" draw:z-index="148" draw:name="Shape4_1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/>
      </style:footer-left>
    </style:master-page>
    <style:master-page style:name="_35__5f_4_5f_SERIE_5f_N_5f_GAUCHE_5f_ET_5f_DROITE_5f_1COL" style:display-name="5_4_SERIE_N_GAUCHE_ET_DROITE_1COL" style:page-layout-name="Mpm26" draw:style-name="Mdp1">
      <style:header>
        <text:p text:style-name="Header"><text:s/><text:span text:style-name="MT97">Conversions d’unités : </text:span><text:span text:style-name="MT107">Temps et d</text:span><text:span text:style-name="MT108">urées</text:span></text:p>
      </style:header>
      <style:header-left>
        <text:p text:style-name="Header"><text:s/><text:span text:style-name="MT97">Conversions d’unités : </text:span><text:span text:style-name="MT107">Temps et d</text:span><text:span text:style-name="MT108">urées</text:span></text:p>
      </style:header-left>
      <style:footer>
        <text:p text:style-name="MP29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09">temps et </text:span><text:span text:style-name="MT110">durées</text:span><text:span text:style-name="MT13"> </text:span></text:p></draw:text-box></draw:frame><draw:g text:anchor-type="paragraph" draw:z-index="145" draw:name="Shape4_132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46" draw:name="Shape4_133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34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25" draw:style-name="Mdp1">
      <style:header>
        <text:p text:style-name="_5f_Header_20_N_20_page_20_impaire_20__28_D_29_"><text:span text:style-name="MT105">Conversions d’unités : </text:span><text:span text:style-name="MT107">Temps et d</text:span><text:span text:style-name="MT108">urées</text:span></text:p>
      </style:header>
      <style:header-left>
        <text:p text:style-name="_5f_Header_20_N_20_page_20_impaire_20__28_D_29_"><text:span text:style-name="MT105">Conversions d’unités : </text:span><text:span text:style-name="MT107">Temps et d</text:span><text:span text:style-name="MT108">urées</text:span></text:p>
      </style:header-left>
      <style:footer>
        <text:p text:style-name="MP3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09">temps et </text:span><text:span text:style-name="MT110">durées</text:span><text:span text:style-name="MT13"> </text:span></text:p></draw:text-box></draw:frame><draw:g text:anchor-type="paragraph" draw:z-index="143" draw:name="Shape4_135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0"><draw:g text:anchor-type="paragraph" draw:z-index="144" draw:name="Shape4_136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<text:span text:style-name="MT101">Conversions d’unités : </text:span><text:span text:style-name="MT109">temps et </text:span><text:span text:style-name="MT11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26" draw:style-name="Mdp1">
      <style:header>
        <text:p text:style-name="_5f_Header_20_N_20_page_20_impaire_20__28_D_29_"><text:s/><text:span text:style-name="MT97">Conversions d’unités : </text:span><text:span text:style-name="MT111">Temps et durées</text:span></text:p>
      </style:header>
      <style:header-left>
        <text:p text:style-name="_5f_Header_20_N_20_page_20_impaire_20__28_D_29_"><text:s/><text:span text:style-name="MT97">Conversions d’unités : </text:span><text:span text:style-name="MT111">Temps et durées</text:span></text:p>
      </style:header-left>
      <style:footer>
        <text:p text:style-name="MP29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12">Temps et </text:span><text:span text:style-name="MT113">Durée</text:span><text:span text:style-name="MT13"> </text:span></text:p></draw:text-box></draw:frame><draw:g text:anchor-type="paragraph" draw:z-index="140" draw:name="Shape4_13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41" draw:name="Shape4_138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139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25" draw:style-name="Mdp1">
      <style:header>
        <text:p text:style-name="_5f_Header_20_N_20_page_20_impaire_20__28_D_29_"><text:span text:style-name="MT105">Conversions d’unités : </text:span><text:span text:style-name="MT114">Vitesse</text:span></text:p>
      </style:header>
      <style:header-left>
        <text:p text:style-name="_5f_Header_20_N_20_page_20_impaire_20__28_D_29_"><text:span text:style-name="MT105">Conversions d’unités : </text:span><text:span text:style-name="MT114">Vitesse</text:span></text:p>
      </style:header-left>
      <style:footer>
        <text:p text:style-name="MP3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15">vitesse</text:span><text:span text:style-name="MT13"> </text:span></text:p></draw:text-box></draw:frame><draw:g text:anchor-type="paragraph" draw:z-index="138" draw:name="Shape4_140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0"><draw:g text:anchor-type="paragraph" draw:z-index="139" draw:name="Shape4_141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<text:span text:style-name="MT101">Conversions d’unités : </text:span><text:span text:style-name="MT11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26" draw:style-name="Mdp1">
      <style:header>
        <text:p text:style-name="Header"><text:s/><text:span text:style-name="MT97">Conversions d’unités : </text:span><text:span text:style-name="MT116">Aires</text:span></text:p>
      </style:header>
      <style:header-left>
        <text:p text:style-name="Header"><text:s/><text:span text:style-name="MT97">Conversions d’unités : </text:span><text:span text:style-name="MT116">Aires</text:span></text:p>
      </style:header-left>
      <style:footer>
        <text:p text:style-name="MP29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17">aires</text:span></text:p></draw:text-box></draw:frame><draw:g text:anchor-type="paragraph" draw:z-index="135" draw:name="Shape4_142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36" draw:name="Shape4_143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44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25" draw:style-name="Mdp1">
      <style:header>
        <text:p text:style-name="_5f_Header_20_N_20_page_20_paire_20__28_G_29_"><text:span text:style-name="MT105">Conversions d’unités : </text:span><text:span text:style-name="MT116">Aires</text:span></text:p>
      </style:header>
      <style:header-left>
        <text:p text:style-name="_5f_Header_20_N_20_page_20_paire_20__28_G_29_"><text:span text:style-name="MT105">Conversions d’unités : </text:span><text:span text:style-name="MT116">Aires</text:span></text:p>
      </style:header-left>
      <style:footer>
        <text:p text:style-name="MP3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h text:style-name="_5f_Footer_20_page_20_impaire_20__28_D_29_" text:outline-level="1"><text:span text:style-name="MT95">Conversions d’unités : </text:span><text:span text:style-name="MT117">Aires</text:span></text:h></draw:text-box></draw:frame><draw:g text:anchor-type="paragraph" draw:z-index="134" draw:name="Shape4_256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/>
      </style:footer-left>
    </style:master-page>
    <style:master-page style:name="_35__5f_8_5f_SERIE_5f_N_5f_GAUCHE_5f_ET_5f_DROITE_5f_1COL" style:display-name="5_8_SERIE_N_GAUCHE_ET_DROITE_1COL" style:page-layout-name="Mpm26" draw:style-name="Mdp1">
      <style:header>
        <text:p text:style-name="_5f_Header_20_N_20_page_20_impaire_20__28_D_29_"><text:s/><text:span text:style-name="MT97">Conversions d’unités : </text:span><text:span text:style-name="MT118">Problèmes</text:span></text:p>
      </style:header>
      <style:header-left>
        <text:p text:style-name="_5f_Header_20_N_20_page_20_paire_20__28_G_29_"><text:s/><text:span text:style-name="MT97">Conversions d’unités : </text:span><text:span text:style-name="MT118">Problèmes</text:span></text:p>
      </style:header-left>
      <style:footer>
        <text:p text:style-name="MP29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19">problèmes</text:span></text:p></draw:text-box></draw:frame><draw:g text:anchor-type="paragraph" draw:z-index="132" draw:name="Shape4_153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0">Conversions d’unités </text:span><text:span text:style-name="MT13">: </text:span><text:span text:style-name="MT120">problèmes</text:span></text:p></draw:text-box></draw:frame><draw:g text:anchor-type="paragraph" draw:z-index="133" draw:name="Shape4_177" draw:style-name="Mgr4"><draw:path draw:style-name="Mgr5" draw:text-style-name="MP31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25" draw:style-name="Mdp1">
      <style:header>
        <text:p text:style-name="MP91"><text:span text:style-name="MT105">Conversions d’unités : </text:span><text:span text:style-name="MT118">Problèmes</text:span></text:p>
      </style:header>
      <style:header-left>
        <text:p text:style-name="MP91"><text:span text:style-name="MT105">Conversions d’unités : </text:span><text:span text:style-name="MT118">Problèmes</text:span></text:p>
      </style:header-left>
      <style:footer>
        <text:p text:style-name="MP3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95">Conversions d’unités : </text:span><text:span text:style-name="MT119">problèmes</text:span></text:p></draw:text-box></draw:frame><draw:g text:anchor-type="paragraph" draw:z-index="130" draw:name="Shape4_14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0"><text:span text:style-name="MT101">Conversions d’unités : </text:span><text:span text:style-name="MT119">problèmes</text:span></text:p></draw:text-box></draw:frame><draw:g text:anchor-type="paragraph" draw:z-index="131" draw:name="Shape4_148" draw:style-name="Mgr4"><draw:path draw:style-name="Mgr5" draw:text-style-name="MP31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header-left>
        <text:p text:style-name="Header"><text:s/><text:span text:style-name="MT11">Calculer</text:span> : <text:span text:style-name="MT11">Additionner et soustraire</text:span></text:p>
      </style:header-left>
      <style:footer>
        <text:p text:style-name="MP29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127" draw:name="Shape4_149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128" draw:name="Shape4_155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56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25" draw:style-name="Mdp1">
      <style:header>
        <text:p text:style-name="MP92"><text:span text:style-name="MT121"><text:s text:c="15"/>A</text:span>ires : Aire et unité</text:p>
      </style:header>
      <style:header-left>
        <text:p text:style-name="MP92"><text:span text:style-name="MT121"><text:s text:c="15"/>A</text:span>ires : Aire et unité</text:p>
      </style:header-left>
      <style:footer>
        <text:p text:style-name="MP3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0"><draw:g text:anchor-type="paragraph" draw:z-index="126" draw:name="Shape4_157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25" draw:style-name="Mdp1">
      <style:header>
        <text:p text:style-name="_5f_Header_20_G_20_page_20_impaire_20__28_D_29_"><text:span text:style-name="MT53">Géométrie plane, </text:span><text:span text:style-name="MT122">partie 1</text:span> : <text:span text:style-name="MT123">Assembler et décomposer</text:span></text:p>
      </style:header>
      <style:footer>
        <text:p text:style-name="MP3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4"><text:span text:style-name="MT124">Géométrie plane, </text:span><text:span text:style-name="MT125">partie 1</text:span><text:span text:style-name="MT124"> : </text:span><text:span text:style-name="MT126">assembler et décomposer</text:span></text:p></draw:text-box></draw:frame><draw:g text:anchor-type="paragraph" draw:z-index="124" draw:name="Shape4_216" draw:style-name="Mgr4"><draw:path draw:style-name="Mgr10" draw:text-style-name="MP67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0"><draw:g text:anchor-type="paragraph" draw:z-index="125" draw:name="Shape4_217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, </text:span><text:span text:style-name="MT125">partie 1</text:span><text:span text:style-name="MT57"> : </text:span><text:span text:style-name="MT12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26" draw:style-name="Mdp1">
      <style:header>
        <text:p text:style-name="MP96"><text:span text:style-name="MT127">Géométrie plane</text:span><text:span text:style-name="MT128"> : </text:span><text:span text:style-name="MT129">Vocabulaire</text:span></text:p>
      </style:header>
      <style:footer>
        <text:p text:style-name="MP29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57">Géométrie plane : </text:span><text:span text:style-name="MT130">vocabulaire</text:span></text:p></draw:text-box></draw:frame><draw:g text:anchor-type="paragraph" draw:z-index="122" draw:name="Shape4_213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57">Géométrie plane : </text:span><text:span text:style-name="MT130">vocabulaire</text:span></text:p></draw:text-box></draw:frame><draw:g text:anchor-type="paragraph" draw:z-index="123" draw:name="Shape4_214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25" draw:style-name="Mdp1">
      <style:header>
        <text:p text:style-name="_5f_Header_20_G_20_page_20_impaire_20__28_D_29_"><text:span text:style-name="MT53">Géométrie plane, </text:span><text:span text:style-name="MT122">partie 1</text:span> : <text:span text:style-name="MT131">coder</text:span></text:p>
      </style:header>
      <style:footer>
        <text:p text:style-name="MP33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4"><text:span text:style-name="MT124">Géométrie plane, </text:span><text:span text:style-name="MT125">partie 1</text:span><text:span text:style-name="MT124"> : </text:span><text:span text:style-name="MT132">coder</text:span></text:p></draw:text-box></draw:frame><draw:g text:anchor-type="paragraph" draw:z-index="120" draw:name="Shape4_211" draw:style-name="Mgr4"><draw:path draw:style-name="Mgr10" draw:text-style-name="MP67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5"><text:span text:style-name="MT57">Géométrie plane, </text:span><text:span text:style-name="MT125">partie 1</text:span><text:span text:style-name="MT57"> : </text:span><text:span text:style-name="MT132">coder</text:span></text:p></draw:text-box></draw:frame><draw:g text:anchor-type="paragraph" draw:z-index="121" draw:name="Shape4_212" draw:style-name="Mgr4"><draw:path draw:style-name="Mgr10" draw:text-style-name="MP67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26" draw:style-name="Mdp1">
      <style:header>
        <text:p text:style-name="MP96"><text:span text:style-name="MT127">Géométrie plane</text:span><text:span text:style-name="MT128"> : </text:span><text:span text:style-name="MT129">Vocabulaire</text:span></text:p>
      </style:header>
      <style:header-left>
        <text:p text:style-name="MP96"><text:span text:style-name="MT127">Géométrie plane</text:span><text:span text:style-name="MT128"> : </text:span><text:span text:style-name="MT129">Vocabulaire</text:span></text:p>
      </style:header-left>
      <style:footer>
        <text:p text:style-name="MP29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57">Géométrie plane : </text:span><text:span text:style-name="MT130">vocabulaire</text:span></text:p></draw:text-box></draw:frame><draw:g text:anchor-type="paragraph" draw:z-index="118" draw:name="Shape4_209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57">Géométrie plane : </text:span><text:span text:style-name="MT130">vocabulaire</text:span></text:p></draw:text-box></draw:frame><draw:g text:anchor-type="paragraph" draw:z-index="119" draw:name="Shape4_210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25" draw:style-name="Mdp1">
      <style:header>
        <text:p text:style-name="_5f_Header_20_G_20_page_20_impaire_20__28_D_29_"><text:span text:style-name="MT53">Géométrie plane</text:span> : <text:span text:style-name="MT54">P</text:span><text:span text:style-name="MT55">arallèles, perpendiculaires,<text:line-break/> </text:span><text:span text:style-name="MT56">distances</text:span></text:p>
      </style:header>
      <style:footer>
        <text:p text:style-name="MP33"><draw:frame draw:style-name="Mfr1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30"><draw:g text:anchor-type="paragraph" draw:z-index="116" draw:name="Shape4_204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4">Géométrie plane : </text:span><text:span text:style-name="MT58">Parallèles, perpendiculaires, </text:span><text:span text:style-name="MT59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5"><text:span text:style-name="MT57">Géométrie plane : </text:span><text:span text:style-name="MT58">parallèles, perpendiculaires, </text:span><text:span text:style-name="MT59">distances</text:span></text:p></draw:text-box></draw:frame><draw:g text:anchor-type="paragraph" draw:z-index="117" draw:name="Shape4_206" draw:style-name="Mgr4"><draw:path draw:style-name="Mgr10" draw:text-style-name="MP67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26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29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114" draw:name="Shape4_205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115" draw:name="Shape4_154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24" draw:style-name="Mdp1">
      <style:header>
        <text:p text:style-name="_5f_Header_20_G_20_page_20_impaire_20__28_D_29_"><text:span text:style-name="MT53">Géométrie plane</text:span> : <text:span text:style-name="MT134">Milieu, alignement, </text:span><text:span text:style-name="MT135">appartenance</text:span></text:p>
      </style:header>
      <style:footer>
        <text:p text:style-name="MP3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0"><draw:g text:anchor-type="paragraph" draw:z-index="112" draw:name="Shape4_150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24">Géométrie plane : </text:span><text:span text:style-name="MT136">milieu, Alignement, </text:span><text:span text:style-name="MT137">APPARTENANCE</text:span></text:p></draw:text-box></draw:frame></text:p>
      </style:footer>
      <style:footer-left>
        <text:p text:style-name="MP29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0"><draw:g text:anchor-type="paragraph" draw:z-index="113" draw:name="Shape4_158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 : </text:span><text:span text:style-name="MT136">milieu, alignement, </text:span><text:span text:style-name="MT13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27" draw:style-name="Mdp1">
      <style:header>
        <text:p text:style-name="MP98"><text:span text:style-name="MT138">S</text:span><text:span text:style-name="MT3">olides</text:span> : <text:span text:style-name="MT138">Vocabulaire, nature</text:span></text:p>
      </style:header>
      <style:footer>
        <text:p text:style-name="MP29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110" draw:name="Shape4_159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111" draw:name="Shape4_160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24" draw:style-name="Mdp1">
      <style:header>
        <text:p text:style-name="_5f_Header_20_G_20_page_20_paire_20__28_G_29_"><text:span text:style-name="MT53">Géométrie plane</text:span> : <text:span text:style-name="MT53">Points, droites </text:span><text:span text:style-name="MT139">et cercles</text:span></text:p>
      </style:header>
      <style:footer>
        <text:p text:style-name="MP29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0"><draw:g text:anchor-type="paragraph" draw:z-index="108" draw:name="Shape4_202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40">et cercles</text:span></text:p></draw:text-box></draw:frame></text:p>
      </style:footer>
      <style:footer-left>
        <text:p text:style-name="MP29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0"><draw:g text:anchor-type="paragraph" draw:z-index="109" draw:name="Shape4_203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40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27" draw:style-name="Mdp1">
      <style:header>
        <text:p text:style-name="MP98"><text:span text:style-name="MT138">S</text:span><text:span text:style-name="MT3">olides</text:span> : <text:span text:style-name="MT138">Vocabulaire, nature</text:span></text:p>
      </style:header>
      <style:footer>
        <text:p text:style-name="MP29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106" draw:name="Shape4_200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107" draw:name="Shape4_201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25" draw:style-name="Mdp1">
      <style:header>
        <text:p text:style-name="MP72"><text:span text:style-name="MT76">Repères du plan : Se repérer</text:span> </text:p>
      </style:header>
      <style:footer>
        <text:p text:style-name="MP3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0"><draw:g text:anchor-type="paragraph" draw:z-index="104" draw:name="Shape4_194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>
      <style:footer-left>
        <text:p text:style-name="MP29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0"><draw:g text:anchor-type="paragraph" draw:z-index="105" draw:name="Shape4_195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26" draw:style-name="Mdp1">
      <style:header>
        <text:p text:style-name="_5f_Header_20_G_20_page_20_impaire_20__28_D_29_"><text:span text:style-name="MT141">R</text:span><text:span text:style-name="MT142">epères du plan : Se </text:span><text:span text:style-name="MT143">déplacer</text:span></text:p>
      </style:header>
      <style:footer>
        <text:p text:style-name="MP29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3">Repères du plan : Se </text:span><text:span text:style-name="MT144">déplacer</text:span></text:p></draw:text-box></draw:frame><draw:g text:anchor-type="paragraph" draw:z-index="102" draw:name="Shape4_192" draw:style-name="Mgr4"><draw:path draw:style-name="Mgr10" draw:text-style-name="MP67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29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102"><text:span text:style-name="MT13">Repères du plan : se </text:span><text:span text:style-name="MT144">déplacer</text:span></text:p></draw:text-box></draw:frame><draw:g text:anchor-type="paragraph" draw:z-index="103" draw:name="Shape4_193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25" draw:style-name="Mdp1">
      <style:header>
        <text:p text:style-name="MP72"><text:span text:style-name="MT76">Repères du plan : Se repérer</text:span> </text:p>
      </style:header>
      <style:footer>
        <text:p text:style-name="MP3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0"><draw:g text:anchor-type="paragraph" draw:z-index="100" draw:name="Shape4_190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>
      <style:footer-left>
        <text:p text:style-name="MP29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0"><draw:g text:anchor-type="paragraph" draw:z-index="101" draw:name="Shape4_19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77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26" draw:style-name="Mdp1">
      <style:header>
        <text:p text:style-name="_5f_Header_20_G_20_page_20_impaire_20__28_D_29_"><text:span text:style-name="MT77">R</text:span>epères du plan : Se repérer</text:p>
      </style:header>
      <style:header-left>
        <text:p text:style-name="_5f_Header_20_G_20_page_20_paire_20__28_G_29_"><text:span text:style-name="MT77">R</text:span>epères du plan : Se repérer</text:p>
      </style:header-left>
      <style:footer>
        <text:p text:style-name="MP29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103">Repères du plan : Se repérer</text:p></draw:text-box></draw:frame><draw:g text:anchor-type="paragraph" draw:z-index="98" draw:name="Shape4_161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8">Repères du plan : se repérer</text:p></draw:text-box></draw:frame><draw:g text:anchor-type="paragraph" draw:z-index="99" draw:name="Shape4_189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24" draw:style-name="Mdp1">
      <style:header>
        <text:p text:style-name="MP104">Volumes : Volumes par comptage</text:p>
      </style:header>
      <style:footer>
        <text:p text:style-name="MP29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0"><draw:g text:anchor-type="paragraph" draw:z-index="97" draw:name="Shape4_179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/><text:span text:style-name="MT145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27" draw:style-name="Mdp1">
      <style:header>
        <text:p text:style-name="MP106"><draw:line text:anchor-type="paragraph" draw:z-index="90" draw:name="Shape7_8" draw:style-name="Mgr11" draw:text-style-name="MP27" svg:x1="9.042cm" svg:y1="0.36cm" svg:x2="20.461cm" svg:y2="0.36cm"><text:p/></draw:line><draw:path text:anchor-type="paragraph" draw:z-index="91" draw:name="Shape5_1" draw:style-name="Mgr13" draw:text-style-name="MP107" svg:width="4.329cm" svg:height="2.24cm" svg:x="-1.499cm" svg:y="-1cm" svg:viewBox="0 0 4330 2241" svg:d="M0 2241l3984-288c209-15 363-168 345-342l-170-1611h-4159z"><text:p/></draw:path><draw:frame text:anchor-type="paragraph" draw:z-index="92" draw:name="Shape6_2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T<text:span text:style-name="MT146">itre de la série</text:span></text:p>
      </style:header>
      <style:header-left>
        <text:p text:style-name="MP106"><draw:line text:anchor-type="paragraph" draw:z-index="94" draw:name="Shape7_9" draw:style-name="Mgr11" draw:text-style-name="MP27" svg:x1="9.042cm" svg:y1="0.36cm" svg:x2="20.461cm" svg:y2="0.36cm"><text:p/></draw:line><draw:path text:anchor-type="paragraph" draw:z-index="95" draw:name="Shape5_2" draw:style-name="Mgr13" draw:text-style-name="MP107" svg:width="4.329cm" svg:height="2.24cm" svg:x="-1.499cm" svg:y="-1cm" svg:viewBox="0 0 4330 2241" svg:d="M0 2241l3984-288c209-15 363-168 345-342l-170-1611h-4159z"><text:p/></draw:path><draw:frame text:anchor-type="paragraph" draw:z-index="96" draw:name="Shape6_5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T<text:span text:style-name="MT146">itre de la série</text:span></text:p>
      </style:header-left>
      <style:footer>
        <text:p text:style-name="MP29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0"><draw:g text:anchor-type="paragraph" draw:z-index="93" draw:name="Shape8_5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47">Angles</text:span> • <text:span text:style-name="MT1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25" draw:style-name="Mdp1">
      <style:header>
        <text:p text:style-name="MP108"><text:span text:style-name="MT121"><text:s text:c="15"/>A</text:span>ires : Aires de triangles</text:p>
      </style:header>
      <style:footer>
        <text:p text:style-name="MP3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0"><draw:g text:anchor-type="paragraph" draw:z-index="89" draw:name="Shape4_178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86" draw:name="Shape4_181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87" draw:name="Shape4_182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83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25" draw:style-name="Mdp1">
      <style:header>
        <text:p text:style-name="MP110"><text:span text:style-name="MT80"><text:s text:c="15"/>A</text:span><text:span text:style-name="MT148">ires : Problèmes d’aires</text:span></text:p>
      </style:header>
      <style:footer>
        <text:p text:style-name="MP3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0"><draw:g text:anchor-type="paragraph" draw:z-index="85" draw:name="Shape4_169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82" draw:name="Shape4_166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83" draw:name="Shape4_167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68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79" draw:name="Shape4_170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80" draw:name="Shape4_171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72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25" draw:style-name="Mdp1">
      <style:header>
        <text:p text:style-name="MP112"><text:span text:style-name="MT121"><text:s text:c="15"/>A</text:span>ires : Aires de disques</text:p>
      </style:header>
      <style:footer>
        <text:p text:style-name="MP3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0"><draw:g text:anchor-type="paragraph" draw:z-index="78" draw:name="Shape4_173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27" draw:style-name="Mdp1">
      <style:header>
        <text:p text:style-name="MP106"><draw:path text:anchor-type="paragraph" draw:z-index="71" draw:name="Shape5_3" draw:style-name="Mgr13" draw:text-style-name="MP107" svg:width="4.329cm" svg:height="2.24cm" svg:x="-1.499cm" svg:y="-1cm" svg:viewBox="0 0 4330 2241" svg:d="M0 2241l3984-288c209-15 363-168 345-342l-170-1611h-4159z"><text:p/></draw:path><draw:frame text:anchor-type="paragraph" draw:z-index="72" draw:name="Shape6_3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line text:anchor-type="paragraph" draw:z-index="73" draw:name="Shape7_6" draw:style-name="Mgr11" draw:text-style-name="MP27" svg:x1="9.042cm" svg:y1="0.36cm" svg:x2="20.461cm" svg:y2="0.36cm"><text:p/></draw:line>T<text:span text:style-name="MT146">itre de la série</text:span></text:p>
      </style:header>
      <style:header-left>
        <text:p text:style-name="MP106"><draw:path text:anchor-type="paragraph" draw:z-index="75" draw:name="Shape5_4" draw:style-name="Mgr13" draw:text-style-name="MP107" svg:width="4.329cm" svg:height="2.24cm" svg:x="-1.499cm" svg:y="-1cm" svg:viewBox="0 0 4330 2241" svg:d="M0 2241l3984-288c209-15 363-168 345-342l-170-1611h-4159z"><text:p/></draw:path><draw:frame text:anchor-type="paragraph" draw:z-index="76" draw:name="Shape6_4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line text:anchor-type="paragraph" draw:z-index="77" draw:name="Shape7_3" draw:style-name="Mgr11" draw:text-style-name="MP27" svg:x1="9.042cm" svg:y1="0.36cm" svg:x2="20.461cm" svg:y2="0.36cm"><text:p/></draw:line>T<text:span text:style-name="MT146">itre de la série</text:span></text:p>
      </style:header-left>
      <style:footer>
        <text:p text:style-name="MP29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0"><draw:g text:anchor-type="paragraph" draw:z-index="74" draw:name="Shape8_4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47">Angles</text:span> • <text:span text:style-name="MT1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24" draw:style-name="Mdp1">
      <style:header>
        <text:p text:style-name="_5f_Header_20_M_20_page_20_impaire_20__28_D_29_"><text:span text:style-name="MT149">Volumes : </text:span><text:span text:style-name="MT150">Calculs et conversions</text:span></text:p>
      </style:header>
      <style:header-left>
        <text:p text:style-name="_5f_Header_20_M_20_page_20_paire_20__28_G_29_"><text:span text:style-name="MT149">Volumes : </text:span><text:span text:style-name="MT150">Calculs et conversions</text:span></text:p>
      </style:header-left>
      <style:footer>
        <text:list xml:id="list2537985892" text:style-name="_5f_Numérotation_20_des_20_exercices">
          <text:list-item>
            <text:list>
              <text:list-item>
                <text:p text:style-name="MP11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105"><text:s/><text:span text:style-name="MT145">Volumes : </text:span><text:span text:style-name="MT151">Calculs et conversions</text:span> </text:p></draw:text-box></draw:frame><draw:g text:anchor-type="paragraph" draw:z-index="69" draw:name="Shape4_174" draw:style-name="Mgr4"><draw:path draw:style-name="Mgr12" draw:text-style-name="MP7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0455450333382" text:continue-numbering="true" text:style-name="_5f_Numérotation_20_des_20_exercices">
          <text:list-item>
            <text:list>
              <text:list-item>
                <text:p text:style-name="MP11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105"><text:s/><text:span text:style-name="MT145">Volumes : </text:span><text:span text:style-name="MT151">Calculs et conversions</text:span> </text:p></draw:text-box></draw:frame><draw:g text:anchor-type="paragraph" draw:z-index="70" draw:name="Shape4_175" draw:style-name="Mgr4"><draw:path draw:style-name="Mgr12" draw:text-style-name="MP7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27" draw:style-name="Mdp1">
      <style:header>
        <text:p text:style-name="MP98"><text:span text:style-name="MT138">S</text:span><text:span text:style-name="MT3">olides</text:span> : <text:span text:style-name="MT138">Vocabulaire, nature</text:span></text:p>
      </style:header>
      <style:footer>
        <text:p text:style-name="MP29"><draw:frame draw:style-name="Mfr1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67" draw:name="Shape4_196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68" draw:name="Shape4_197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24" draw:style-name="Mdp1">
      <style:header>
        <text:p text:style-name="MP115"><text:span text:style-name="MT53">Géométrie plane</text:span> : <text:span text:style-name="MT152">D</text:span><text:span text:style-name="MT53">roites, </text:span><text:span text:style-name="MT153">demi-droites </text:span><text:span text:style-name="MT154">&amp; </text:span><text:span text:style-name="MT153">segments</text:span></text:p>
      </style:header>
      <style:footer>
        <text:p text:style-name="MP29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0"><draw:g text:anchor-type="paragraph" draw:z-index="65" draw:name="Shape4_198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24">Géométrie plane : </text:span><text:span text:style-name="MT57">droites, </text:span><text:span text:style-name="MT155">DEMI-droites et segments</text:span></text:p></draw:text-box></draw:frame></text:p>
      </style:footer>
      <style:footer-left>
        <text:p text:style-name="MP29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0"><draw:g text:anchor-type="paragraph" draw:z-index="66" draw:name="Shape4_199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 : droites, </text:span><text:span text:style-name="MT155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25" draw:style-name="Mdp1">
      <style:header>
        <text:p text:style-name="MP116"><text:span text:style-name="MT121"><text:s text:c="15"/>A</text:span>ires : Aire par comptage</text:p>
      </style:header>
      <style:footer>
        <text:p text:style-name="MP3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0"><draw:g text:anchor-type="paragraph" draw:z-index="64" draw:name="Shape4_165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156">Aires</text:span><text:span text:style-name="MT82"> <text:s/>: </text:span><text:span text:style-name="MT156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61" draw:name="Shape4_162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62" draw:name="Shape4_163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164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30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31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7">Aires </text:span>: <text:span text:style-name="MT157">problèmes <text:s text:c="4"/></text:span></text:h>
      </style:footer>
      <style:footer-left>
        <text:p text:style-name="MP1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58" draw:name="Shape4_207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59" draw:name="Shape4_208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215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25" draw:style-name="Mdp1">
      <style:header>
        <text:p text:style-name="MP117"><text:span text:style-name="MT121"><text:s text:c="15"/>A</text:span>ires : Calculer une aire</text:p>
      </style:header>
      <style:footer>
        <text:p text:style-name="MP3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0"><draw:g text:anchor-type="paragraph" draw:z-index="57" draw:name="Shape4_218" draw:style-name="Mgr4"><draw:path draw:style-name="Mgr12" draw:text-style-name="MP7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8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27" draw:style-name="Mdp1">
      <style:header>
        <text:p text:style-name="MP119"><text:span text:style-name="MT158">Constructions géométriques : </text:span><text:span text:style-name="MT159">Reproduire</text:span></text:p>
      </style:header>
      <style:header-left>
        <text:p text:style-name="MP119"><text:span text:style-name="MT158">Constructions géométriques : </text:span><text:span text:style-name="MT159">Reproduire</text:span></text:p>
      </style:header-left>
      <style:footer>
        <text:p text:style-name="MP29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0"><draw:g text:anchor-type="paragraph" draw:z-index="55" draw:name="Shape10_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0"><text:span text:style-name="MT160">CONSTRUCTIONS Géométriques : <text:s/></text:span><text:span text:style-name="MT161">REPRODUIRE</text:span></text:p></draw:text-box></draw:frame></text:p>
      </style:footer>
      <style:footer-left>
        <text:p text:style-name="MP29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0"><draw:g text:anchor-type="paragraph" draw:z-index="56" draw:name="Shape10_2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0"><text:span text:style-name="MT160">CONSTRUCTIONS Géométriques : <text:s/></text:span><text:span text:style-name="MT161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24" draw:style-name="Mdp1">
      <style:header>
        <text:p text:style-name="_5f_Header_20_G_20_page_20_impaire_20__28_D_29_">Géométrie plane : Vocabulaire</text:p>
        <text:p text:style-name="MP121">Géométrie de base, partie 1: nommer, mesurer</text:p>
      </style:header>
      <style:header-left>
        <text:p text:style-name="_5f_Header_20_G_20_page_20_impaire_20__28_D_29_">Géométrie plane : Vocabulaire</text:p>
        <text:p text:style-name="MP122">Géométrie de base, partie 1: nommer, mesurer</text:p>
      </style:header-left>
      <style:footer>
        <text:p text:style-name="MP29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0"><draw:g text:anchor-type="paragraph" draw:z-index="53" draw:name="Shape4_219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G</text:span><text:span text:style-name="MT162">éométrie </text:span><text:span text:style-name="MT163">plane </text:span><text:span text:style-name="MT162">: </text:span><text:span text:style-name="MT163">vocabulaire</text:span></text:h></draw:text-box></draw:frame></text:p>
      </style:footer>
      <style:footer-left>
        <text:p text:style-name="MP29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0"><draw:g text:anchor-type="paragraph" draw:z-index="54" draw:name="Shape4_220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3"><text:span text:style-name="MT161">G</text:span><text:span text:style-name="MT162">éométrie </text:span><text:span text:style-name="MT164">plane</text:span><text:span text:style-name="MT162"> : </text:span><text:span text:style-name="MT164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27" draw:style-name="Mdp1">
      <style:header>
        <text:p text:style-name="MP124"><draw:line text:anchor-type="paragraph" draw:z-index="49" draw:name="Shape9" draw:style-name="Mgr6" draw:text-style-name="MP27" svg:x1="11.559cm" svg:y1="0.36cm" svg:x2="20.5cm" svg:y2="0.36cm"><text:p/></draw:line><draw:frame text:anchor-type="paragraph" draw:z-index="50" draw:name="Shape8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path text:anchor-type="paragraph" draw:z-index="51" draw:name="Shape7" draw:style-name="Mgr14" draw:text-style-name="MP125" svg:width="4.329cm" svg:height="2.24cm" svg:x="-1.499cm" svg:y="-1cm" svg:viewBox="0 0 4330 2241" svg:d="M0 2241l3984-288c209-15 363-168 345-342l-170-1611h-4159z"><text:p/></draw:path>T<text:span text:style-name="MT165">itre de la série</text:span></text:p>
      </style:header>
      <style:footer>
        <text:p text:style-name="MP29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0"><draw:g text:anchor-type="paragraph" draw:z-index="52" draw:name="Shape10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6"><text:span text:style-name="MT166">Éléments de géométrie</text:span> • <text:span text:style-name="MT166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24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29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0"><draw:g text:anchor-type="paragraph" draw:z-index="48" draw:name="Shape4_22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7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27" draw:style-name="Mdp1">
      <style:header>
        <text:p text:style-name="_5f_Header_20_G_20_page_20_impaire_20__28_D_29_"><text:span text:style-name="MT158">Constructions géométriques : </text:span><text:span text:style-name="MT159">Reproduire</text:span></text:p>
      </style:header>
      <style:header-left>
        <text:p text:style-name="MP128"><text:span text:style-name="MT158">Constructions géométriques : </text:span><text:span text:style-name="MT159">Reproduire</text:span></text:p>
      </style:header-left>
      <style:footer>
        <text:p text:style-name="MP29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7" draw:name="Shape4_222" draw:style-name="Mgr4"><draw:path draw:style-name="Mgr10" draw:text-style-name="MP6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120"><text:span text:style-name="MT160">CONSTRUCTIONS Géométriques : <text:s/></text:span><text:span text:style-name="MT161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24" draw:style-name="Mdp1">
      <style:header>
        <text:p text:style-name="_5f_Header_20_G_20_page_20_paire_20__28_G_29_"><text:span text:style-name="MT167">Constructions géométriques : </text:span><text:span text:style-name="MT168">Reproduire</text:span></text:p>
      </style:header>
      <style:header-left>
        <text:p text:style-name="_5f_Header_20_G_20_page_20_paire_20__28_G_29_"><text:span text:style-name="MT167">Constructions géométriques : </text:span><text:span text:style-name="MT168">Reproduire</text:span></text:p>
      </style:header-left>
      <style:footer>
        <text:p text:style-name="MP29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0"><draw:g text:anchor-type="paragraph" draw:z-index="45" draw:name="Shape4_223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9"><text:span text:style-name="MT160">CONSTRUCTIONS Géométriques : </text:span><text:span text:style-name="MT161">REPRODUIRE</text:span></text:p></draw:text-box></draw:frame></text:p>
      </style:footer>
      <style:footer-left>
        <text:p text:style-name="MP29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0"><draw:g text:anchor-type="paragraph" draw:z-index="46" draw:name="Shape4_224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9"><text:span text:style-name="MT160">CONSTRUCTIONS Géométriques : <text:s/></text:span><text:span text:style-name="MT161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27" draw:style-name="Mdp1">
      <style:header>
        <text:p text:style-name="MP119"><text:span text:style-name="MT158">Constructions géométriques : </text:span><text:span text:style-name="MT159">Reproduire</text:span></text:p>
      </style:header>
      <style:footer>
        <text:p text:style-name="MP29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0"><draw:g text:anchor-type="paragraph" draw:z-index="43" draw:name="Shape10_0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0"><text:span text:style-name="MT160">CONSTRUCTIONS Géométriques : <text:s/></text:span><text:span text:style-name="MT161">REPRODUIRE</text:span></text:p></draw:text-box></draw:frame></text:p>
      </style:footer>
      <style:footer-left>
        <text:p text:style-name="MP29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0"><draw:g text:anchor-type="paragraph" draw:z-index="44" draw:name="Shape10_3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0"><text:span text:style-name="MT160">CONSTRUCTIONS Géométriques : <text:s/></text:span><text:span text:style-name="MT161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24" draw:style-name="Mdp1">
      <style:header>
        <text:p text:style-name="_5f_Header_20_G_20_page_20_impaire_20__28_D_29_"><text:span text:style-name="MT167">Constructions géométriques : </text:span><text:span text:style-name="MT169">Rédiger</text:span></text:p>
      </style:header>
      <style:header-left>
        <text:p text:style-name="_5f_Header_20_G_20_page_20_paire_20__28_G_29_"><text:span text:style-name="MT167">Constructions géométriques : </text:span><text:span text:style-name="MT169">Rédiger</text:span></text:p>
      </style:header-left>
      <style:footer>
        <text:p text:style-name="MP29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0"><draw:g text:anchor-type="paragraph" draw:z-index="42" draw:name="Shape4_225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9"><text:span text:style-name="MT160">CONSTRUCTIONS Géométriques : </text:span><text:span text:style-name="MT170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24" draw:style-name="Mdp1">
      <style:header>
        <text:p text:style-name="_5f_Header_20_G_20_page_20_impaire_20__28_D_29_"><text:span text:style-name="MT171">S</text:span>olides : <text:span text:style-name="MT171">Vocabulaire, nature</text:span></text:p>
      </style:header>
      <style:header-left>
        <text:p text:style-name="_5f_Header_20_G_20_page_20_impaire_20__28_D_29_"><text:span text:style-name="MT171">S</text:span>olides : <text:span text:style-name="MT171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0"><draw:g text:anchor-type="paragraph" draw:z-index="40" draw:name="Shape4_254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0">solides : Vocabulaire, NatuRE</text:p></draw:text-box></draw:frame></text:h>
      </style:footer>
      <style:footer-left>
        <text:p text:style-name="MP29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130">solides : Vocabulaire, NatuRE</text:p></draw:text-box></draw:frame><draw:g text:anchor-type="paragraph" draw:z-index="41" draw:name="Shape4_255" draw:style-name="Mgr4"><draw:path draw:style-name="Mgr10" draw:text-style-name="MP67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27" draw:style-name="Mdp1">
      <style:header>
        <text:p text:style-name="MP98"><text:span text:style-name="MT138">S</text:span><text:span text:style-name="MT3">olides</text:span> : <text:span text:style-name="MT138">Vocabulaire, nature</text:span></text:p>
      </style:header>
      <style:header-left>
        <text:p text:style-name="MP98"><text:span text:style-name="MT138">S</text:span><text:span text:style-name="MT3">olides</text:span> : <text:span text:style-name="MT138">Vocabulaire, nature</text:span></text:p>
      </style:header-left>
      <style:footer>
        <text:p text:style-name="MP29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38" draw:name="Shape4_226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39" draw:name="Shape4_253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24" draw:style-name="Mdp1">
      <style:header>
        <text:p text:style-name="_5f_Header_20_G_20_page_20_impaire_20__28_D_29_"><text:span text:style-name="MT171">S</text:span>olides : <text:span text:style-name="MT172">Perspective cavalière</text:span></text:p>
      </style:header>
      <style:header-left>
        <text:p text:style-name="_5f_Header_20_G_20_page_20_impaire_20__28_D_29_"><text:span text:style-name="MT171">S</text:span>olides : <text:span text:style-name="MT172">Perspective cavalière</text:span></text:p>
      </style:header-left>
      <style:footer>
        <text:p text:style-name="MP29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0"><draw:g text:anchor-type="paragraph" draw:z-index="36" draw:name="Shape4_227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3">solides : </text:span><text:span text:style-name="MT174">perspective cavalière</text:span></text:h></draw:text-box></draw:frame></text:p>
      </style:footer>
      <style:footer-left>
        <text:p text:style-name="MP29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0"><draw:g text:anchor-type="paragraph" draw:z-index="37" draw:name="Shape4_252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73">solides : </text:span><text:span text:style-name="MT174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27" draw:style-name="Mdp1">
      <style:header>
        <text:p text:style-name="_5f_Header_20_G_20_page_20_impaire_20__28_D_29_"><text:span text:style-name="MT138">Solides : </text:span><text:span text:style-name="MT175">Patrons</text:span></text:p>
      </style:header>
      <style:header-left>
        <text:p text:style-name="_5f_Header_20_G_20_page_20_paire_20__28_G_29_"><text:span text:style-name="MT138">Solides : </text:span><text:span text:style-name="MT175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<text:span text:style-name="MT176">patrons</text:span></text:p></draw:text-box></draw:frame><draw:g text:anchor-type="paragraph" draw:z-index="34" draw:name="Shape4_228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29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h text:style-name="_5f_Footer_20_page_20_paire_20__28_G_29_" text:outline-level="1">solides : <text:span text:style-name="MT176">patrons</text:span></text:h></draw:text-box></draw:frame><draw:g text:anchor-type="paragraph" draw:z-index="35" draw:name="Shape4_251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24" draw:style-name="Mdp1">
      <style:header>
        <text:p text:style-name="_5f_Header_20_G_20_page_20_impaire_20__28_D_29_"><text:span text:style-name="MT171">S</text:span>olides : <text:span text:style-name="MT177">Patrons</text:span></text:p>
      </style:header>
      <style:header-left>
        <text:p text:style-name="_5f_Header_20_G_20_page_20_impaire_20__28_D_29_"><text:span text:style-name="MT171">S</text:span>olides : <text:span text:style-name="MT177">Patrons</text:span></text:p>
      </style:header-left>
      <style:footer>
        <text:p text:style-name="MP29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0"><draw:g text:anchor-type="paragraph" draw:z-index="32" draw:name="Shape4_229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3">solides : </text:span><text:span text:style-name="MT178">Patrons</text:span></text:h></draw:text-box></draw:frame></text:p>
      </style:footer>
      <style:footer-left>
        <text:p text:style-name="MP29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0"><draw:g text:anchor-type="paragraph" draw:z-index="33" draw:name="Shape4_250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73">solides : </text:span><text:span text:style-name="MT178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27" draw:style-name="Mdp1">
      <style:header>
        <text:p text:style-name="_5f_Header_20_G_20_page_20_impaire_20__28_D_29_"><text:span text:style-name="MT138">S</text:span><text:span text:style-name="MT3">olides</text:span> : <text:span text:style-name="MT138">Vocabulaire, nature</text:span></text:p>
      </style:header>
      <style:header-left>
        <text:p text:style-name="_5f_Header_20_G_20_page_20_impaire_20__28_D_29_"><text:span text:style-name="MT138">S</text:span><text:span text:style-name="MT3">olides</text:span> : <text:span text:style-name="MT138">Vocabulaire, nature</text:span></text:p>
      </style:header-left>
      <style:footer>
        <text:p text:style-name="MP29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30" draw:name="Shape4_248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9">solides : Vocabulaire, NatuRE</text:p></draw:text-box></draw:frame><draw:g text:anchor-type="paragraph" draw:z-index="31" draw:name="Shape4_249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26" draw:style-name="Mdp1">
      <style:header>
        <text:p text:style-name="MP131"><text:span text:style-name="MT179">Géométrie plane</text:span><text:span text:style-name="MT138"> : </text:span><text:span text:style-name="MT180">Parallèles, perpendiculaires,<text:line-break/> </text:span><text:span text:style-name="MT181">distances</text:span></text:p>
      </style:header>
      <style:footer>
        <text:p text:style-name="MP29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28" draw:name="Shape4_246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29" draw:name="Shape4_247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25" draw:style-name="Mdp1">
      <style:header>
        <text:p text:style-name="_5f_Header_20_G_20_page_20_impaire_20__28_D_29_"><text:span text:style-name="MT182">Symétrie axiale</text:span><text:span text:style-name="MT56"> : </text:span><text:span text:style-name="MT183">Reconnaissance et axes</text:span></text:p>
      </style:header>
      <style:footer>
        <text:p text:style-name="MP3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0"><draw:g text:anchor-type="paragraph" draw:z-index="26" draw:name="Shape4_244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7">S</text:span>ymétrie axiale : reconnaissance et axes</text:h></draw:text-box></draw:frame></text:p>
      </style:footer>
      <style:footer-left>
        <text:p text:style-name="MP29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0"><draw:g text:anchor-type="paragraph" draw:z-index="27" draw:name="Shape4_245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 : </text:span><text:span text:style-name="MT58">parallèles, perpendiculaires, </text:span><text:span text:style-name="MT5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26" draw:style-name="Mdp1">
      <style:header>
        <text:p text:style-name="MP131"><text:span text:style-name="MT179">Géométrie plane</text:span><text:span text:style-name="MT138"> : </text:span><text:span text:style-name="MT180">Parallèles, perpendiculaires,<text:line-break/> </text:span><text:span text:style-name="MT181">distances</text:span></text:p>
      </style:header>
      <style:footer>
        <text:p text:style-name="MP29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24" draw:name="Shape4_242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25" draw:name="Shape4_243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25" draw:style-name="Mdp1">
      <style:header>
        <text:p text:style-name="_5f_Header_20_G_20_page_20_impaire_20__28_D_29_"><text:span text:style-name="MT182">Symétrie axiale</text:span><text:span text:style-name="MT56"> : </text:span><text:span text:style-name="MT182">Médiatrice d’un segment</text:span></text:p>
      </style:header>
      <style:footer>
        <text:p text:style-name="MP3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0"><draw:g text:anchor-type="paragraph" draw:z-index="22" draw:name="Shape4_240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4">S</text:span><text:span text:style-name="MT184">ymétrie axiale : </text:span><text:span text:style-name="MT185">Médiatrice d’un segment</text:span></text:h></draw:text-box></draw:frame></text:p>
      </style:footer>
      <style:footer-left>
        <text:p text:style-name="MP29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0"><draw:g text:anchor-type="paragraph" draw:z-index="23" draw:name="Shape4_24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2"><text:span text:style-name="MT124">S</text:span><text:span text:style-name="MT184">ymétrie axiale : </text:span><text:span text:style-name="MT185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26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29"><draw:frame draw:style-name="Mfr1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20" draw:name="Shape4_230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133">Symétrie axiale : constructions</text:p></draw:text-box></draw:frame><draw:g text:anchor-type="paragraph" draw:z-index="21" draw:name="Shape4_239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25" draw:style-name="Mdp1">
      <style:header>
        <text:p text:style-name="_5f_Header_20_G_20_page_20_impaire_20__28_D_29_"><text:span text:style-name="MT77">S</text:span><text:span text:style-name="MT56">ymétrie axiale : Constructions</text:span></text:p>
      </style:header>
      <style:footer>
        <text:p text:style-name="MP3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0"><draw:g text:anchor-type="paragraph" draw:z-index="18" draw:name="Shape4_237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34" text:outline-level="1"><text:span text:style-name="MT77">S</text:span>ymétrie axiale : Constructions</text:h></draw:text-box></draw:frame></text:p>
      </style:footer>
      <style:footer-left>
        <text:p text:style-name="MP29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0"><draw:g text:anchor-type="paragraph" draw:z-index="19" draw:name="Shape4_238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 : </text:span><text:span text:style-name="MT58">parallèles, perpendiculaires, </text:span><text:span text:style-name="MT5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26" draw:style-name="Mdp1">
      <style:header>
        <text:p text:style-name="MP131"><text:span text:style-name="MT179">Géométrie plane</text:span><text:span text:style-name="MT138"> : </text:span><text:span text:style-name="MT180">Parallèles, perpendiculaires,<text:line-break/> </text:span><text:span text:style-name="MT181">distances</text:span></text:p>
      </style:header>
      <style:header-left>
        <text:p text:style-name="MP131"><text:span text:style-name="MT179">Géométrie plane</text:span><text:span text:style-name="MT138"> : </text:span><text:span text:style-name="MT180">Parallèles, perpendiculaires,<text:line-break/> </text:span><text:span text:style-name="MT181">distances</text:span></text:p>
      </style:header-left>
      <style:footer>
        <text:p text:style-name="MP29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16" draw:name="Shape4_235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17" draw:name="Shape4_236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25" draw:style-name="Mdp1">
      <style:header>
        <text:p text:style-name="_5f_Header_20_G_20_page_20_impaire_20__28_D_29_"><text:span text:style-name="MT186">Symétrie axiale</text:span><text:span text:style-name="MT56"> : </text:span><text:span text:style-name="MT187">Axes de symétrie de figures</text:span></text:p>
      </style:header>
      <style:header-left>
        <text:p text:style-name="MP135"><text:span text:style-name="MT186">Symétrie axiale</text:span><text:span text:style-name="MT56"> : </text:span><text:span text:style-name="MT187">Axes de symétrie de figures</text:span></text:p>
      </style:header-left>
      <style:footer>
        <text:p text:style-name="MP3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0"><draw:g text:anchor-type="paragraph" draw:z-index="14" draw:name="Shape4_233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6"><text:span text:style-name="MT77">S</text:span>ymétrie axiale : axes de symétrie de figures</text:p></draw:text-box></draw:frame></text:p>
      </style:footer>
      <style:footer-left>
        <text:p text:style-name="MP29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0"><draw:g text:anchor-type="paragraph" draw:z-index="15" draw:name="Shape4_234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 : </text:span><text:span text:style-name="MT58">parallèles, perpendiculaires, </text:span><text:span text:style-name="MT5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26" draw:style-name="Mdp1">
      <style:header>
        <text:p text:style-name="MP131"><text:span text:style-name="MT179">Géométrie plane</text:span><text:span text:style-name="MT138"> : </text:span><text:span text:style-name="MT180">Parallèles, perpendiculaires,<text:line-break/> </text:span><text:span text:style-name="MT181">distances</text:span></text:p>
      </style:header>
      <style:footer>
        <text:p text:style-name="MP29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12" draw:name="Shape4_231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13" draw:name="Shape4_232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25" draw:style-name="Mdp1">
      <style:header>
        <text:p text:style-name="_5f_Header_20_G_20_page_20_impaire_20__28_D_29_"><text:span text:style-name="MT77">S</text:span>ymétrie : Propriétés</text:p>
      </style:header>
      <style:footer>
        <text:p text:style-name="MP3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0"><draw:g text:anchor-type="paragraph" draw:z-index="10" draw:name="Shape4_15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7"><text:span text:style-name="MT77">S</text:span>ymétrie axiale : propriétés</text:p></draw:text-box></draw:frame></text:p>
      </style:footer>
      <style:footer-left>
        <text:p text:style-name="MP29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0"><draw:g text:anchor-type="paragraph" draw:z-index="11" draw:name="Shape4_152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 : </text:span><text:span text:style-name="MT58">parallèles, perpendiculaires, </text:span><text:span text:style-name="MT5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26" draw:style-name="Mdp1">
      <style:header>
        <text:p text:style-name="MP131"><text:span text:style-name="MT179">Géométrie plane</text:span><text:span text:style-name="MT138"> : </text:span><text:span text:style-name="MT180">Parallèles, perpendiculaires,<text:line-break/> </text:span><text:span text:style-name="MT181">distances</text:span></text:p>
      </style:header>
      <style:footer>
        <text:p text:style-name="MP29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8" draw:name="Shape4_131" draw:style-name="Mgr4"><draw:path draw:style-name="Mgr10" draw:text-style-name="MP6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97"><text:span text:style-name="MT133">Géométrie plane : </text:span><text:span text:style-name="MT54">parallèles, perpendiculaires, </text:span><text:span text:style-name="MT77">distances</text:span></text:p></draw:text-box></draw:frame><draw:g text:anchor-type="paragraph" draw:z-index="9" draw:name="Shape4_146" draw:style-name="Mgr4"><draw:path draw:style-name="Mgr10" draw:text-style-name="MP6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25" draw:style-name="Mdp1">
      <style:header>
        <text:p text:style-name="MP138"><text:span text:style-name="MT77">S</text:span>ymétrie axiale : pour aller plus loin</text:p>
      </style:header>
      <style:footer>
        <text:p text:style-name="MP3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0"><draw:g text:anchor-type="paragraph" draw:z-index="6" draw:name="Shape4_49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9"><text:span text:style-name="MT77">S</text:span>ymétrie axiale : pour aller plus loin</text:p></draw:text-box></draw:frame></text:p>
      </style:footer>
      <style:footer-left>
        <text:p text:style-name="MP29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0"><draw:g text:anchor-type="paragraph" draw:z-index="7" draw:name="Shape4_51" draw:style-name="Mgr4"><draw:path draw:style-name="Mgr10" draw:text-style-name="MP6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57">Géométrie plane : </text:span><text:span text:style-name="MT58">parallèles, perpendiculaires, </text:span><text:span text:style-name="MT5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25" draw:style-name="Mdp1">
      <style:header>
        <text:p text:style-name="_5f_Header_20_P_20_page_20_paire_20__28_G_29_"><draw:line text:anchor-type="char" draw:z-index="210" draw:name="Shape3_0" draw:style-name="Mgr15" draw:text-style-name="MP27" svg:x1="10.893cm" svg:y1="0.403cm" svg:x2="20.503cm" svg:y2="0.327cm"><text:p/></draw:line><draw:path text:anchor-type="char" draw:z-index="211" draw:name="Shape1_3" draw:style-name="Mgr16" draw:text-style-name="MP140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" draw:name="Shape1_9" draw:style-name="Mgr16" draw:text-style-name="MP140" svg:width="4.329cm" svg:height="2.24cm" svg:x="-1.499cm" svg:y="-0.991cm" svg:viewBox="0 0 4330 2241" svg:d="M0 2241l3984-288c209-15 363-168 345-342l-170-1611h-4159z"><text:p/></draw:path>Résoudre des problèmes<draw:line text:anchor-type="char" draw:z-index="3" draw:name="Shape3_38" draw:style-name="Mgr15" draw:text-style-name="MP27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0"><draw:g text:anchor-type="paragraph" draw:z-index="212" draw:name="Shape4_130" draw:style-name="Mgr4"><draw:path draw:style-name="Mgr17" draw:text-style-name="MP14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67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70">Résoudre des problèmes</text:p></draw:text-box></draw:frame><draw:g text:anchor-type="paragraph" draw:z-index="5" draw:name="Shape4_264" draw:style-name="Mgr4"><draw:path draw:style-name="Mgr17" draw:text-style-name="MP141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25" draw:style-name="Mdp1">
      <style:header>
        <text:p text:style-name="MP142"><draw:line text:anchor-type="paragraph" draw:z-index="297" draw:name="Shape3_23" draw:style-name="Mgr3" draw:text-style-name="MP27" svg:x1="11.52cm" svg:y1="0.376cm" svg:x2="20.496cm" svg:y2="0.36cm"><text:p/></draw:line><text:span text:style-name="MT42">Fractions</text:span> : <text:span text:style-name="MT42">Droite graduée</text:span></text:p>
      </style:header>
      <style:footer>
        <text:p text:style-name="MP33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0"><draw:g text:anchor-type="paragraph" draw:z-index="298" draw:name="Shape4_263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38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26" draw:style-name="Mdp1">
      <style:header>
        <text:p text:style-name="Header"><text:s/><text:span text:style-name="MT11">Calculer</text:span> : <text:span text:style-name="MT11">Additionner et soustraire</text:span></text:p>
      </style:header>
      <style:footer>
        <text:p text:style-name="MP29"><draw:frame draw:style-name="Mfr1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 : additionner et soustraire</text:span><text:span text:style-name="MT13"> </text:span></text:p></draw:text-box></draw:frame><draw:g text:anchor-type="paragraph" draw:z-index="299" draw:name="Shape4_265" draw:style-name="Mgr4"><draw:path draw:style-name="Mgr5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0"><text:page-number text:select-page="current">0</text:page-number></text:p></draw:text-box></draw:frame><text:p text:style-name="MP35"><text:span text:style-name="MT12">Calculer</text:span><text:span text:style-name="MT13"> : </text:span><text:span text:style-name="MT12">additionner et soustraire</text:span></text:p></draw:text-box></draw:frame><draw:g text:anchor-type="paragraph" draw:z-index="300" draw:name="Shape4_266" draw:style-name="Mgr4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67" draw:style-name="Mgr4"><draw:path draw:style-name="Mgr5" draw:text-style-name="MP31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5:04:51.869000000</dc:date>
    <meta:editing-duration>P1DT9H24M57S</meta:editing-duration>
    <meta:editing-cycles>47</meta:editing-cycles>
    <meta:generator>LibreOffice/7.1.1.2$Windows_X86_64 LibreOffice_project/fe0b08f4af1bacafe4c7ecc87ce55bb426164676</meta:generator>
    <meta:document-statistic meta:table-count="2" meta:image-count="0" meta:object-count="38" meta:page-count="2" meta:paragraph-count="852" meta:word-count="3054" meta:character-count="19836" meta:non-whitespace-character-count="16840"/>
  </office:meta>
</office:document-meta>
</file>

<file path=Object 1/content.xml><?xml version="1.0" encoding="utf-8"?>
<math xmlns="http://www.w3.org/1998/Math/MathML" display="block">
  <semantics>
    <mrow>
      <mn>5</mn>
      <mrow>
        <mspace width="2em"/>
        <mo stretchy="false">&lt;</mo>
        <mspace width="2em"/>
      </mrow>
      <mfrac>
        <mn>77</mn>
        <mn>13</mn>
      </mfrac>
      <mrow>
        <mspace width="2em"/>
        <mo stretchy="false">&lt;</mo>
        <mspace width="2em"/>
      </mrow>
      <mn>6</mn>
    </mrow>
    <annotation encoding="StarMath 5.0">5~&lt;~ {77} over {13} ~&lt;~ 6</annotation>
  </semantics>
</math>
</file>

<file path=Object 10/content.xml><?xml version="1.0" encoding="utf-8"?>
<math xmlns="http://www.w3.org/1998/Math/MathML" display="block">
  <semantics>
    <mrow>
      <mfrac>
        <mn>77</mn>
        <mn>13</mn>
      </mfrac>
      <mrow>
        <mspace width="0.5em"/>
        <mo stretchy="false">=</mo>
        <mspace width="0.5em"/>
      </mrow>
      <mfrac>
        <mn>65</mn>
        <mn>13</mn>
      </mfrac>
      <mrow>
        <mspace width="0.5em"/>
        <mo stretchy="false">+</mo>
        <mspace width="0.5em"/>
      </mrow>
      <mfrac>
        <mn>12</mn>
        <mn>13</mn>
      </mfrac>
      <mrow>
        <mspace width="0.5em"/>
        <mo stretchy="false">=</mo>
        <mspace width="0.5em"/>
      </mrow>
      <mn>5</mn>
      <mrow>
        <mspace width="0.5em"/>
        <mo stretchy="false">+</mo>
        <mspace width="0.5em"/>
      </mrow>
      <mfrac>
        <mn>12</mn>
        <mn>13</mn>
      </mfrac>
    </mrow>
    <annotation encoding="StarMath 5.0">{77} over {13} `=` {65} over {13} `+` {12} over {13} `=`5`+` {12} over {13}</annotation>
  </semantics>
</math>
</file>

<file path=Object 11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{5}over{6}</annotation>
  </semantics>
</math>
</file>

<file path=Object 13/content.xml><?xml version="1.0" encoding="utf-8"?>
<math xmlns="http://www.w3.org/1998/Math/MathML" display="block">
  <semantics>
    <mfrac>
      <mn>87</mn>
      <mn>4</mn>
    </mfrac>
    <annotation encoding="StarMath 5.0">{87} over {4}</annotation>
  </semantics>
</math>
</file>

<file path=Object 14/content.xml><?xml version="1.0" encoding="utf-8"?>
<math xmlns="http://www.w3.org/1998/Math/MathML" display="block">
  <semantics>
    <mfrac>
      <mn>87</mn>
      <mn>4</mn>
    </mfrac>
    <annotation encoding="StarMath 5.0">{87} over {4}</annotation>
  </semantics>
</math>
</file>

<file path=Object 15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16/content.xml><?xml version="1.0" encoding="utf-8"?>
<math xmlns="http://www.w3.org/1998/Math/MathML" display="block">
  <semantics>
    <mfrac>
      <mn>7</mn>
      <mn>2</mn>
    </mfrac>
    <annotation encoding="StarMath 5.0">{7}over{2}</annotation>
  </semantics>
</math>
</file>

<file path=Object 17/content.xml><?xml version="1.0" encoding="utf-8"?>
<math xmlns="http://www.w3.org/1998/Math/MathML" display="block">
  <semantics>
    <mrow>
      <mn>2</mn>
      <mrow>
        <mspace width="2em"/>
        <mo stretchy="false">&lt;</mo>
        <mspace width="2em"/>
      </mrow>
      <mfrac>
        <mn>34</mn>
        <mn>13</mn>
      </mfrac>
      <mrow>
        <mspace width="2em"/>
        <mo stretchy="false">&lt;</mo>
        <mspace width="2em"/>
      </mrow>
      <mn>3</mn>
    </mrow>
    <annotation encoding="StarMath 5.0">2~&lt; ~{34} over {13} ~&lt;~ 3</annotation>
  </semantics>
</math>
</file>

<file path=Object 18/content.xml><?xml version="1.0" encoding="utf-8"?>
<math xmlns="http://www.w3.org/1998/Math/MathML" display="block">
  <semantics>
    <mrow>
      <mfrac>
        <mrow>
          <mn>7</mn>
          <mn>8</mn>
        </mrow>
        <mn>9</mn>
      </mfrac>
      <mrow>
        <mspace width="0.5em"/>
        <mo stretchy="false">=</mo>
        <mspace width="0.5em"/>
      </mrow>
      <mfrac>
        <mn>72</mn>
        <mn>9</mn>
      </mfrac>
      <mrow>
        <mspace width="0.5em"/>
        <mo stretchy="false">+</mo>
        <mspace width="0.5em"/>
      </mrow>
      <mfrac>
        <mn>6</mn>
        <mn>9</mn>
      </mfrac>
      <mrow>
        <mspace width="0.5em"/>
        <mo stretchy="false">=</mo>
        <mspace width="0.5em"/>
      </mrow>
      <mn>8</mn>
      <mrow>
        <mspace width="0.5em"/>
        <mo stretchy="false">+</mo>
        <mspace width="0.5em"/>
      </mrow>
      <mfrac>
        <mn>6</mn>
        <mn>9</mn>
      </mfrac>
    </mrow>
    <annotation encoding="StarMath 5.0">{7 8} over {9} `=` {72} over {9} `+` {6} over {9} `=` 8 `+` {6} over {9}</annotation>
  </semantics>
</math>
</file>

<file path=Object 19/content.xml><?xml version="1.0" encoding="utf-8"?>
<math xmlns="http://www.w3.org/1998/Math/MathML" display="block">
  <semantics>
    <mrow>
      <mn>4</mn>
      <mrow>
        <mspace width="2em"/>
        <mo stretchy="false">&lt;</mo>
        <mspace width="2em"/>
      </mrow>
      <mfrac>
        <mn>62</mn>
        <mn>13</mn>
      </mfrac>
      <mrow>
        <mspace width="2em"/>
        <mo stretchy="false">&lt;</mo>
        <mspace width="2em"/>
      </mrow>
      <mn>5</mn>
    </mrow>
    <annotation encoding="StarMath 5.0">4~&lt;~ {62} over {13} ~&lt;~ 5</annotation>
  </semantics>
</math>
</file>

<file path=Object 2/content.xml><?xml version="1.0" encoding="utf-8"?>
<math xmlns="http://www.w3.org/1998/Math/MathML" display="block">
  <semantics>
    <mfrac>
      <mn>5</mn>
      <mn>4</mn>
    </mfrac>
    <annotation encoding="StarMath 5.0">{5} over {4}</annotation>
  </semantics>
</math>
</file>

<file path=Object 20/content.xml><?xml version="1.0" encoding="utf-8"?>
<math xmlns="http://www.w3.org/1998/Math/MathML" display="block">
  <semantics>
    <mrow>
      <mn>0</mn>
      <mrow>
        <mspace width="2em"/>
        <mo stretchy="false">&lt;</mo>
        <mspace width="2em"/>
      </mrow>
      <mfrac>
        <mn>5</mn>
        <mn>13</mn>
      </mfrac>
      <mrow>
        <mspace width="2em"/>
        <mo stretchy="false">&lt;</mo>
        <mspace width="2em"/>
      </mrow>
      <mn>1</mn>
    </mrow>
    <annotation encoding="StarMath 5.0">0~&lt;~ {5} over {13} ~&lt;~ 1</annotation>
  </semantics>
</math>
</file>

<file path=Object 21/content.xml><?xml version="1.0" encoding="utf-8"?>
<math xmlns="http://www.w3.org/1998/Math/MathML" display="block">
  <semantics>
    <mrow>
      <mn>2</mn>
      <mrow>
        <mspace width="2em"/>
        <mo stretchy="false">&lt;</mo>
        <mspace width="2em"/>
      </mrow>
      <mfrac>
        <mn>30</mn>
        <mn>13</mn>
      </mfrac>
      <mrow>
        <mspace width="2em"/>
        <mo stretchy="false">&lt;</mo>
        <mspace width="2em"/>
      </mrow>
      <mn>3</mn>
    </mrow>
    <annotation encoding="StarMath 5.0">2~&lt;~ {30} over {13}~&lt;~3</annotation>
  </semantics>
</math>
</file>

<file path=Object 22/content.xml><?xml version="1.0" encoding="utf-8"?>
<math xmlns="http://www.w3.org/1998/Math/MathML" display="block">
  <semantics>
    <mrow>
      <mn>21</mn>
      <mrow>
        <mspace width="2em"/>
        <mo stretchy="false">&lt;</mo>
        <mspace width="2em"/>
      </mrow>
      <mfrac>
        <mn>87</mn>
        <mn>4</mn>
      </mfrac>
      <mrow>
        <mspace width="2em"/>
        <mo stretchy="false">&lt;</mo>
        <mspace width="2em"/>
      </mrow>
      <mn>22</mn>
    </mrow>
    <annotation encoding="StarMath 5.0">21~&lt; ~{87} over {4} ~&lt;~ 22</annotation>
  </semantics>
</math>
</file>

<file path=Object 23/content.xml><?xml version="1.0" encoding="utf-8"?>
<math xmlns="http://www.w3.org/1998/Math/MathML" display="block">
  <semantics>
    <mrow>
      <mfrac>
        <mn>87</mn>
        <mn>4</mn>
      </mfrac>
      <mrow>
        <mspace width="0.5em"/>
        <mo stretchy="false">=</mo>
        <mspace width="0.5em"/>
      </mrow>
      <mn>21</mn>
      <mrow>
        <mspace width="0.5em"/>
        <mo stretchy="false">+</mo>
        <mspace width="0.5em"/>
      </mrow>
      <mfrac>
        <mn>3</mn>
        <mn>4</mn>
      </mfrac>
    </mrow>
    <annotation encoding="StarMath 5.0">{87} over {4} `=` 21`+` {3} over {4}</annotation>
  </semantics>
</math>
</file>

<file path=Object 24/content.xml><?xml version="1.0" encoding="utf-8"?>
<math xmlns="http://www.w3.org/1998/Math/MathML" display="block">
  <semantics>
    <mrow>
      <mfrac>
        <mn>34</mn>
        <mn>13</mn>
      </mfrac>
      <mrow>
        <mspace width="0.5em"/>
        <mo stretchy="false">=</mo>
        <mspace width="0.5em"/>
      </mrow>
      <mfrac>
        <mn>26</mn>
        <mn>13</mn>
      </mfrac>
      <mrow>
        <mspace width="0.5em"/>
        <mo stretchy="false">+</mo>
        <mspace width="0.5em"/>
      </mrow>
      <mfrac>
        <mn>8</mn>
        <mn>13</mn>
      </mfrac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n>8</mn>
        <mn>13</mn>
      </mfrac>
    </mrow>
    <annotation encoding="StarMath 5.0">{34} over {13} `=` {26} over {13} `+` {8} over {13} `=`2`+` {8} over {13}</annotation>
  </semantics>
</math>
</file>

<file path=Object 25/content.xml><?xml version="1.0" encoding="utf-8"?>
<math xmlns="http://www.w3.org/1998/Math/MathML" display="block">
  <semantics>
    <mrow>
      <mfrac>
        <mrow>
          <mn>6</mn>
          <mn>7</mn>
        </mrow>
        <mn>12</mn>
      </mfrac>
      <mrow>
        <mspace width="0.5em"/>
        <mo stretchy="false">=</mo>
        <mspace width="0.5em"/>
      </mrow>
      <mfrac>
        <mn>60</mn>
        <mn>12</mn>
      </mfrac>
      <mrow>
        <mspace width="0.5em"/>
        <mo stretchy="false">+</mo>
        <mspace width="0.5em"/>
      </mrow>
      <mfrac>
        <mn>7</mn>
        <mn>12</mn>
      </mfrac>
      <mrow>
        <mspace width="0.5em"/>
        <mo stretchy="false">=</mo>
        <mspace width="0.5em"/>
      </mrow>
      <mn>5</mn>
      <mrow>
        <mspace width="0.5em"/>
        <mo stretchy="false">+</mo>
        <mspace width="0.5em"/>
      </mrow>
      <mfrac>
        <mn>7</mn>
        <mn>12</mn>
      </mfrac>
    </mrow>
    <annotation encoding="StarMath 5.0">{6 7} over {12} `=` {60} over {12} `+` {7} over {12} `=` 5 `+` {7} over {12}</annotation>
  </semantics>
</math>
</file>

<file path=Object 26/content.xml><?xml version="1.0" encoding="utf-8"?>
<math xmlns="http://www.w3.org/1998/Math/MathML" display="block">
  <semantics>
    <mrow>
      <mn>25</mn>
      <mrow>
        <mspace width="0.5em"/>
        <mo stretchy="false">+</mo>
        <mspace width="0.5em"/>
      </mrow>
      <mfrac>
        <mn>1</mn>
        <mn>2</mn>
      </mfrac>
      <mrow>
        <mspace width="0.5em"/>
        <mo stretchy="false">=</mo>
        <mspace width="0.5em"/>
      </mrow>
      <mfrac>
        <mrow>
          <mn>25</mn>
          <mo stretchy="false">×</mo>
          <mn>2</mn>
        </mrow>
        <mrow>
          <mn>1</mn>
          <mo stretchy="false">×</mo>
          <mn>2</mn>
        </mrow>
      </mfrac>
      <mrow>
        <mspace width="0.5em"/>
        <mo stretchy="false">+</mo>
        <mspace width="0.5em"/>
      </mrow>
      <mfrac>
        <mn>1</mn>
        <mn>2</mn>
      </mfrac>
      <mrow>
        <mspace width="0.5em"/>
        <mo stretchy="false">=</mo>
        <mspace width="0.5em"/>
      </mrow>
      <mfrac>
        <mn>50</mn>
        <mn>2</mn>
      </mfrac>
      <mrow>
        <mspace width="0.5em"/>
        <mo stretchy="false">+</mo>
        <mspace width="0.5em"/>
      </mrow>
      <mfrac>
        <mn>1</mn>
        <mn>2</mn>
      </mfrac>
      <mrow>
        <mspace width="0.5em"/>
        <mo stretchy="false">=</mo>
        <mspace width="0.5em"/>
      </mrow>
      <mfrac>
        <mn>51</mn>
        <mn>2</mn>
      </mfrac>
    </mrow>
    <annotation encoding="StarMath 5.0">25`+` {1 } over {2} `=` {25 times 2 } over {1 times 2} `+` {1 } over {2} `=` {50 } over {2}` +` {1 } over {2} `=` {51 } over {2}</annotation>
  </semantics>
</math>
</file>

<file path=Object 27/content.xml><?xml version="1.0" encoding="utf-8"?>
<math xmlns="http://www.w3.org/1998/Math/MathML">
  <semantics>
    <mrow>
      <mfrac>
        <mrow>
          <mn>59</mn>
        </mrow>
        <mrow>
          <mn>4</mn>
        </mrow>
      </mfrac>
    </mrow>
    <annotation encoding="StarMath 5.0">{59}over{4}</annotation>
  </semantics>
</math>
</file>

<file path=Object 28/content.xml><?xml version="1.0" encoding="utf-8"?>
<math xmlns="http://www.w3.org/1998/Math/MathML" display="block">
  <semantics>
    <mfrac>
      <mn>115</mn>
      <mn>6</mn>
    </mfrac>
    <annotation encoding="StarMath 5.0">{115}over{6}</annotation>
  </semantics>
</math>
</file>

<file path=Object 29/content.xml><?xml version="1.0" encoding="utf-8"?>
<math xmlns="http://www.w3.org/1998/Math/MathML" display="block">
  <semantics>
    <mfrac>
      <mn>11</mn>
      <mn>3</mn>
    </mfrac>
    <annotation encoding="StarMath 5.0">{11}over{3}</annotation>
  </semantics>
</math>
</file>

<file path=Object 3/content.xml><?xml version="1.0" encoding="utf-8"?>
<math xmlns="http://www.w3.org/1998/Math/MathML" display="block">
  <semantics>
    <mfrac>
      <mn>6</mn>
      <mn>4</mn>
    </mfrac>
    <annotation encoding="StarMath 5.0">{{6}} over {{4}}</annotation>
  </semantics>
</math>
</file>

<file path=Object 30/content.xml><?xml version="1.0" encoding="utf-8"?>
<math xmlns="http://www.w3.org/1998/Math/MathML" display="block">
  <semantics>
    <mrow>
      <mn>4</mn>
      <mrow>
        <mspace width="0.5em"/>
        <mo stretchy="false">+</mo>
        <mspace width="0.5em"/>
      </mrow>
      <mfrac>
        <mn>5</mn>
        <mn>9</mn>
      </mfrac>
      <mrow>
        <mspace width="0.5em"/>
        <mo stretchy="false">=</mo>
        <mspace width="0.5em"/>
      </mrow>
      <mfrac>
        <mrow>
          <mn>4</mn>
          <mo stretchy="false">×</mo>
          <mn>9</mn>
        </mrow>
        <mn>9</mn>
      </mfrac>
      <mrow>
        <mspace width="0.5em"/>
        <mo stretchy="false">+</mo>
        <mspace width="0.5em"/>
      </mrow>
      <mfrac>
        <mn>5</mn>
        <mn>9</mn>
      </mfrac>
      <mrow>
        <mspace width="0.5em"/>
        <mo stretchy="false">=</mo>
        <mspace width="0.5em"/>
      </mrow>
      <mfrac>
        <mrow>
          <mn>36</mn>
          <mo stretchy="false">+</mo>
          <mn>5</mn>
        </mrow>
        <mn>9</mn>
      </mfrac>
      <mrow>
        <mspace width="0.5em"/>
        <mo stretchy="false">=</mo>
        <mspace width="0.5em"/>
      </mrow>
      <mfrac>
        <mn>41</mn>
        <mn>9</mn>
      </mfrac>
    </mrow>
    <annotation encoding="StarMath 5.0">4`+` {5 } over {9} `=` {4 times 9 } over {9} `+` {5 } over {9} `=` {36+5 } over {9} `=` {41} over {9}</annotation>
  </semantics>
</math>
</file>

<file path=Object 31/content.xml><?xml version="1.0" encoding="utf-8"?>
<math xmlns="http://www.w3.org/1998/Math/MathML" display="block">
  <semantics>
    <mrow>
      <mn>7</mn>
      <mrow>
        <mspace width="0.5em"/>
        <mo stretchy="false">+</mo>
        <mspace width="0.5em"/>
      </mrow>
      <mfrac>
        <mn>2</mn>
        <mn>3</mn>
      </mfrac>
      <mrow>
        <mspace width="0.5em"/>
        <mo stretchy="false">=</mo>
        <mspace width="0.5em"/>
      </mrow>
      <mfrac>
        <mrow>
          <mn>7</mn>
          <mo stretchy="false">×</mo>
          <mn>3</mn>
        </mrow>
        <mn>3</mn>
      </mfrac>
      <mrow>
        <mspace width="0.5em"/>
        <mo stretchy="false">+</mo>
        <mspace width="0.5em"/>
      </mrow>
      <mfrac>
        <mn>2</mn>
        <mn>3</mn>
      </mfrac>
      <mrow>
        <mspace width="0.5em"/>
        <mo stretchy="false">=</mo>
        <mspace width="0.5em"/>
      </mrow>
      <mfrac>
        <mn>21</mn>
        <mn>3</mn>
      </mfrac>
      <mrow>
        <mspace width="0.5em"/>
        <mo stretchy="false">+</mo>
        <mspace width="0.5em"/>
      </mrow>
      <mfrac>
        <mn>2</mn>
        <mn>3</mn>
      </mfrac>
      <mrow>
        <mspace width="0.5em"/>
        <mo stretchy="false">=</mo>
        <mspace width="0.5em"/>
      </mrow>
      <mfrac>
        <mn>23</mn>
        <mn>3</mn>
      </mfrac>
    </mrow>
    <annotation encoding="StarMath 5.0">7`+` {2 } over {3} `=` {7 times 3 } over {3} `+` {2 } over {3} `=` {21 } over {3} `+` {2 } over {3} `=` {23 } over {3}</annotation>
  </semantics>
</math>
</file>

<file path=Object 32/content.xml><?xml version="1.0" encoding="utf-8"?>
<math xmlns="http://www.w3.org/1998/Math/MathML" display="block">
  <semantics>
    <mrow>
      <mfrac>
        <mn>123</mn>
        <mn>9</mn>
      </mfrac>
      <mrow>
        <mspace width="0.5em"/>
        <mo stretchy="false">=</mo>
        <mspace width="0.5em"/>
      </mrow>
      <mrow>
        <mn>13</mn>
        <mo stretchy="false">+</mo>
        <mfrac>
          <mrow>
            <mn>2</mn>
            <mo stretchy="false">×</mo>
            <mn>3</mn>
          </mrow>
          <mrow>
            <mn>3</mn>
            <mo stretchy="false">×</mo>
            <mn>3</mn>
          </mrow>
        </mfrac>
      </mrow>
      <mrow>
        <mspace width="0.5em"/>
        <mo stretchy="false">=</mo>
        <mspace width="0.5em"/>
      </mrow>
      <mn>13</mn>
      <mrow>
        <mspace width="0.5em"/>
        <mo stretchy="false">+</mo>
        <mspace width="0.5em"/>
      </mrow>
      <mfrac>
        <mn>2</mn>
        <mn>3</mn>
      </mfrac>
    </mrow>
    <annotation encoding="StarMath 5.0">{123} over {9} `=` 13 + {2 times3} over {3 times 3} `=`13`+` {2} over {3}</annotation>
  </semantics>
</math>
</file>

<file path=Object 33/content.xml><?xml version="1.0" encoding="utf-8"?>
<math xmlns="http://www.w3.org/1998/Math/MathML" display="block">
  <semantics>
    <mrow>
      <mfrac>
        <mn>602</mn>
        <mn>100</mn>
      </mfrac>
      <mrow>
        <mspace width="0.5em"/>
        <mo stretchy="false">=</mo>
        <mspace width="0.5em"/>
      </mrow>
      <mn>6</mn>
      <mrow>
        <mspace width="0.5em"/>
        <mo stretchy="false">+</mo>
        <mspace width="0.5em"/>
      </mrow>
      <mfrac>
        <mrow>
          <mn>2</mn>
          <mo stretchy="false">×</mo>
          <mn>1</mn>
        </mrow>
        <mrow>
          <mn>2</mn>
          <mo stretchy="false">×</mo>
          <mn>50</mn>
        </mrow>
      </mfrac>
      <mrow>
        <mspace width="0.5em"/>
        <mo stretchy="false">=</mo>
        <mspace width="0.5em"/>
      </mrow>
      <mn>6</mn>
      <mrow>
        <mspace width="0.5em"/>
        <mo stretchy="false">+</mo>
        <mspace width="0.5em"/>
      </mrow>
      <mfrac>
        <mn>1</mn>
        <mn>50</mn>
      </mfrac>
    </mrow>
    <annotation encoding="StarMath 5.0">{602} over {100} `= `6 `+` {2 times 1} over {2 times 50} `=`6`+` {1 } over {50}</annotation>
  </semantics>
</math>
</file>

<file path=Object 34/content.xml><?xml version="1.0" encoding="utf-8"?>
<math xmlns="http://www.w3.org/1998/Math/MathML" display="block">
  <semantics>
    <mrow>
      <mfrac>
        <mn>49</mn>
        <mn>12</mn>
      </mfrac>
      <mrow>
        <mspace width="0.5em"/>
        <mo stretchy="false">=</mo>
        <mspace width="0.5em"/>
      </mrow>
      <mfrac>
        <mrow>
          <mn>4</mn>
          <mn>8</mn>
        </mrow>
        <mn>12</mn>
      </mfrac>
      <mrow>
        <mspace width="0.5em"/>
        <mo stretchy="false">+</mo>
        <mspace width="0.5em"/>
      </mrow>
      <mfrac>
        <mn>1</mn>
        <mn>12</mn>
      </mfrac>
      <mrow>
        <mspace width="0.5em"/>
        <mo stretchy="false">=</mo>
        <mspace width="0.5em"/>
      </mrow>
      <mn>4</mn>
      <mrow>
        <mspace width="0.5em"/>
        <mo stretchy="false">+</mo>
        <mspace width="0.5em"/>
      </mrow>
      <mfrac>
        <mn>1</mn>
        <mn>12</mn>
      </mfrac>
    </mrow>
    <annotation encoding="StarMath 5.0">{49} over {12}` =` {4 8} over {12} `+` {1} over {12} `=` 4 `+` {1} over {12}</annotation>
  </semantics>
</math>
</file>

<file path=Object 35/content.xml><?xml version="1.0" encoding="utf-8"?>
<math xmlns="http://www.w3.org/1998/Math/MathML" display="block">
  <semantics>
    <mrow>
      <mfrac>
        <mrow>
          <mn>3</mn>
          <mn>7</mn>
        </mrow>
        <mn>15</mn>
      </mfrac>
      <mrow>
        <mspace width="0.5em"/>
        <mo stretchy="false">=</mo>
        <mspace width="0.5em"/>
      </mrow>
      <mfrac>
        <mn>30</mn>
        <mn>15</mn>
      </mfrac>
      <mrow>
        <mspace width="0.5em"/>
        <mo stretchy="false">+</mo>
        <mspace width="0.5em"/>
      </mrow>
      <mfrac>
        <mn>7</mn>
        <mn>15</mn>
      </mfrac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n>7</mn>
        <mn>15</mn>
      </mfrac>
    </mrow>
    <annotation encoding="StarMath 5.0">{3 7} over {15} `=` {30} over {15} `+`{7} over {15} `=`2`+` {7} over {15}</annotation>
  </semantics>
</math>
</file>

<file path=Object 36/content.xml><?xml version="1.0" encoding="utf-8"?>
<math xmlns="http://www.w3.org/1998/Math/MathML" display="block">
  <semantics>
    <mrow>
      <mfrac>
        <mn>123</mn>
        <mn>9</mn>
      </mfrac>
      <mrow>
        <mspace width="0.5em"/>
        <mo stretchy="false">=</mo>
        <mspace width="0.5em"/>
      </mrow>
      <mfrac>
        <mn>117</mn>
        <mn>9</mn>
      </mfrac>
      <mrow>
        <mspace width="0.5em"/>
        <mo stretchy="false">+</mo>
        <mspace width="0.5em"/>
      </mrow>
      <mfrac>
        <mn>6</mn>
        <mn>9</mn>
      </mfrac>
    </mrow>
    <annotation encoding="StarMath 5.0">{123} over {9}` = `{117} over {9} `+` {6} over {9}</annotation>
  </semantics>
</math>
</file>

<file path=Object 37/content.xml><?xml version="1.0" encoding="utf-8"?>
<math xmlns="http://www.w3.org/1998/Math/MathML" display="block">
  <semantics>
    <mrow>
      <mfrac>
        <mn>602</mn>
        <mn>100</mn>
      </mfrac>
      <mrow>
        <mspace width="0.5em"/>
        <mo stretchy="false">=</mo>
        <mspace width="0.5em"/>
      </mrow>
      <mfrac>
        <mn>600</mn>
        <mn>100</mn>
      </mfrac>
      <mrow>
        <mspace width="0.5em"/>
        <mo stretchy="false">+</mo>
        <mspace width="0.5em"/>
      </mrow>
      <mfrac>
        <mn>2</mn>
        <mn>100</mn>
      </mfrac>
    </mrow>
    <annotation encoding="StarMath 5.0">{602} over {100}` =` {600} over {100} `+` {2} over {100} </annotation>
  </semantics>
</math>
</file>

<file path=Object 38/content.xml><?xml version="1.0" encoding="utf-8"?>
<math xmlns="http://www.w3.org/1998/Math/MathML" display="block">
  <semantics>
    <mrow>
      <mn>12</mn>
      <mrow>
        <mspace width="0.5em"/>
        <mo stretchy="false">−</mo>
        <mspace width="0.5em"/>
      </mrow>
      <mfrac>
        <mn>1</mn>
        <mn>4</mn>
      </mfrac>
      <mrow>
        <mspace width="0.5em"/>
        <mo stretchy="false">=</mo>
        <mspace width="0.5em"/>
      </mrow>
      <mfrac>
        <mrow>
          <mn>12</mn>
          <mo stretchy="false">×</mo>
          <mn>4</mn>
        </mrow>
        <mn>4</mn>
      </mfrac>
      <mrow>
        <mspace width="0.5em"/>
        <mo stretchy="false">−</mo>
        <mspace width="0.5em"/>
      </mrow>
      <mfrac>
        <mn>1</mn>
        <mn>4</mn>
      </mfrac>
      <mrow>
        <mspace width="0.5em"/>
        <mo stretchy="false">=</mo>
        <mspace width="0.5em"/>
      </mrow>
      <mfrac>
        <mn>48</mn>
        <mn>4</mn>
      </mfrac>
      <mrow>
        <mspace width="0.5em"/>
        <mo stretchy="false">−</mo>
        <mspace width="0.5em"/>
      </mrow>
      <mfrac>
        <mn>1</mn>
        <mn>4</mn>
      </mfrac>
      <mrow>
        <mspace width="0.5em"/>
        <mo stretchy="false">=</mo>
        <mspace width="0.5em"/>
      </mrow>
      <mfrac>
        <mn>47</mn>
        <mn>4</mn>
      </mfrac>
    </mrow>
    <annotation encoding="StarMath 5.0">12`-` {1} over {4} `=` {12 times 4} over {4} `-` {1} over {4} `=` {48} over {4} `-` {1} over {4} `=` {47} over {4}</annotation>
  </semantics>
</math>
</file>

<file path=Object 4/content.xml><?xml version="1.0" encoding="utf-8"?>
<math xmlns="http://www.w3.org/1998/Math/MathML" display="block">
  <semantics>
    <mrow>
      <mfrac>
        <mn>5</mn>
        <mn>4</mn>
      </mfrac>
      <mrow>
        <mspace width="0.5em"/>
        <mo stretchy="false">=</mo>
        <mspace width="0.5em"/>
      </mrow>
      <mfrac>
        <mn>4</mn>
        <mn>4</mn>
      </mfrac>
      <mrow>
        <mspace width="0.5em"/>
        <mo stretchy="false">+</mo>
        <mspace width="0.5em"/>
      </mrow>
      <mfrac>
        <mn>1</mn>
        <mn>4</mn>
      </mfrac>
      <mrow>
        <mspace width="0.5em"/>
        <mo stretchy="false">=</mo>
        <mspace width="0.5em"/>
      </mrow>
      <mn>1</mn>
      <mrow>
        <mspace width="0.5em"/>
        <mo stretchy="false">+</mo>
        <mspace width="0.5em"/>
      </mrow>
      <mfrac>
        <mn>1</mn>
        <mn>4</mn>
      </mfrac>
    </mrow>
    <annotation encoding="StarMath 5.0">{5} over {4} `=` {4} over {4} `+` {1} over {4} `=`1`+` {1} over {4}</annotation>
  </semantics>
</math>
</file>

<file path=Object 5/content.xml><?xml version="1.0" encoding="utf-8"?>
<math xmlns="http://www.w3.org/1998/Math/MathML" display="block">
  <semantics>
    <mrow>
      <mfrac>
        <mn>6</mn>
        <mn>4</mn>
      </mfrac>
      <mrow>
        <mspace width="0.5em"/>
        <mo stretchy="false">=</mo>
        <mspace width="0.5em"/>
      </mrow>
      <mfrac>
        <mn>4</mn>
        <mn>4</mn>
      </mfrac>
      <mrow>
        <mspace width="0.5em"/>
        <mo stretchy="false">+</mo>
        <mspace width="0.5em"/>
      </mrow>
      <mfrac>
        <mn>2</mn>
        <mn>4</mn>
      </mfrac>
      <mrow>
        <mspace width="0.5em"/>
        <mo stretchy="false">=</mo>
        <mspace width="0.5em"/>
      </mrow>
      <mn>1</mn>
      <mrow>
        <mspace width="0.5em"/>
        <mo stretchy="false">+</mo>
        <mspace width="0.5em"/>
      </mrow>
      <mfrac>
        <mn>2</mn>
        <mn>4</mn>
      </mfrac>
      <mrow>
        <mspace width="0.5em"/>
        <mo stretchy="false">=</mo>
        <mspace width="0.5em"/>
      </mrow>
      <mn>1</mn>
      <mrow>
        <mspace width="0.5em"/>
        <mo stretchy="false">+</mo>
        <mspace width="0.5em"/>
      </mrow>
      <mfrac>
        <mn>1</mn>
        <mn>2</mn>
      </mfrac>
    </mrow>
    <annotation encoding="StarMath 5.0">{6} over {4} `=` {4} over {4} `+` {2} over {4} `=`1`+` {2} over {4}`=`1`+` {1} over {2}</annotation>
  </semantics>
</math>
</file>

<file path=Object 6/content.xml><?xml version="1.0" encoding="utf-8"?>
<math xmlns="http://www.w3.org/1998/Math/MathML" display="block">
  <semantics>
    <mfrac>
      <mn>167</mn>
      <mn>15</mn>
    </mfrac>
    <annotation encoding="StarMath 5.0">{167}over{15}</annotation>
  </semantics>
</math>
</file>

<file path=Object 7/content.xml><?xml version="1.0" encoding="utf-8"?>
<math xmlns="http://www.w3.org/1998/Math/MathML" display="block">
  <semantics>
    <mrow>
      <mfrac>
        <mn>62</mn>
        <mn>13</mn>
      </mfrac>
      <mrow>
        <mspace width="0.5em"/>
        <mo stretchy="false">=</mo>
        <mspace width="0.5em"/>
      </mrow>
      <mfrac>
        <mn>52</mn>
        <mn>13</mn>
      </mfrac>
      <mrow>
        <mspace width="0.5em"/>
        <mo stretchy="false">+</mo>
        <mspace width="0.5em"/>
      </mrow>
      <mfrac>
        <mn>10</mn>
        <mn>13</mn>
      </mfrac>
      <mrow>
        <mspace width="0.5em"/>
        <mo stretchy="false">=</mo>
        <mspace width="0.5em"/>
      </mrow>
      <mn>4</mn>
      <mrow>
        <mspace width="0.5em"/>
        <mo stretchy="false">+</mo>
        <mspace width="0.5em"/>
      </mrow>
      <mfrac>
        <mn>10</mn>
        <mn>13</mn>
      </mfrac>
    </mrow>
    <annotation encoding="StarMath 5.0">{62} over {13} `=` {52} over {13} `+` {10} over {13} `=`4`+` {10} over {13}</annotation>
  </semantics>
</math>
</file>

<file path=Object 8/content.xml><?xml version="1.0" encoding="utf-8"?>
<math xmlns="http://www.w3.org/1998/Math/MathML" display="block">
  <semantics>
    <mrow>
      <mfrac>
        <mn>5</mn>
        <mn>13</mn>
      </mfrac>
      <mrow>
        <mspace width="0.5em"/>
        <mo stretchy="false">=</mo>
        <mspace width="0.5em"/>
      </mrow>
      <mn>0</mn>
      <mrow>
        <mspace width="0.5em"/>
        <mo stretchy="false">+</mo>
        <mspace width="0.5em"/>
      </mrow>
      <mfrac>
        <mn>5</mn>
        <mn>13</mn>
      </mfrac>
    </mrow>
    <annotation encoding="StarMath 5.0">{5} over {13} `=`0`+` {5} over {13}</annotation>
  </semantics>
</math>
</file>

<file path=Object 9/content.xml><?xml version="1.0" encoding="utf-8"?>
<math xmlns="http://www.w3.org/1998/Math/MathML" display="block">
  <semantics>
    <mrow>
      <mfrac>
        <mn>30</mn>
        <mn>13</mn>
      </mfrac>
      <mrow>
        <mspace width="0.5em"/>
        <mo stretchy="false">=</mo>
        <mspace width="0.5em"/>
      </mrow>
      <mfrac>
        <mn>26</mn>
        <mn>13</mn>
      </mfrac>
      <mrow>
        <mspace width="0.5em"/>
        <mo stretchy="false">+</mo>
        <mspace width="0.5em"/>
      </mrow>
      <mfrac>
        <mn>4</mn>
        <mn>13</mn>
      </mfrac>
      <mrow>
        <mspace width="0.5em"/>
        <mo stretchy="false">=</mo>
        <mspace width="0.5em"/>
      </mrow>
      <mn>2</mn>
      <mrow>
        <mspace width="0.5em"/>
        <mo stretchy="false">+</mo>
        <mspace width="0.5em"/>
      </mrow>
      <mfrac>
        <mn>4</mn>
        <mn>13</mn>
      </mfrac>
    </mrow>
    <annotation encoding="StarMath 5.0">{30} over {13} `=` {26} over {13} `+` {4} over {13} `=`2`+` {4} over {13}</annotation>
  </semantics>
</math>
</file>